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Hiperv_237_nculo_32_3" style:data-style-name="N0">
      <style:text-properties fo:color="#0563C1" style:text-underline-style="solid" style:text-underline-type="single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6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32_4" style:data-style-name="N0">
      <style:table-cell-properties style:vertical-align="automatic" fo:background-color="transparent"/>
    </style:style>
    <style:style style:name="ce28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4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6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9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0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Porcentaje" style:data-style-name="N36"/>
    <style:style style:name="ce54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58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3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/>
    <style:style style:name="ce66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7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1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2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3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4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87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9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0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1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1"/>
        <table:table-column table:style-name="co2" table:number-columns-repeated="10" table:default-cell-style-name="ce11"/>
        <table:table-column table:style-name="co3" table:default-cell-style-name="ce11"/>
        <table:table-column table:style-name="co4" table:number-columns-repeated="10" table:default-cell-style-name="ce11"/>
        <table:table-column table:style-name="co5" table:number-columns-repeated="16362" table:default-cell-style-name="ce11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145510" table:style-name="ce7">
            <text:p>11.145.510</text:p>
          </table:table-cell>
          <table:table-cell office:value-type="float" office:value="768000" table:style-name="ce7">
            <text:p>768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103710" table:style-name="ce9">
            <text:p>17.103.710</text:p>
          </table:table-cell>
          <table:table-cell office:value-type="float" office:value="16438368" table:style-name="ce9">
            <text:p>16.438.368</text:p>
          </table:table-cell>
          <table:table-cell office:value-type="percentage" office:value="0.96109955091614629" table:style-name="ce89">
            <text:p>96,11%</text:p>
          </table:table-cell>
          <table:table-cell office:value-type="float" office:value="7428402" table:style-name="ce8">
            <text:p>7.428.402</text:p>
          </table:table-cell>
          <table:table-cell office:value-type="float" office:value="6906515" table:style-name="ce8">
            <text:p>6.906.515</text:p>
          </table:table-cell>
          <table:table-cell office:value-type="float" office:value="3614029" table:style-name="ce8">
            <text:p>3.614.029</text:p>
          </table:table-cell>
          <table:table-cell office:value-type="date" office:date-value="2022-02-06T00:00:00" table:style-name="ce10">
            <text:p>0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05571" table:style-name="ce7">
            <text:p>1.805.571</text:p>
          </table:table-cell>
          <table:table-cell office:value-type="float" office:value="108000" table:style-name="ce7">
            <text:p>108.000</text:p>
          </table:table-cell>
          <table:table-cell office:value-type="float" office:value="468390" table:style-name="ce7">
            <text:p>468.3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2">
            <text:p>59.180</text:p>
          </table:table-cell>
          <table:table-cell office:value-type="float" office:value="2695851" table:style-name="ce13">
            <text:p>2.695.851</text:p>
          </table:table-cell>
          <table:table-cell office:value-type="float" office:value="2559661.5" table:style-name="ce13">
            <text:p>2.559.662</text:p>
          </table:table-cell>
          <table:table-cell office:value-type="percentage" office:value="0.94948181483323824" table:style-name="ce90">
            <text:p>94,95%</text:p>
          </table:table-cell>
          <table:table-cell office:value-type="float" office:value="1142766" table:style-name="ce12">
            <text:p>1.142.766</text:p>
          </table:table-cell>
          <table:table-cell office:value-type="float" office:value="1074406" table:style-name="ce12">
            <text:p>1.074.406</text:p>
          </table:table-cell>
          <table:table-cell office:value-type="float" office:value="639216" table:style-name="ce12">
            <text:p>639.216</text:p>
          </table:table-cell>
          <table:table-cell office:value-type="date" office:date-value="2022-02-05T00:00:00" table:style-name="ce14">
            <text:p>0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32435" table:style-name="ce7">
            <text:p>1.532.435</text:p>
          </table:table-cell>
          <table:table-cell office:value-type="float" office:value="66000" table:style-name="ce7">
            <text:p>66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2">
            <text:p>43.000</text:p>
          </table:table-cell>
          <table:table-cell office:value-type="float" office:value="2378375" table:style-name="ce13">
            <text:p>2.378.375</text:p>
          </table:table-cell>
          <table:table-cell office:value-type="float" office:value="2229841.5" table:style-name="ce13">
            <text:p>2.229.842</text:p>
          </table:table-cell>
          <table:table-cell office:value-type="percentage" office:value="0.93754832606296312" table:style-name="ce90">
            <text:p>93,75%</text:p>
          </table:table-cell>
          <table:table-cell office:value-type="float" office:value="923489" table:style-name="ce12">
            <text:p>923.489</text:p>
          </table:table-cell>
          <table:table-cell office:value-type="float" office:value="872822" table:style-name="ce12">
            <text:p>872.822</text:p>
          </table:table-cell>
          <table:table-cell office:value-type="float" office:value="694994" table:style-name="ce12">
            <text:p>694.994</text:p>
          </table:table-cell>
          <table:table-cell office:value-type="date" office:date-value="2022-02-06T00:00:00" table:style-name="ce14">
            <text:p>0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02000" table:style-name="ce7">
            <text:p>102.000</text:p>
          </table:table-cell>
          <table:table-cell office:value-type="float" office:value="542970" table:style-name="ce7">
            <text:p>542.9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2">
            <text:p>56.520</text:p>
          </table:table-cell>
          <table:table-cell office:value-type="float" office:value="2245774" table:style-name="ce13">
            <text:p>2.245.774</text:p>
          </table:table-cell>
          <table:table-cell office:value-type="float" office:value="1979861" table:style-name="ce13">
            <text:p>1.979.861</text:p>
          </table:table-cell>
          <table:table-cell office:value-type="percentage" office:value="0.88159405176121908" table:style-name="ce90">
            <text:p>88,16%</text:p>
          </table:table-cell>
          <table:table-cell office:value-type="float" office:value="923834" table:style-name="ce12">
            <text:p>923.834</text:p>
          </table:table-cell>
          <table:table-cell office:value-type="float" office:value="879827" table:style-name="ce12">
            <text:p>879.827</text:p>
          </table:table-cell>
          <table:table-cell office:value-type="float" office:value="429695" table:style-name="ce12">
            <text:p>429.695</text:p>
          </table:table-cell>
          <table:table-cell office:value-type="date" office:date-value="2022-02-06T00:00:00" table:style-name="ce14">
            <text:p>0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671080" table:style-name="ce7">
            <text:p>2.671.080</text:p>
          </table:table-cell>
          <table:table-cell office:value-type="float" office:value="162000" table:style-name="ce7">
            <text:p>162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2">
            <text:p>133.650</text:p>
          </table:table-cell>
          <table:table-cell office:value-type="float" office:value="4247230" table:style-name="ce13">
            <text:p>4.247.230</text:p>
          </table:table-cell>
          <table:table-cell office:value-type="float" office:value="3992027.5" table:style-name="ce13">
            <text:p>3.992.028</text:p>
          </table:table-cell>
          <table:table-cell office:value-type="percentage" office:value="0.93991319047944188" table:style-name="ce90">
            <text:p>93,99%</text:p>
          </table:table-cell>
          <table:table-cell office:value-type="float" office:value="1807162" table:style-name="ce12">
            <text:p>1.807.162</text:p>
          </table:table-cell>
          <table:table-cell office:value-type="float" office:value="1681556" table:style-name="ce12">
            <text:p>1.681.556</text:p>
          </table:table-cell>
          <table:table-cell office:value-type="float" office:value="890131" table:style-name="ce12">
            <text:p>890.131</text:p>
          </table:table-cell>
          <table:table-cell office:value-type="date" office:date-value="2022-02-06T00:00:00" table:style-name="ce14">
            <text:p>0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98125" table:style-name="ce7">
            <text:p>898.125</text:p>
          </table:table-cell>
          <table:table-cell office:value-type="float" office:value="48000" table:style-name="ce7">
            <text:p>48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2">
            <text:p>22.145</text:p>
          </table:table-cell>
          <table:table-cell office:value-type="float" office:value="1264160" table:style-name="ce13">
            <text:p>1.264.160</text:p>
          </table:table-cell>
          <table:table-cell office:value-type="float" office:value="1212139.5" table:style-name="ce13">
            <text:p>1.212.140</text:p>
          </table:table-cell>
          <table:table-cell office:value-type="percentage" office:value="0.95884975003164152" table:style-name="ce90">
            <text:p>95,88%</text:p>
          </table:table-cell>
          <table:table-cell office:value-type="float" office:value="516057" table:style-name="ce12">
            <text:p>516.057</text:p>
          </table:table-cell>
          <table:table-cell office:value-type="float" office:value="488582" table:style-name="ce12">
            <text:p>488.582</text:p>
          </table:table-cell>
          <table:table-cell office:value-type="float" office:value="326436" table:style-name="ce12">
            <text:p>326.436</text:p>
          </table:table-cell>
          <table:table-cell office:value-type="date" office:date-value="2022-02-06T00:00:00" table:style-name="ce14">
            <text:p>0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987903" table:style-name="ce7">
            <text:p>3.987.903</text:p>
          </table:table-cell>
          <table:table-cell office:value-type="float" office:value="168000" table:style-name="ce7">
            <text:p>168.000</text:p>
          </table:table-cell>
          <table:table-cell office:value-type="float" office:value="691970" table:style-name="ce7">
            <text:p>691.9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2">
            <text:p>95.315</text:p>
          </table:table-cell>
          <table:table-cell office:value-type="float" office:value="5409358" table:style-name="ce13">
            <text:p>5.409.358</text:p>
          </table:table-cell>
          <table:table-cell office:value-type="float" office:value="5136753" table:style-name="ce13">
            <text:p>5.136.753</text:p>
          </table:table-cell>
          <table:table-cell office:value-type="percentage" office:value="0.94960492539040675" table:style-name="ce90">
            <text:p>94,96%</text:p>
          </table:table-cell>
          <table:table-cell office:value-type="float" office:value="2136338" table:style-name="ce12">
            <text:p>2.136.338</text:p>
          </table:table-cell>
          <table:table-cell office:value-type="float" office:value="2008147" table:style-name="ce12">
            <text:p>2.008.147</text:p>
          </table:table-cell>
          <table:table-cell office:value-type="float" office:value="1385535" table:style-name="ce12">
            <text:p>1.385.535</text:p>
          </table:table-cell>
          <table:table-cell office:value-type="date" office:date-value="2022-02-06T00:00:00" table:style-name="ce14">
            <text:p>0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694375" table:style-name="ce7">
            <text:p>2.694.375</text:p>
          </table:table-cell>
          <table:table-cell office:value-type="float" office:value="180000" table:style-name="ce7">
            <text:p>180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2">
            <text:p>92.350</text:p>
          </table:table-cell>
          <table:table-cell office:value-type="float" office:value="4187755" table:style-name="ce13">
            <text:p>4.187.755</text:p>
          </table:table-cell>
          <table:table-cell office:value-type="float" office:value="3790984" table:style-name="ce13">
            <text:p>3.790.984</text:p>
          </table:table-cell>
          <table:table-cell office:value-type="percentage" office:value="0.90525448599547964" table:style-name="ce90">
            <text:p>90,53%</text:p>
          </table:table-cell>
          <table:table-cell office:value-type="float" office:value="1750615" table:style-name="ce12">
            <text:p>1.750.615</text:p>
          </table:table-cell>
          <table:table-cell office:value-type="float" office:value="1593880" table:style-name="ce12">
            <text:p>1.593.880</text:p>
          </table:table-cell>
          <table:table-cell office:value-type="float" office:value="906670" table:style-name="ce12">
            <text:p>906.670</text:p>
          </table:table-cell>
          <table:table-cell office:value-type="date" office:date-value="2022-02-06T00:00:00" table:style-name="ce14">
            <text:p>0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508880" table:style-name="ce7">
            <text:p>3.5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2">
            <text:p>355.800</text:p>
          </table:table-cell>
          <table:table-cell office:value-type="float" office:value="14713550" table:style-name="ce13">
            <text:p>14.713.550</text:p>
          </table:table-cell>
          <table:table-cell office:value-type="float" office:value="13733102" table:style-name="ce13">
            <text:p>13.733.102</text:p>
          </table:table-cell>
          <table:table-cell office:value-type="percentage" office:value="0.93336427986447867" table:style-name="ce90">
            <text:p>93,34%</text:p>
          </table:table-cell>
          <table:table-cell office:value-type="float" office:value="6456463" table:style-name="ce12">
            <text:p>6.456.463</text:p>
          </table:table-cell>
          <table:table-cell office:value-type="float" office:value="6090018" table:style-name="ce12">
            <text:p>6.090.018</text:p>
          </table:table-cell>
          <table:table-cell office:value-type="float" office:value="3379307" table:style-name="ce12">
            <text:p>3.379.307</text:p>
          </table:table-cell>
          <table:table-cell office:value-type="date" office:date-value="2022-02-06T00:00:00" table:style-name="ce14">
            <text:p>0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558040" table:style-name="ce7">
            <text:p>6.558.040</text:p>
          </table:table-cell>
          <table:table-cell office:value-type="float" office:value="642000" table:style-name="ce7">
            <text:p>642.000</text:p>
          </table:table-cell>
          <table:table-cell office:value-type="float" office:value="2112740" table:style-name="ce7">
            <text:p>2.112.7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2">
            <text:p>213.125</text:p>
          </table:table-cell>
          <table:table-cell office:value-type="float" office:value="10389805" table:style-name="ce13">
            <text:p>10.389.805</text:p>
          </table:table-cell>
          <table:table-cell office:value-type="float" office:value="9691210.5" table:style-name="ce13">
            <text:p>9.691.211</text:p>
          </table:table-cell>
          <table:table-cell office:value-type="percentage" office:value="0.93276153883542567" table:style-name="ce90">
            <text:p>93,28%</text:p>
          </table:table-cell>
          <table:table-cell office:value-type="float" office:value="4389888" table:style-name="ce12">
            <text:p>4.389.888</text:p>
          </table:table-cell>
          <table:table-cell office:value-type="float" office:value="4097773" table:style-name="ce12">
            <text:p>4.097.773</text:p>
          </table:table-cell>
          <table:table-cell office:value-type="float" office:value="2549154" table:style-name="ce12">
            <text:p>2.549.154</text:p>
          </table:table-cell>
          <table:table-cell office:value-type="date" office:date-value="2022-02-06T00:00:00" table:style-name="ce14">
            <text:p>0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54323" table:style-name="ce7">
            <text:p>1.554.323</text:p>
          </table:table-cell>
          <table:table-cell office:value-type="float" office:value="84000" table:style-name="ce7">
            <text:p>84.000</text:p>
          </table:table-cell>
          <table:table-cell office:value-type="float" office:value="307170" table:style-name="ce7">
            <text:p>307.1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2">
            <text:p>40.185</text:p>
          </table:table-cell>
          <table:table-cell office:value-type="float" office:value="2168278" table:style-name="ce13">
            <text:p>2.168.278</text:p>
          </table:table-cell>
          <table:table-cell office:value-type="float" office:value="2199752" table:style-name="ce13">
            <text:p>2.199.752</text:p>
          </table:table-cell>
          <table:table-cell office:value-type="percentage" office:value="1" table:style-name="ce90">
            <text:p>100,00%</text:p>
          </table:table-cell>
          <table:table-cell office:value-type="float" office:value="958110" table:style-name="ce12">
            <text:p>958.110</text:p>
          </table:table-cell>
          <table:table-cell office:value-type="float" office:value="895910" table:style-name="ce12">
            <text:p>895.910</text:p>
          </table:table-cell>
          <table:table-cell office:value-type="float" office:value="553858" table:style-name="ce12">
            <text:p>553.858</text:p>
          </table:table-cell>
          <table:table-cell office:value-type="date" office:date-value="2022-02-06T00:00:00" table:style-name="ce14">
            <text:p>0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029019" table:style-name="ce7">
            <text:p>4.029.019</text:p>
          </table:table-cell>
          <table:table-cell office:value-type="float" office:value="186000" table:style-name="ce7">
            <text:p>186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15" table:style-name="ce12">
            <text:p>122.515</text:p>
          </table:table-cell>
          <table:table-cell office:value-type="float" office:value="5879384" table:style-name="ce13">
            <text:p>5.879.384</text:p>
          </table:table-cell>
          <table:table-cell office:value-type="float" office:value="5949058" table:style-name="ce13">
            <text:p>5.949.058</text:p>
          </table:table-cell>
          <table:table-cell office:value-type="percentage" office:value="1" table:style-name="ce90">
            <text:p>100,00%</text:p>
          </table:table-cell>
          <table:table-cell office:value-type="float" office:value="2464450" table:style-name="ce12">
            <text:p>2.464.450</text:p>
          </table:table-cell>
          <table:table-cell office:value-type="float" office:value="2320887" table:style-name="ce12">
            <text:p>2.320.887</text:p>
          </table:table-cell>
          <table:table-cell office:value-type="float" office:value="1881381" table:style-name="ce12">
            <text:p>1.881.381</text:p>
          </table:table-cell>
          <table:table-cell office:value-type="date" office:date-value="2022-02-06T00:00:00" table:style-name="ce14">
            <text:p>0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47005" table:style-name="ce7">
            <text:p>447.005</text:p>
          </table:table-cell>
          <table:table-cell office:value-type="float" office:value="30000" table:style-name="ce7">
            <text:p>30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2">
            <text:p>15.200</text:p>
          </table:table-cell>
          <table:table-cell office:value-type="float" office:value="655045" table:style-name="ce13">
            <text:p>655.045</text:p>
          </table:table-cell>
          <table:table-cell office:value-type="float" office:value="612559" table:style-name="ce13">
            <text:p>612.559</text:p>
          </table:table-cell>
          <table:table-cell office:value-type="percentage" office:value="0.93514033387019213" table:style-name="ce90">
            <text:p>93,51%</text:p>
          </table:table-cell>
          <table:table-cell office:value-type="float" office:value="281827" table:style-name="ce12">
            <text:p>281.827</text:p>
          </table:table-cell>
          <table:table-cell office:value-type="float" office:value="261628" table:style-name="ce12">
            <text:p>261.628</text:p>
          </table:table-cell>
          <table:table-cell office:value-type="float" office:value="146740" table:style-name="ce12">
            <text:p>146.740</text:p>
          </table:table-cell>
          <table:table-cell office:value-type="date" office:date-value="2022-02-04T00:00:00" table:style-name="ce14">
            <text:p>0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746845" table:style-name="ce7">
            <text:p>8.746.845</text:p>
          </table:table-cell>
          <table:table-cell office:value-type="float" office:value="390000" table:style-name="ce7">
            <text:p>390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2">
            <text:p>321.450</text:p>
          </table:table-cell>
          <table:table-cell office:value-type="float" office:value="12851195" table:style-name="ce13">
            <text:p>12.851.195</text:p>
          </table:table-cell>
          <table:table-cell office:value-type="float" office:value="12669396" table:style-name="ce13">
            <text:p>12.669.396</text:p>
          </table:table-cell>
          <table:table-cell office:value-type="percentage" office:value="0.98585353346517579" table:style-name="ce90">
            <text:p>98,59%</text:p>
          </table:table-cell>
          <table:table-cell office:value-type="float" office:value="5743236" table:style-name="ce12">
            <text:p>5.743.236</text:p>
          </table:table-cell>
          <table:table-cell office:value-type="float" office:value="5373099" table:style-name="ce12">
            <text:p>5.373.099</text:p>
          </table:table-cell>
          <table:table-cell office:value-type="float" office:value="3010614" table:style-name="ce12">
            <text:p>3.010.614</text:p>
          </table:table-cell>
          <table:table-cell office:value-type="date" office:date-value="2022-02-06T00:00:00" table:style-name="ce14">
            <text:p>0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22965" table:style-name="ce7">
            <text:p>1.722.965</text:p>
          </table:table-cell>
          <table:table-cell office:value-type="float" office:value="150000" table:style-name="ce7">
            <text:p>150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2">
            <text:p>68.300</text:p>
          </table:table-cell>
          <table:table-cell office:value-type="float" office:value="2817275" table:style-name="ce13">
            <text:p>2.817.275</text:p>
          </table:table-cell>
          <table:table-cell office:value-type="float" office:value="2713177" table:style-name="ce13">
            <text:p>2.713.177</text:p>
          </table:table-cell>
          <table:table-cell office:value-type="percentage" office:value="0.96305011047909772" table:style-name="ce90">
            <text:p>96,31%</text:p>
          </table:table-cell>
          <table:table-cell office:value-type="float" office:value="1296106" table:style-name="ce12">
            <text:p>1.296.106</text:p>
          </table:table-cell>
          <table:table-cell office:value-type="float" office:value="1200691" table:style-name="ce12">
            <text:p>1.200.691</text:p>
          </table:table-cell>
          <table:table-cell office:value-type="float" office:value="622197" table:style-name="ce12">
            <text:p>622.197</text:p>
          </table:table-cell>
          <table:table-cell office:value-type="date" office:date-value="2022-02-05T00:00:00" table:style-name="ce14">
            <text:p>0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60000" table:style-name="ce7">
            <text:p>60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2">
            <text:p>23.710</text:p>
          </table:table-cell>
          <table:table-cell office:value-type="float" office:value="1366767" table:style-name="ce13">
            <text:p>1.366.767</text:p>
          </table:table-cell>
          <table:table-cell office:value-type="float" office:value="1258083.5" table:style-name="ce13">
            <text:p>1.258.084</text:p>
          </table:table-cell>
          <table:table-cell office:value-type="percentage" office:value="0.92048132563926399" table:style-name="ce90">
            <text:p>92,05%</text:p>
          </table:table-cell>
          <table:table-cell office:value-type="float" office:value="564520" table:style-name="ce12">
            <text:p>564.520</text:p>
          </table:table-cell>
          <table:table-cell office:value-type="float" office:value="533412" table:style-name="ce12">
            <text:p>533.412</text:p>
          </table:table-cell>
          <table:table-cell office:value-type="float" office:value="314512" table:style-name="ce12">
            <text:p>314.512</text:p>
          </table:table-cell>
          <table:table-cell office:value-type="date" office:date-value="2022-02-06T00:00:00" table:style-name="ce14">
            <text:p>0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98530" table:style-name="ce7">
            <text:p>2.998.530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2">
            <text:p>101.305</text:p>
          </table:table-cell>
          <table:table-cell office:value-type="float" office:value="4541935" table:style-name="ce13">
            <text:p>4.541.935</text:p>
          </table:table-cell>
          <table:table-cell office:value-type="float" office:value="4285299" table:style-name="ce13">
            <text:p>4.285.299</text:p>
          </table:table-cell>
          <table:table-cell office:value-type="percentage" office:value="0.94349632920770554" table:style-name="ce90">
            <text:p>94,35%</text:p>
          </table:table-cell>
          <table:table-cell office:value-type="float" office:value="1938155" table:style-name="ce12">
            <text:p>1.938.155</text:p>
          </table:table-cell>
          <table:table-cell office:value-type="float" office:value="1827376" table:style-name="ce12">
            <text:p>1.827.376</text:p>
          </table:table-cell>
          <table:table-cell office:value-type="float" office:value="1109059" table:style-name="ce12">
            <text:p>1.109.059</text:p>
          </table:table-cell>
          <table:table-cell office:value-type="date" office:date-value="2022-02-06T00:00:00" table:style-name="ce14">
            <text:p>0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1274" table:style-name="ce7">
            <text:p>101.274</text:p>
          </table:table-cell>
          <table:table-cell office:value-type="float" office:value="12000" table:style-name="ce7">
            <text:p>12.000</text:p>
          </table:table-cell>
          <table:table-cell office:value-type="float" office:value="28910" table:style-name="ce7">
            <text:p>28.9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2">
            <text:p>3.935</text:p>
          </table:table-cell>
          <table:table-cell office:value-type="float" office:value="164219" table:style-name="ce13">
            <text:p>164.219</text:p>
          </table:table-cell>
          <table:table-cell office:value-type="float" office:value="146702.5" table:style-name="ce13">
            <text:p>146.703</text:p>
          </table:table-cell>
          <table:table-cell office:value-type="percentage" office:value="0.8933345106230095" table:style-name="ce90">
            <text:p>89,33%</text:p>
          </table:table-cell>
          <table:table-cell office:value-type="float" office:value="69169" table:style-name="ce12">
            <text:p>69.169</text:p>
          </table:table-cell>
          <table:table-cell office:value-type="float" office:value="63532" table:style-name="ce12">
            <text:p>63.532</text:p>
          </table:table-cell>
          <table:table-cell office:value-type="float" office:value="29408" table:style-name="ce12">
            <text:p>29.408</text:p>
          </table:table-cell>
          <table:table-cell office:value-type="date" office:date-value="2022-02-05T00:00:00" table:style-name="ce14">
            <text:p>0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0260" table:style-name="ce7">
            <text:p>100.26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2">
            <text:p>5.750</text:p>
          </table:table-cell>
          <table:table-cell office:value-type="float" office:value="156610" table:style-name="ce13">
            <text:p>156.610</text:p>
          </table:table-cell>
          <table:table-cell office:value-type="float" office:value="134397" table:style-name="ce13">
            <text:p>134.397</text:p>
          </table:table-cell>
          <table:table-cell office:value-type="percentage" office:value="0.85816359108613749" table:style-name="ce90">
            <text:p>85,82%</text:p>
          </table:table-cell>
          <table:table-cell office:value-type="float" office:value="64814" table:style-name="ce12">
            <text:p>64.814</text:p>
          </table:table-cell>
          <table:table-cell office:value-type="float" office:value="59343" table:style-name="ce12">
            <text:p>59.343</text:p>
          </table:table-cell>
          <table:table-cell office:value-type="float" office:value="25251" table:style-name="ce12">
            <text:p>25.251</text:p>
          </table:table-cell>
          <table:table-cell office:value-type="date" office:date-value="2022-02-04T00:00:00" table:style-name="ce15">
            <text:p>0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2">
            <text:p>2.000</text:p>
          </table:table-cell>
          <table:table-cell office:value-type="float" office:value="212526" table:style-name="ce13">
            <text:p>212.526</text:p>
          </table:table-cell>
          <table:table-cell office:value-type="float" office:value="199141" table:style-name="ce13">
            <text:p>199.141</text:p>
          </table:table-cell>
          <table:table-cell office:value-type="percentage" office:value="0.93701947055889634" table:style-name="ce90">
            <text:p>93,70%</text:p>
          </table:table-cell>
          <table:table-cell office:value-type="float" office:value="94945" table:style-name="ce12">
            <text:p>94.945</text:p>
          </table:table-cell>
          <table:table-cell office:value-type="float" office:value="90897" table:style-name="ce12">
            <text:p>90.897</text:p>
          </table:table-cell>
          <table:table-cell office:value-type="float" office:value="38152" table:style-name="ce12">
            <text:p>38.152</text:p>
          </table:table-cell>
          <table:table-cell office:value-type="date" office:date-value="2022-02-05T00:00:00" table:style-name="ce15">
            <text:p>0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530" table:style-name="ce7">
            <text:p>7.530</text:p>
          </table:table-cell>
          <table:table-cell office:value-type="float" office:value="0" table:style-name="ce7">
            <text:p>0</text:p>
          </table:table-cell>
          <table:table-cell office:value-type="float" office:value="4690" table:style-name="ce12">
            <text:p>4.690</text:p>
          </table:table-cell>
          <table:table-cell office:value-type="float" office:value="12220" table:style-name="ce13">
            <text:p>12.220</text:p>
          </table:table-cell>
          <table:table-cell office:value-type="float" office:value="11860.5" table:style-name="ce13">
            <text:p>11.861</text:p>
          </table:table-cell>
          <table:table-cell office:value-type="percentage" office:value="0.97058101472995095" table:style-name="ce90">
            <text:p>97,06%</text:p>
          </table:table-cell>
          <table:table-cell office:value-type="float" office:value="7966" table:style-name="ce12">
            <text:p>7.966</text:p>
          </table:table-cell>
          <table:table-cell office:value-type="float" office:value="7483" table:style-name="ce12">
            <text:p>7.483</text:p>
          </table:table-cell>
          <table:table-cell office:value-type="float" office:value="2311" table:style-name="ce12">
            <text:p>2.311</text:p>
          </table:table-cell>
          <table:table-cell office:value-type="date" office:date-value="2022-02-04T00:00:00" table:style-name="ce15">
            <text:p>0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6">
            <text:p>Totales</text:p>
          </table:table-cell>
          <table:table-cell office:value-type="float" office:value="61906917" table:style-name="ce17">
            <text:p>61.906.917</text:p>
          </table:table-cell>
          <table:table-cell office:value-type="float" office:value="4038000" table:style-name="ce17">
            <text:p>4.038.000</text:p>
          </table:table-cell>
          <table:table-cell office:value-type="float" office:value="18392700" table:style-name="ce18">
            <text:p>18.392.700</text:p>
          </table:table-cell>
          <table:table-cell office:value-type="float" office:value="9009780" table:style-name="ce19">
            <text:p>9.009.780</text:p>
          </table:table-cell>
          <table:table-cell office:value-type="float" office:value="2113625" table:style-name="ce20">
            <text:p>2.113.625</text:p>
          </table:table-cell>
          <table:table-cell office:value-type="float" office:value="95461022" table:style-name="ce21">
            <text:p>95.461.022</text:p>
          </table:table-cell>
          <table:table-cell office:value-type="float" office:value="90943374" table:style-name="ce21">
            <text:p>90.943.374</text:p>
          </table:table-cell>
          <table:table-cell office:value-type="percentage" office:value="0.95267546999444441" table:style-name="ce91">
            <text:p>95,27%</text:p>
          </table:table-cell>
          <table:table-cell office:value-type="float" office:value="40958312" table:style-name="ce21">
            <text:p>40.958.312</text:p>
          </table:table-cell>
          <table:table-cell office:value-type="float" office:value="38327784" table:style-name="ce21">
            <text:p>38.327.784</text:p>
          </table:table-cell>
          <table:table-cell office:value-type="float" office:value="22548650" table:style-name="ce21">
            <text:p>22.548.650</text:p>
          </table:table-cell>
          <table:table-cell table:style-name="ce88"/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4"/>
          <table:covered-table-cell table:number-columns-repeated="9"/>
          <table:table-cell table:number-columns-repeated="16374" table:style-name="ce11"/>
        </table:table-row>
        <table:table-row table:style-name="ro5">
          <table:table-cell table:style-name="ce23"/>
          <table:table-cell table:number-columns-repeated="16383" table:style-name="ce11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27"/>
        <table:table-column table:style-name="co7" table:number-columns-repeated="5" table:default-cell-style-name="ce27"/>
        <table:table-column table:style-name="co5" table:number-columns-repeated="2" table:default-cell-style-name="ce27"/>
        <table:table-column table:style-name="co4" table:number-columns-repeated="7" table:default-cell-style-name="ce27"/>
        <table:table-column table:style-name="co5" table:number-columns-repeated="16369" table:default-cell-style-name="ce27"/>
        <table:table-row table:style-name="ro6">
          <table:table-cell table:style-name="ce25"/>
          <table:table-cell office:value-type="string" table:style-name="ce26">
            <text:p>Población a vacunar mayor de 12 años</text:p>
          </table:table-cell>
          <table:table-cell office:value-type="string" table:style-name="ce26">
            <text:p>Nº Personas con 1 dosis</text:p>
          </table:table-cell>
          <table:table-cell office:value-type="string" table:style-name="ce26">
            <text:p>% 1ª dosis</text:p>
          </table:table-cell>
          <table:table-cell office:value-type="string" table:style-name="ce26">
            <text:p>Nº Personas con pauta completa</text:p>
          </table:table-cell>
          <table:table-cell office:value-type="string" table:style-name="ce26">
            <text:p>% personas con pauta completa</text:p>
          </table:table-cell>
          <table:table-cell office:value-type="string" table:style-name="ce26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28">
            <text:p>Andalucía</text:p>
          </table:table-cell>
          <table:table-cell office:value-type="float" office:value="7508005" table:style-name="ce29">
            <text:p>7.508.005</text:p>
          </table:table-cell>
          <table:table-cell office:value-type="float" office:value="7027399" table:style-name="ce29">
            <text:p>7.027.399</text:p>
          </table:table-cell>
          <table:table-cell office:value-type="percentage" office:value="0.93598752265082397" table:style-name="ce30">
            <text:p>93,6%</text:p>
          </table:table-cell>
          <table:table-cell office:value-type="float" office:value="6906515" table:style-name="ce29">
            <text:p>6.906.515</text:p>
          </table:table-cell>
          <table:table-cell office:value-type="percentage" office:value="0.91988684077860894" table:style-name="ce30">
            <text:p>92,0%</text:p>
          </table:table-cell>
          <table:table-cell office:value-type="date" office:date-value="2022-02-06T00:00:00" table:style-name="ce31">
            <text:p>0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29">
            <text:p>1.189.408</text:p>
          </table:table-cell>
          <table:table-cell office:value-type="float" office:value="1093950" table:style-name="ce29">
            <text:p>1.093.950</text:p>
          </table:table-cell>
          <table:table-cell office:value-type="percentage" office:value="0.91974326723882804" table:style-name="ce30">
            <text:p>92,0%</text:p>
          </table:table-cell>
          <table:table-cell office:value-type="float" office:value="1074406" table:style-name="ce29">
            <text:p>1.074.406</text:p>
          </table:table-cell>
          <table:table-cell office:value-type="percentage" office:value="0.90331156339960716" table:style-name="ce30">
            <text:p>90,3%</text:p>
          </table:table-cell>
          <table:table-cell office:value-type="date" office:date-value="2022-02-05T00:00:00" table:style-name="ce31">
            <text:p>05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29">
            <text:p>930.447</text:p>
          </table:table-cell>
          <table:table-cell office:value-type="float" office:value="883807" table:style-name="ce29">
            <text:p>883.807</text:p>
          </table:table-cell>
          <table:table-cell office:value-type="percentage" office:value="0.94987355539864171" table:style-name="ce30">
            <text:p>95,0%</text:p>
          </table:table-cell>
          <table:table-cell office:value-type="float" office:value="872822" table:style-name="ce29">
            <text:p>872.822</text:p>
          </table:table-cell>
          <table:table-cell office:value-type="percentage" office:value="0.93806740201215111" table:style-name="ce30">
            <text:p>93,8%</text:p>
          </table:table-cell>
          <table:table-cell office:value-type="date" office:date-value="2022-02-06T00:00:00" table:style-name="ce31">
            <text:p>0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29">
            <text:p>1.083.187</text:p>
          </table:table-cell>
          <table:table-cell office:value-type="float" office:value="895193" table:style-name="ce29">
            <text:p>895.193</text:p>
          </table:table-cell>
          <table:table-cell office:value-type="percentage" office:value="0.82644363346310468" table:style-name="ce30">
            <text:p>82,6%</text:p>
          </table:table-cell>
          <table:table-cell office:value-type="float" office:value="879827" table:style-name="ce29">
            <text:p>879.827</text:p>
          </table:table-cell>
          <table:table-cell office:value-type="percentage" office:value="0.81225771727319473" table:style-name="ce30">
            <text:p>81,2%</text:p>
          </table:table-cell>
          <table:table-cell office:value-type="date" office:date-value="2022-02-06T00:00:00" table:style-name="ce31">
            <text:p>0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29">
            <text:p>2.033.513</text:p>
          </table:table-cell>
          <table:table-cell office:value-type="float" office:value="1737647" table:style-name="ce29">
            <text:p>1.737.647</text:p>
          </table:table-cell>
          <table:table-cell office:value-type="percentage" office:value="0.85450498718228007" table:style-name="ce30">
            <text:p>85,5%</text:p>
          </table:table-cell>
          <table:table-cell office:value-type="float" office:value="1681556" table:style-name="ce29">
            <text:p>1.681.556</text:p>
          </table:table-cell>
          <table:table-cell office:value-type="percentage" office:value="0.82692168675587518" table:style-name="ce30">
            <text:p>82,7%</text:p>
          </table:table-cell>
          <table:table-cell office:value-type="date" office:date-value="2022-02-06T00:00:00" table:style-name="ce31">
            <text:p>0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29">
            <text:p>527.062</text:p>
          </table:table-cell>
          <table:table-cell office:value-type="float" office:value="493250" table:style-name="ce29">
            <text:p>493.250</text:p>
          </table:table-cell>
          <table:table-cell office:value-type="percentage" office:value="0.93584815448656899" table:style-name="ce30">
            <text:p>93,6%</text:p>
          </table:table-cell>
          <table:table-cell office:value-type="float" office:value="488582" table:style-name="ce29">
            <text:p>488.582</text:p>
          </table:table-cell>
          <table:table-cell office:value-type="percentage" office:value="0.92699151143508729" table:style-name="ce30">
            <text:p>92,7%</text:p>
          </table:table-cell>
          <table:table-cell office:value-type="date" office:date-value="2022-02-06T00:00:00" table:style-name="ce31">
            <text:p>0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29">
            <text:p>2.172.149</text:p>
          </table:table-cell>
          <table:table-cell office:value-type="float" office:value="2043773" table:style-name="ce29">
            <text:p>2.043.773</text:p>
          </table:table-cell>
          <table:table-cell office:value-type="percentage" office:value="0.94089908196905458" table:style-name="ce30">
            <text:p>94,1%</text:p>
          </table:table-cell>
          <table:table-cell office:value-type="float" office:value="2008147" table:style-name="ce29">
            <text:p>2.008.147</text:p>
          </table:table-cell>
          <table:table-cell office:value-type="percentage" office:value="0.92449781299533318" table:style-name="ce30">
            <text:p>92,4%</text:p>
          </table:table-cell>
          <table:table-cell office:value-type="date" office:date-value="2022-02-06T00:00:00" table:style-name="ce31">
            <text:p>0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29">
            <text:p>1.816.082</text:p>
          </table:table-cell>
          <table:table-cell office:value-type="float" office:value="1659129" table:style-name="ce29">
            <text:p>1.659.129</text:p>
          </table:table-cell>
          <table:table-cell office:value-type="percentage" office:value="0.91357603896740347" table:style-name="ce30">
            <text:p>91,4%</text:p>
          </table:table-cell>
          <table:table-cell office:value-type="float" office:value="1593880" table:style-name="ce29">
            <text:p>1.593.880</text:p>
          </table:table-cell>
          <table:table-cell office:value-type="percentage" office:value="0.87764759520770541" table:style-name="ce30">
            <text:p>87,8%</text:p>
          </table:table-cell>
          <table:table-cell office:value-type="date" office:date-value="2022-02-06T00:00:00" table:style-name="ce31">
            <text:p>0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29">
            <text:p>6.782.414</text:p>
          </table:table-cell>
          <table:table-cell office:value-type="float" office:value="6233843" table:style-name="ce29">
            <text:p>6.233.843</text:p>
          </table:table-cell>
          <table:table-cell office:value-type="percentage" office:value="0.91911862059732718" table:style-name="ce30">
            <text:p>91,9%</text:p>
          </table:table-cell>
          <table:table-cell office:value-type="float" office:value="6090018" table:style-name="ce29">
            <text:p>6.090.018</text:p>
          </table:table-cell>
          <table:table-cell office:value-type="percentage" office:value="0.89791304393981253" table:style-name="ce30">
            <text:p>89,8%</text:p>
          </table:table-cell>
          <table:table-cell office:value-type="date" office:date-value="2022-02-06T00:00:00" table:style-name="ce31">
            <text:p>0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29">
            <text:p>4.492.026</text:p>
          </table:table-cell>
          <table:table-cell office:value-type="float" office:value="4168172" table:style-name="ce29">
            <text:p>4.168.172</text:p>
          </table:table-cell>
          <table:table-cell office:value-type="percentage" office:value="0.92790469155788502" table:style-name="ce30">
            <text:p>92,8%</text:p>
          </table:table-cell>
          <table:table-cell office:value-type="float" office:value="4097773" table:style-name="ce29">
            <text:p>4.097.773</text:p>
          </table:table-cell>
          <table:table-cell office:value-type="percentage" office:value="0.91223269856407774" table:style-name="ce30">
            <text:p>91,2%</text:p>
          </table:table-cell>
          <table:table-cell office:value-type="date" office:date-value="2022-02-06T00:00:00" table:style-name="ce31">
            <text:p>0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29">
            <text:p>949.890</text:p>
          </table:table-cell>
          <table:table-cell office:value-type="float" office:value="908595" table:style-name="ce29">
            <text:p>908.595</text:p>
          </table:table-cell>
          <table:table-cell office:value-type="percentage" office:value="0.95652654517891544" table:style-name="ce30">
            <text:p>95,7%</text:p>
          </table:table-cell>
          <table:table-cell office:value-type="float" office:value="895910" table:style-name="ce29">
            <text:p>895.910</text:p>
          </table:table-cell>
          <table:table-cell office:value-type="percentage" office:value="0.94317236732674314" table:style-name="ce30">
            <text:p>94,3%</text:p>
          </table:table-cell>
          <table:table-cell office:value-type="date" office:date-value="2022-02-06T00:00:00" table:style-name="ce31">
            <text:p>0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29">
            <text:p>2.456.127</text:p>
          </table:table-cell>
          <table:table-cell office:value-type="float" office:value="2339058" table:style-name="ce29">
            <text:p>2.339.058</text:p>
          </table:table-cell>
          <table:table-cell office:value-type="percentage" office:value="0.95233593376889714" table:style-name="ce30">
            <text:p>95,2%</text:p>
          </table:table-cell>
          <table:table-cell office:value-type="float" office:value="2320887" table:style-name="ce29">
            <text:p>2.320.887</text:p>
          </table:table-cell>
          <table:table-cell office:value-type="percentage" office:value="0.94493770069707306" table:style-name="ce30">
            <text:p>94,5%</text:p>
          </table:table-cell>
          <table:table-cell office:value-type="date" office:date-value="2022-02-06T00:00:00" table:style-name="ce31">
            <text:p>0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29">
            <text:p>281.479</text:p>
          </table:table-cell>
          <table:table-cell office:value-type="float" office:value="268150" table:style-name="ce29">
            <text:p>268.150</text:p>
          </table:table-cell>
          <table:table-cell office:value-type="percentage" office:value="0.95264655622621941" table:style-name="ce30">
            <text:p>95,3%</text:p>
          </table:table-cell>
          <table:table-cell office:value-type="float" office:value="261628" table:style-name="ce29">
            <text:p>261.628</text:p>
          </table:table-cell>
          <table:table-cell office:value-type="percentage" office:value="0.92947608880236177" table:style-name="ce30">
            <text:p>92,9%</text:p>
          </table:table-cell>
          <table:table-cell office:value-type="date" office:date-value="2022-02-04T00:00:00" table:style-name="ce31">
            <text:p>0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29">
            <text:p>5.970.908</text:p>
          </table:table-cell>
          <table:table-cell office:value-type="float" office:value="5517204" table:style-name="ce29">
            <text:p>5.517.204</text:p>
          </table:table-cell>
          <table:table-cell office:value-type="percentage" office:value="0.9240142370306158" table:style-name="ce30">
            <text:p>92,4%</text:p>
          </table:table-cell>
          <table:table-cell office:value-type="float" office:value="5373099" table:style-name="ce29">
            <text:p>5.373.099</text:p>
          </table:table-cell>
          <table:table-cell office:value-type="percentage" office:value="0.89987971678679357" table:style-name="ce30">
            <text:p>90,0%</text:p>
          </table:table-cell>
          <table:table-cell office:value-type="date" office:date-value="2022-02-06T00:00:00" table:style-name="ce31">
            <text:p>0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29">
            <text:p>1.317.614</text:p>
          </table:table-cell>
          <table:table-cell office:value-type="float" office:value="1232065" table:style-name="ce29">
            <text:p>1.232.065</text:p>
          </table:table-cell>
          <table:table-cell office:value-type="percentage" office:value="0.93507279066555149" table:style-name="ce30">
            <text:p>93,5%</text:p>
          </table:table-cell>
          <table:table-cell office:value-type="float" office:value="1200691" table:style-name="ce29">
            <text:p>1.200.691</text:p>
          </table:table-cell>
          <table:table-cell office:value-type="percentage" office:value="0.91126156825898941" table:style-name="ce30">
            <text:p>91,1%</text:p>
          </table:table-cell>
          <table:table-cell office:value-type="date" office:date-value="2022-02-05T00:00:00" table:style-name="ce31">
            <text:p>05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29">
            <text:p>580.174</text:p>
          </table:table-cell>
          <table:table-cell office:value-type="float" office:value="538879" table:style-name="ce29">
            <text:p>538.879</text:p>
          </table:table-cell>
          <table:table-cell office:value-type="percentage" office:value="0.92882307721476665" table:style-name="ce30">
            <text:p>92,9%</text:p>
          </table:table-cell>
          <table:table-cell office:value-type="float" office:value="533412" table:style-name="ce29">
            <text:p>533.412</text:p>
          </table:table-cell>
          <table:table-cell office:value-type="percentage" office:value="0.91940004205634862" table:style-name="ce30">
            <text:p>91,9%</text:p>
          </table:table-cell>
          <table:table-cell office:value-type="date" office:date-value="2022-02-06T00:00:00" table:style-name="ce31">
            <text:p>06/02/2022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29">
            <text:p>1.955.253</text:p>
          </table:table-cell>
          <table:table-cell office:value-type="float" office:value="1859488" table:style-name="ce29">
            <text:p>1.859.488</text:p>
          </table:table-cell>
          <table:table-cell office:value-type="percentage" office:value="0.95102168363889483" table:style-name="ce30">
            <text:p>95,1%</text:p>
          </table:table-cell>
          <table:table-cell office:value-type="float" office:value="1827376" table:style-name="ce29">
            <text:p>1.827.376</text:p>
          </table:table-cell>
          <table:table-cell office:value-type="percentage" office:value="0.93459823357897931" table:style-name="ce30">
            <text:p>93,5%</text:p>
          </table:table-cell>
          <table:table-cell office:value-type="date" office:date-value="2022-02-06T00:00:00" table:style-name="ce31">
            <text:p>06/02/2022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29">
            <text:p>71.029</text:p>
          </table:table-cell>
          <table:table-cell office:value-type="float" office:value="66330" table:style-name="ce29">
            <text:p>66.330</text:p>
          </table:table-cell>
          <table:table-cell office:value-type="percentage" office:value="0.93384392290472906" table:style-name="ce30">
            <text:p>93,4%</text:p>
          </table:table-cell>
          <table:table-cell office:value-type="float" office:value="63532" table:style-name="ce29">
            <text:p>63.532</text:p>
          </table:table-cell>
          <table:table-cell office:value-type="percentage" office:value="0.89445156203804077" table:style-name="ce30">
            <text:p>89,4%</text:p>
          </table:table-cell>
          <table:table-cell office:value-type="date" office:date-value="2022-02-05T00:00:00" table:style-name="ce31">
            <text:p>05/02/2022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29">
            <text:p>68.266</text:p>
          </table:table-cell>
          <table:table-cell office:value-type="float" office:value="61674" table:style-name="ce29">
            <text:p>61.674</text:p>
          </table:table-cell>
          <table:table-cell office:value-type="percentage" office:value="0.90343655699762693" table:style-name="ce30">
            <text:p>90,3%</text:p>
          </table:table-cell>
          <table:table-cell office:value-type="float" office:value="59343" table:style-name="ce29">
            <text:p>59.343</text:p>
          </table:table-cell>
          <table:table-cell office:value-type="percentage" office:value="0.86929071572964578" table:style-name="ce30">
            <text:p>86,9%</text:p>
          </table:table-cell>
          <table:table-cell office:value-type="date" office:date-value="2022-02-04T00:00:00" table:style-name="ce31">
            <text:p>04/02/2022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29">
            <text:p>-</text:p>
          </table:table-cell>
          <table:table-cell office:value-type="float" office:value="94945" table:style-name="ce29">
            <text:p>94.945</text:p>
          </table:table-cell>
          <table:table-cell office:value-type="string" table:style-name="ce30">
            <text:p>-</text:p>
          </table:table-cell>
          <table:table-cell office:value-type="float" office:value="90897" table:style-name="ce29">
            <text:p>90.897</text:p>
          </table:table-cell>
          <table:table-cell office:value-type="string" table:style-name="ce30">
            <text:p>-</text:p>
          </table:table-cell>
          <table:table-cell office:value-type="date" office:date-value="2022-02-05T00:00:00" table:style-name="ce31">
            <text:p>05/02/2022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29">
            <text:p>-</text:p>
          </table:table-cell>
          <table:table-cell office:value-type="float" office:value="7966" table:style-name="ce29">
            <text:p>7.966</text:p>
          </table:table-cell>
          <table:table-cell office:value-type="string" table:style-name="ce30">
            <text:p>-</text:p>
          </table:table-cell>
          <table:table-cell office:value-type="float" office:value="7483" table:style-name="ce29">
            <text:p>7.483</text:p>
          </table:table-cell>
          <table:table-cell office:value-type="string" table:style-name="ce30">
            <text:p>-</text:p>
          </table:table-cell>
          <table:table-cell office:value-type="date" office:date-value="2022-02-04T00:00:00" table:style-name="ce31">
            <text:p>04/02/2022</text:p>
          </table:table-cell>
          <table:table-cell table:number-columns-repeated="16377" table:style-name="ce27"/>
        </table:table-row>
        <table:table-row table:style-name="ro2">
          <table:table-cell office:value-type="string" table:style-name="ce16">
            <text:p>Totales</text:p>
          </table:table-cell>
          <table:table-cell office:value-type="float" office:value="42185033" table:style-name="ce32">
            <text:p>42.185.033</text:p>
          </table:table-cell>
          <table:table-cell office:value-type="float" office:value="39130517" table:style-name="ce32">
            <text:p>39.130.517</text:p>
          </table:table-cell>
          <table:table-cell office:value-type="percentage" office:value="0.92759242359725069" table:style-name="ce22">
            <text:p>92,8%</text:p>
          </table:table-cell>
          <table:table-cell office:value-type="float" office:value="38327784" table:style-name="ce32">
            <text:p>38.327.784</text:p>
          </table:table-cell>
          <table:table-cell office:value-type="percentage" office:value="0.90856356566083518" table:style-name="ce22">
            <text:p>90,9%</text:p>
          </table:table-cell>
          <table:table-cell table:style-name="ce33"/>
          <table:table-cell table:number-columns-repeated="16377" table:style-name="ce27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4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27"/>
        <table:table-column table:style-name="co9" table:default-cell-style-name="ce27"/>
        <table:table-column table:style-name="co9" table:default-cell-style-name="ce53"/>
        <table:table-column table:style-name="co9" table:default-cell-style-name="ce27"/>
        <table:table-column table:style-name="co9" table:default-cell-style-name="ce53"/>
        <table:table-column table:style-name="co9" table:default-cell-style-name="ce27"/>
        <table:table-column table:style-name="co9" table:default-cell-style-name="ce53"/>
        <table:table-column table:style-name="co9" table:default-cell-style-name="ce27"/>
        <table:table-column table:style-name="co9" table:default-cell-style-name="ce53"/>
        <table:table-column table:style-name="co9" table:default-cell-style-name="ce27"/>
        <table:table-column table:style-name="co9" table:default-cell-style-name="ce53"/>
        <table:table-column table:style-name="co9" table:default-cell-style-name="ce49"/>
        <table:table-column table:style-name="co5" table:default-cell-style-name="ce53"/>
        <table:table-column table:style-name="co5" table:default-cell-style-name="ce27"/>
        <table:table-column table:style-name="co5" table:default-cell-style-name="ce53"/>
        <table:table-column table:style-name="co5" table:number-columns-repeated="2" table:default-cell-style-name="ce27"/>
        <table:table-column table:style-name="co5" table:default-cell-style-name="ce53"/>
        <table:table-column table:style-name="co5" table:number-columns-repeated="2" table:default-cell-style-name="ce27"/>
        <table:table-column table:style-name="co4" table:number-columns-repeated="20" table:default-cell-style-name="ce27"/>
        <table:table-column table:style-name="co5" table:number-columns-repeated="16344" table:default-cell-style-name="ce27"/>
        <table:table-row table:style-name="ro8">
          <table:table-cell table:style-name="ce34"/>
          <table:table-cell office:value-type="string" table:style-name="ce35">
            <text:p>Personas con al menos 1 dosis ≥80 años</text:p>
          </table:table-cell>
          <table:table-cell office:value-type="string" table:style-name="ce36">
            <text:p>%</text:p>
          </table:table-cell>
          <table:table-cell office:value-type="string" table:style-name="ce35">
            <text:p>Personas con al menos 1 dosis 70-79 años</text:p>
          </table:table-cell>
          <table:table-cell office:value-type="string" table:style-name="ce36">
            <text:p>%</text:p>
          </table:table-cell>
          <table:table-cell office:value-type="string" table:style-name="ce35">
            <text:p>Personas con al menos 1 dosis 60-69 años</text:p>
          </table:table-cell>
          <table:table-cell office:value-type="string" table:style-name="ce36">
            <text:p>%</text:p>
          </table:table-cell>
          <table:table-cell office:value-type="string" table:style-name="ce35">
            <text:p>Personas con al menos 1 dosis 50-59 años</text:p>
          </table:table-cell>
          <table:table-cell office:value-type="string" table:style-name="ce36">
            <text:p>%</text:p>
          </table:table-cell>
          <table:table-cell office:value-type="string" table:style-name="ce35">
            <text:p>Personas con al menos 1 dosis 40-49 años</text:p>
          </table:table-cell>
          <table:table-cell office:value-type="string" table:style-name="ce36">
            <text:p>%</text:p>
          </table:table-cell>
          <table:table-cell office:value-type="string" table:style-name="ce35">
            <text:p>Personas con al menos 1 dosis 30-39 años</text:p>
          </table:table-cell>
          <table:table-cell office:value-type="string" table:style-name="ce36">
            <text:p>%</text:p>
          </table:table-cell>
          <table:table-cell office:value-type="string" table:style-name="ce35">
            <text:p>Personas con al menos 1 dosis 20-29 años</text:p>
          </table:table-cell>
          <table:table-cell office:value-type="string" table:style-name="ce36">
            <text:p>%</text:p>
          </table:table-cell>
          <table:table-cell office:value-type="string" table:style-name="ce35">
            <text:p>Personas con al menos 1 dosis 12-19 años</text:p>
          </table:table-cell>
          <table:table-cell office:value-type="string" table:style-name="ce36">
            <text:p>%</text:p>
          </table:table-cell>
          <table:table-cell office:value-type="string" table:style-name="ce37">
            <text:p>Total Personas con al menos 1 dosis</text:p>
          </table:table-cell>
          <table:table-cell office:value-type="string" table:style-name="ce37">
            <text:p>Total Población INE Población a Vacunar (1)</text:p>
          </table:table-cell>
          <table:table-cell office:value-type="string" table:style-name="ce38">
            <text:p>% Con al menos 1 dosis sobre Población a Vacunar INE</text:p>
          </table:table-cell>
          <table:table-cell office:value-type="string" table:style-name="ce38">
            <text:p>% Con al menos 1 dosis sobre Total Población INE</text:p>
          </table:table-cell>
          <table:table-cell table:number-columns-repeated="16363" table:style-name="ce39"/>
        </table:table-row>
        <table:table-row table:style-name="ro5">
          <table:table-cell office:value-type="string" table:style-name="ce40">
            <text:p>Andalucía</text:p>
          </table:table-cell>
          <table:table-cell office:value-type="float" office:value="435413" table:style-name="ce41">
            <text:p>435.413</text:p>
          </table:table-cell>
          <table:table-cell office:value-type="percentage" office:value="1" table:style-name="ce42">
            <text:p>100,0%</text:p>
          </table:table-cell>
          <table:table-cell office:value-type="float" office:value="656381" table:style-name="ce41">
            <text:p>656.381</text:p>
          </table:table-cell>
          <table:table-cell office:value-type="percentage" office:value="1" table:style-name="ce42">
            <text:p>100,0%</text:p>
          </table:table-cell>
          <table:table-cell office:value-type="float" office:value="937137" table:style-name="ce41">
            <text:p>937.137</text:p>
          </table:table-cell>
          <table:table-cell office:value-type="percentage" office:value="0.97798856014585245" table:style-name="ce42">
            <text:p>97,8%</text:p>
          </table:table-cell>
          <table:table-cell office:value-type="float" office:value="1228862" table:style-name="ce41">
            <text:p>1.228.862</text:p>
          </table:table-cell>
          <table:table-cell office:value-type="percentage" office:value="0.95438846652391951" table:style-name="ce42">
            <text:p>95,4%</text:p>
          </table:table-cell>
          <table:table-cell office:value-type="float" office:value="1275718" table:style-name="ce41">
            <text:p>1.275.718</text:p>
          </table:table-cell>
          <table:table-cell office:value-type="percentage" office:value="0.92153783474532192" table:style-name="ce42">
            <text:p>92,2%</text:p>
          </table:table-cell>
          <table:table-cell office:value-type="float" office:value="966037" table:style-name="ce41">
            <text:p>966.037</text:p>
          </table:table-cell>
          <table:table-cell office:value-type="percentage" office:value="0.87680220880344684" table:style-name="ce42">
            <text:p>87,7%</text:p>
          </table:table-cell>
          <table:table-cell office:value-type="float" office:value="809614" table:style-name="ce41">
            <text:p>809.614</text:p>
          </table:table-cell>
          <table:table-cell office:value-type="percentage" office:value="0.87420743927300371" table:style-name="ce42">
            <text:p>87,4%</text:p>
          </table:table-cell>
          <table:table-cell office:value-type="float" office:value="718237" table:style-name="ce41">
            <text:p>718.237</text:p>
          </table:table-cell>
          <table:table-cell office:value-type="percentage" office:value="0.92934038605362512" table:style-name="ce42">
            <text:p>92,9%</text:p>
          </table:table-cell>
          <table:table-cell office:value-type="float" office:value="7027399" table:style-name="ce41">
            <text:p>7.027.399</text:p>
          </table:table-cell>
          <table:table-cell office:value-type="float" office:value="7508005" table:style-name="ce41">
            <text:p>7.508.005</text:p>
          </table:table-cell>
          <table:table-cell office:value-type="percentage" office:value="0.93598752265082397" table:style-name="ce42">
            <text:p>93,6%</text:p>
          </table:table-cell>
          <table:table-cell office:value-type="percentage" office:value="0.82653724316845834" table:style-name="ce42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Aragón</text:p>
          </table:table-cell>
          <table:table-cell office:value-type="float" office:value="101656" table:style-name="ce44">
            <text:p>101.656</text:p>
          </table:table-cell>
          <table:table-cell office:value-type="percentage" office:value="1" table:style-name="ce45">
            <text:p>100,0%</text:p>
          </table:table-cell>
          <table:table-cell office:value-type="float" office:value="119818" table:style-name="ce44">
            <text:p>119.818</text:p>
          </table:table-cell>
          <table:table-cell office:value-type="percentage" office:value="1" table:style-name="ce45">
            <text:p>100,0%</text:p>
          </table:table-cell>
          <table:table-cell office:value-type="float" office:value="155952" table:style-name="ce44">
            <text:p>155.952</text:p>
          </table:table-cell>
          <table:table-cell office:value-type="percentage" office:value="0.96678445229681975" table:style-name="ce45">
            <text:p>96,7%</text:p>
          </table:table-cell>
          <table:table-cell office:value-type="float" office:value="188380" table:style-name="ce44">
            <text:p>188.380</text:p>
          </table:table-cell>
          <table:table-cell office:value-type="percentage" office:value="0.93735383390555804" table:style-name="ce45">
            <text:p>93,7%</text:p>
          </table:table-cell>
          <table:table-cell office:value-type="float" office:value="192024" table:style-name="ce44">
            <text:p>192.024</text:p>
          </table:table-cell>
          <table:table-cell office:value-type="percentage" office:value="0.89883306730575696" table:style-name="ce45">
            <text:p>89,9%</text:p>
          </table:table-cell>
          <table:table-cell office:value-type="float" office:value="131482" table:style-name="ce44">
            <text:p>131.482</text:p>
          </table:table-cell>
          <table:table-cell office:value-type="percentage" office:value="0.83070294039601211" table:style-name="ce45">
            <text:p>83,1%</text:p>
          </table:table-cell>
          <table:table-cell office:value-type="float" office:value="110205" table:style-name="ce44">
            <text:p>110.205</text:p>
          </table:table-cell>
          <table:table-cell office:value-type="percentage" office:value="0.84255875472102015" table:style-name="ce45">
            <text:p>84,3%</text:p>
          </table:table-cell>
          <table:table-cell office:value-type="float" office:value="94433" table:style-name="ce44">
            <text:p>94.433</text:p>
          </table:table-cell>
          <table:table-cell office:value-type="percentage" office:value="0.88224632603679098" table:style-name="ce45">
            <text:p>88,2%</text:p>
          </table:table-cell>
          <table:table-cell office:value-type="float" office:value="1093950" table:style-name="ce44">
            <text:p>1.093.950</text:p>
          </table:table-cell>
          <table:table-cell office:value-type="float" office:value="1189408" table:style-name="ce44">
            <text:p>1.189.408</text:p>
          </table:table-cell>
          <table:table-cell office:value-type="percentage" office:value="0.91974326723882804" table:style-name="ce45">
            <text:p>92,0%</text:p>
          </table:table-cell>
          <table:table-cell office:value-type="percentage" office:value="0.82181870632010479" table:style-name="ce45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Asturias<text:s/></text:p>
          </table:table-cell>
          <table:table-cell office:value-type="float" office:value="89244" table:style-name="ce44">
            <text:p>89.244</text:p>
          </table:table-cell>
          <table:table-cell office:value-type="percentage" office:value="1" table:style-name="ce45">
            <text:p>100,0%</text:p>
          </table:table-cell>
          <table:table-cell office:value-type="float" office:value="114764" table:style-name="ce44">
            <text:p>114.764</text:p>
          </table:table-cell>
          <table:table-cell office:value-type="percentage" office:value="1" table:style-name="ce45">
            <text:p>100,0%</text:p>
          </table:table-cell>
          <table:table-cell office:value-type="float" office:value="149075" table:style-name="ce44">
            <text:p>149.075</text:p>
          </table:table-cell>
          <table:table-cell office:value-type="percentage" office:value="0.98082110665175337" table:style-name="ce45">
            <text:p>98,1%</text:p>
          </table:table-cell>
          <table:table-cell office:value-type="float" office:value="154283" table:style-name="ce44">
            <text:p>154.283</text:p>
          </table:table-cell>
          <table:table-cell office:value-type="percentage" office:value="0.95187650771518295" table:style-name="ce45">
            <text:p>95,2%</text:p>
          </table:table-cell>
          <table:table-cell office:value-type="float" office:value="152274" table:style-name="ce44">
            <text:p>152.274</text:p>
          </table:table-cell>
          <table:table-cell office:value-type="percentage" office:value="0.91775554484088717" table:style-name="ce45">
            <text:p>91,8%</text:p>
          </table:table-cell>
          <table:table-cell office:value-type="float" office:value="92877" table:style-name="ce44">
            <text:p>92.877</text:p>
          </table:table-cell>
          <table:table-cell office:value-type="percentage" office:value="0.85529187501726667" table:style-name="ce45">
            <text:p>85,5%</text:p>
          </table:table-cell>
          <table:table-cell office:value-type="float" office:value="68624" table:style-name="ce44">
            <text:p>68.624</text:p>
          </table:table-cell>
          <table:table-cell office:value-type="percentage" office:value="0.866005401176144" table:style-name="ce45">
            <text:p>86,6%</text:p>
          </table:table-cell>
          <table:table-cell office:value-type="float" office:value="62666" table:style-name="ce44">
            <text:p>62.666</text:p>
          </table:table-cell>
          <table:table-cell office:value-type="percentage" office:value="0.96031016305014094" table:style-name="ce45">
            <text:p>96,0%</text:p>
          </table:table-cell>
          <table:table-cell office:value-type="float" office:value="883807" table:style-name="ce44">
            <text:p>883.807</text:p>
          </table:table-cell>
          <table:table-cell office:value-type="float" office:value="930447" table:style-name="ce44">
            <text:p>930.447</text:p>
          </table:table-cell>
          <table:table-cell office:value-type="percentage" office:value="0.94987355539864171" table:style-name="ce45">
            <text:p>95,0%</text:p>
          </table:table-cell>
          <table:table-cell office:value-type="percentage" office:value="0.87256056685382111" table:style-name="ce45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Baleares</text:p>
          </table:table-cell>
          <table:table-cell office:value-type="float" office:value="51837" table:style-name="ce44">
            <text:p>51.837</text:p>
          </table:table-cell>
          <table:table-cell office:value-type="percentage" office:value="0.96651315421475581" table:style-name="ce45">
            <text:p>96,7%</text:p>
          </table:table-cell>
          <table:table-cell office:value-type="float" office:value="79901" table:style-name="ce44">
            <text:p>79.901</text:p>
          </table:table-cell>
          <table:table-cell office:value-type="percentage" office:value="0.91593873948231197" table:style-name="ce45">
            <text:p>91,6%</text:p>
          </table:table-cell>
          <table:table-cell office:value-type="float" office:value="112132" table:style-name="ce44">
            <text:p>112.132</text:p>
          </table:table-cell>
          <table:table-cell office:value-type="percentage" office:value="0.88020534880252443" table:style-name="ce45">
            <text:p>88,0%</text:p>
          </table:table-cell>
          <table:table-cell office:value-type="float" office:value="153581" table:style-name="ce44">
            <text:p>153.581</text:p>
          </table:table-cell>
          <table:table-cell office:value-type="percentage" office:value="0.86520607521914505" table:style-name="ce45">
            <text:p>86,5%</text:p>
          </table:table-cell>
          <table:table-cell office:value-type="float" office:value="173705" table:style-name="ce44">
            <text:p>173.705</text:p>
          </table:table-cell>
          <table:table-cell office:value-type="percentage" office:value="0.80187699367103216" table:style-name="ce45">
            <text:p>80,2%</text:p>
          </table:table-cell>
          <table:table-cell office:value-type="float" office:value="135301" table:style-name="ce44">
            <text:p>135.301</text:p>
          </table:table-cell>
          <table:table-cell office:value-type="percentage" office:value="0.73514374045760056" table:style-name="ce45">
            <text:p>73,5%</text:p>
          </table:table-cell>
          <table:table-cell office:value-type="float" office:value="104713" table:style-name="ce44">
            <text:p>104.713</text:p>
          </table:table-cell>
          <table:table-cell office:value-type="percentage" office:value="0.76314197634334935" table:style-name="ce45">
            <text:p>76,3%</text:p>
          </table:table-cell>
          <table:table-cell office:value-type="float" office:value="84023" table:style-name="ce44">
            <text:p>84.023</text:p>
          </table:table-cell>
          <table:table-cell office:value-type="percentage" office:value="0.84414684134383544" table:style-name="ce45">
            <text:p>84,4%</text:p>
          </table:table-cell>
          <table:table-cell office:value-type="float" office:value="895193" table:style-name="ce44">
            <text:p>895.193</text:p>
          </table:table-cell>
          <table:table-cell office:value-type="float" office:value="1083187" table:style-name="ce44">
            <text:p>1.083.187</text:p>
          </table:table-cell>
          <table:table-cell office:value-type="percentage" office:value="0.82644363346310468" table:style-name="ce45">
            <text:p>82,6%</text:p>
          </table:table-cell>
          <table:table-cell office:value-type="percentage" office:value="0.73390010452747434" table:style-name="ce45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Canarias</text:p>
          </table:table-cell>
          <table:table-cell office:value-type="float" office:value="94747" table:style-name="ce44">
            <text:p>94.747</text:p>
          </table:table-cell>
          <table:table-cell office:value-type="percentage" office:value="0.94405252984197208" table:style-name="ce45">
            <text:p>94,4%</text:p>
          </table:table-cell>
          <table:table-cell office:value-type="float" office:value="156037" table:style-name="ce44">
            <text:p>156.037</text:p>
          </table:table-cell>
          <table:table-cell office:value-type="percentage" office:value="0.9318646011251388" table:style-name="ce45">
            <text:p>93,2%</text:p>
          </table:table-cell>
          <table:table-cell office:value-type="float" office:value="229137" table:style-name="ce44">
            <text:p>229.137</text:p>
          </table:table-cell>
          <table:table-cell office:value-type="percentage" office:value="0.9108823120192403" table:style-name="ce45">
            <text:p>91,1%</text:p>
          </table:table-cell>
          <table:table-cell office:value-type="float" office:value="325398" table:style-name="ce44">
            <text:p>325.398</text:p>
          </table:table-cell>
          <table:table-cell office:value-type="percentage" office:value="0.88364059992342092" table:style-name="ce45">
            <text:p>88,4%</text:p>
          </table:table-cell>
          <table:table-cell office:value-type="float" office:value="324421" table:style-name="ce44">
            <text:p>324.421</text:p>
          </table:table-cell>
          <table:table-cell office:value-type="percentage" office:value="0.82318417680567357" table:style-name="ce45">
            <text:p>82,3%</text:p>
          </table:table-cell>
          <table:table-cell office:value-type="float" office:value="238567" table:style-name="ce44">
            <text:p>238.567</text:p>
          </table:table-cell>
          <table:table-cell office:value-type="percentage" office:value="0.76253108399230329" table:style-name="ce45">
            <text:p>76,3%</text:p>
          </table:table-cell>
          <table:table-cell office:value-type="float" office:value="198961" table:style-name="ce44">
            <text:p>198.961</text:p>
          </table:table-cell>
          <table:table-cell office:value-type="percentage" office:value="0.78124717773126895" table:style-name="ce45">
            <text:p>78,1%</text:p>
          </table:table-cell>
          <table:table-cell office:value-type="float" office:value="170379" table:style-name="ce44">
            <text:p>170.379</text:p>
          </table:table-cell>
          <table:table-cell office:value-type="percentage" office:value="0.924641141833772" table:style-name="ce45">
            <text:p>92,5%</text:p>
          </table:table-cell>
          <table:table-cell office:value-type="float" office:value="1737647" table:style-name="ce44">
            <text:p>1.737.647</text:p>
          </table:table-cell>
          <table:table-cell office:value-type="float" office:value="2033513" table:style-name="ce44">
            <text:p>2.033.513</text:p>
          </table:table-cell>
          <table:table-cell office:value-type="percentage" office:value="0.85450498718228007" table:style-name="ce45">
            <text:p>85,5%</text:p>
          </table:table-cell>
          <table:table-cell office:value-type="percentage" office:value="0.77422518311382849" table:style-name="ce45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Cantabria</text:p>
          </table:table-cell>
          <table:table-cell office:value-type="float" office:value="42562" table:style-name="ce44">
            <text:p>42.562</text:p>
          </table:table-cell>
          <table:table-cell office:value-type="percentage" office:value="1" table:style-name="ce45">
            <text:p>100,0%</text:p>
          </table:table-cell>
          <table:table-cell office:value-type="float" office:value="56191" table:style-name="ce44">
            <text:p>56.191</text:p>
          </table:table-cell>
          <table:table-cell office:value-type="percentage" office:value="1" table:style-name="ce45">
            <text:p>100,0%</text:p>
          </table:table-cell>
          <table:table-cell office:value-type="float" office:value="77237" table:style-name="ce44">
            <text:p>77.237</text:p>
          </table:table-cell>
          <table:table-cell office:value-type="percentage" office:value="0.97451329220131977" table:style-name="ce45">
            <text:p>97,5%</text:p>
          </table:table-cell>
          <table:table-cell office:value-type="float" office:value="85108" table:style-name="ce44">
            <text:p>85.108</text:p>
          </table:table-cell>
          <table:table-cell office:value-type="percentage" office:value="0.93556117401341099" table:style-name="ce45">
            <text:p>93,6%</text:p>
          </table:table-cell>
          <table:table-cell office:value-type="float" office:value="89387" table:style-name="ce44">
            <text:p>89.387</text:p>
          </table:table-cell>
          <table:table-cell office:value-type="percentage" office:value="0.91786293717782841" table:style-name="ce45">
            <text:p>91,8%</text:p>
          </table:table-cell>
          <table:table-cell office:value-type="float" office:value="56688" table:style-name="ce44">
            <text:p>56.688</text:p>
          </table:table-cell>
          <table:table-cell office:value-type="percentage" office:value="0.84409899044045389" table:style-name="ce45">
            <text:p>84,4%</text:p>
          </table:table-cell>
          <table:table-cell office:value-type="float" office:value="43289" table:style-name="ce44">
            <text:p>43.289</text:p>
          </table:table-cell>
          <table:table-cell office:value-type="percentage" office:value="0.85092288640339664" table:style-name="ce45">
            <text:p>85,1%</text:p>
          </table:table-cell>
          <table:table-cell office:value-type="float" office:value="42788" table:style-name="ce44">
            <text:p>42.788</text:p>
          </table:table-cell>
          <table:table-cell office:value-type="percentage" office:value="0.94490206037585844" table:style-name="ce45">
            <text:p>94,5%</text:p>
          </table:table-cell>
          <table:table-cell office:value-type="float" office:value="493250" table:style-name="ce44">
            <text:p>493.250</text:p>
          </table:table-cell>
          <table:table-cell office:value-type="float" office:value="527062" table:style-name="ce44">
            <text:p>527.062</text:p>
          </table:table-cell>
          <table:table-cell office:value-type="percentage" office:value="0.93584815448656899" table:style-name="ce45">
            <text:p>93,6%</text:p>
          </table:table-cell>
          <table:table-cell office:value-type="percentage" office:value="0.84510541330066569" table:style-name="ce45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Castilla y Leon</text:p>
          </table:table-cell>
          <table:table-cell office:value-type="float" office:value="229976" table:style-name="ce44">
            <text:p>229.976</text:p>
          </table:table-cell>
          <table:table-cell office:value-type="percentage" office:value="1" table:style-name="ce45">
            <text:p>100,0%</text:p>
          </table:table-cell>
          <table:table-cell office:value-type="float" office:value="252303" table:style-name="ce44">
            <text:p>252.303</text:p>
          </table:table-cell>
          <table:table-cell office:value-type="percentage" office:value="1" table:style-name="ce45">
            <text:p>100,0%</text:p>
          </table:table-cell>
          <table:table-cell office:value-type="float" office:value="324520" table:style-name="ce44">
            <text:p>324.520</text:p>
          </table:table-cell>
          <table:table-cell office:value-type="percentage" office:value="0.99167896639500308" table:style-name="ce45">
            <text:p>99,2%</text:p>
          </table:table-cell>
          <table:table-cell office:value-type="float" office:value="357711" table:style-name="ce44">
            <text:p>357.711</text:p>
          </table:table-cell>
          <table:table-cell office:value-type="percentage" office:value="0.93837404217700282" table:style-name="ce45">
            <text:p>93,8%</text:p>
          </table:table-cell>
          <table:table-cell office:value-type="float" office:value="325875" table:style-name="ce44">
            <text:p>325.875</text:p>
          </table:table-cell>
          <table:table-cell office:value-type="percentage" office:value="0.90470069572073453" table:style-name="ce45">
            <text:p>90,5%</text:p>
          </table:table-cell>
          <table:table-cell office:value-type="float" office:value="218505" table:style-name="ce44">
            <text:p>218.505</text:p>
          </table:table-cell>
          <table:table-cell office:value-type="percentage" office:value="0.84396798788730876" table:style-name="ce45">
            <text:p>84,4%</text:p>
          </table:table-cell>
          <table:table-cell office:value-type="float" office:value="180166" table:style-name="ce44">
            <text:p>180.166</text:p>
          </table:table-cell>
          <table:table-cell office:value-type="percentage" office:value="0.85072646485251135" table:style-name="ce45">
            <text:p>85,1%</text:p>
          </table:table-cell>
          <table:table-cell office:value-type="float" office:value="154717" table:style-name="ce44">
            <text:p>154.717</text:p>
          </table:table-cell>
          <table:table-cell office:value-type="percentage" office:value="0.9198504143925611" table:style-name="ce45">
            <text:p>92,0%</text:p>
          </table:table-cell>
          <table:table-cell office:value-type="float" office:value="2043773" table:style-name="ce44">
            <text:p>2.043.773</text:p>
          </table:table-cell>
          <table:table-cell office:value-type="float" office:value="2172149" table:style-name="ce44">
            <text:p>2.172.149</text:p>
          </table:table-cell>
          <table:table-cell office:value-type="percentage" office:value="0.94089908196905458" table:style-name="ce45">
            <text:p>94,1%</text:p>
          </table:table-cell>
          <table:table-cell office:value-type="percentage" office:value="0.85633580807232235" table:style-name="ce45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Castilla - La Mancha</text:p>
          </table:table-cell>
          <table:table-cell office:value-type="float" office:value="139408" table:style-name="ce44">
            <text:p>139.408</text:p>
          </table:table-cell>
          <table:table-cell office:value-type="percentage" office:value="1" table:style-name="ce45">
            <text:p>100,0%</text:p>
          </table:table-cell>
          <table:table-cell office:value-type="float" office:value="159902" table:style-name="ce44">
            <text:p>159.902</text:p>
          </table:table-cell>
          <table:table-cell office:value-type="percentage" office:value="1" table:style-name="ce45">
            <text:p>100,0%</text:p>
          </table:table-cell>
          <table:table-cell office:value-type="float" office:value="226092" table:style-name="ce44">
            <text:p>226.092</text:p>
          </table:table-cell>
          <table:table-cell office:value-type="percentage" office:value="0.99150981458417387" table:style-name="ce45">
            <text:p>99,2%</text:p>
          </table:table-cell>
          <table:table-cell office:value-type="float" office:value="290560" table:style-name="ce44">
            <text:p>290.560</text:p>
          </table:table-cell>
          <table:table-cell office:value-type="percentage" office:value="0.93305545475856355" table:style-name="ce45">
            <text:p>93,3%</text:p>
          </table:table-cell>
          <table:table-cell office:value-type="float" office:value="292263" table:style-name="ce44">
            <text:p>292.263</text:p>
          </table:table-cell>
          <table:table-cell office:value-type="percentage" office:value="0.88382156821831315" table:style-name="ce45">
            <text:p>88,4%</text:p>
          </table:table-cell>
          <table:table-cell office:value-type="float" office:value="211851" table:style-name="ce44">
            <text:p>211.851</text:p>
          </table:table-cell>
          <table:table-cell office:value-type="percentage" office:value="0.82192115646496033" table:style-name="ce45">
            <text:p>82,2%</text:p>
          </table:table-cell>
          <table:table-cell office:value-type="float" office:value="180111" table:style-name="ce44">
            <text:p>180.111</text:p>
          </table:table-cell>
          <table:table-cell office:value-type="percentage" office:value="0.82245470154160882" table:style-name="ce45">
            <text:p>82,2%</text:p>
          </table:table-cell>
          <table:table-cell office:value-type="float" office:value="158942" table:style-name="ce44">
            <text:p>158.942</text:p>
          </table:table-cell>
          <table:table-cell office:value-type="percentage" office:value="0.89385657083726999" table:style-name="ce45">
            <text:p>89,4%</text:p>
          </table:table-cell>
          <table:table-cell office:value-type="float" office:value="1659129" table:style-name="ce44">
            <text:p>1.659.129</text:p>
          </table:table-cell>
          <table:table-cell office:value-type="float" office:value="1816082" table:style-name="ce44">
            <text:p>1.816.082</text:p>
          </table:table-cell>
          <table:table-cell office:value-type="percentage" office:value="0.91357603896740347" table:style-name="ce45">
            <text:p>91,4%</text:p>
          </table:table-cell>
          <table:table-cell office:value-type="percentage" office:value="0.8098621730539437" table:style-name="ce45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Cataluña</text:p>
          </table:table-cell>
          <table:table-cell office:value-type="float" office:value="461018" table:style-name="ce44">
            <text:p>461.018</text:p>
          </table:table-cell>
          <table:table-cell office:value-type="percentage" office:value="1" table:style-name="ce45">
            <text:p>100,0%</text:p>
          </table:table-cell>
          <table:table-cell office:value-type="float" office:value="621917" table:style-name="ce44">
            <text:p>621.917</text:p>
          </table:table-cell>
          <table:table-cell office:value-type="percentage" office:value="0.97826298966866754" table:style-name="ce45">
            <text:p>97,8%</text:p>
          </table:table-cell>
          <table:table-cell office:value-type="float" office:value="809660" table:style-name="ce44">
            <text:p>809.660</text:p>
          </table:table-cell>
          <table:table-cell office:value-type="percentage" office:value="0.94976562609972737" table:style-name="ce45">
            <text:p>95,0%</text:p>
          </table:table-cell>
          <table:table-cell office:value-type="float" office:value="1044276" table:style-name="ce44">
            <text:p>1.044.276</text:p>
          </table:table-cell>
          <table:table-cell office:value-type="percentage" office:value="0.95159016622000525" table:style-name="ce45">
            <text:p>95,2%</text:p>
          </table:table-cell>
          <table:table-cell office:value-type="float" office:value="1165328" table:style-name="ce44">
            <text:p>1.165.328</text:p>
          </table:table-cell>
          <table:table-cell office:value-type="percentage" office:value="0.91360297288186088" table:style-name="ce45">
            <text:p>91,4%</text:p>
          </table:table-cell>
          <table:table-cell office:value-type="float" office:value="831082" table:style-name="ce44">
            <text:p>831.082</text:p>
          </table:table-cell>
          <table:table-cell office:value-type="percentage" office:value="0.85977439097563901" table:style-name="ce45">
            <text:p>86,0%</text:p>
          </table:table-cell>
          <table:table-cell office:value-type="float" office:value="697526" table:style-name="ce44">
            <text:p>697.526</text:p>
          </table:table-cell>
          <table:table-cell office:value-type="percentage" office:value="0.84135678349530607" table:style-name="ce45">
            <text:p>84,1%</text:p>
          </table:table-cell>
          <table:table-cell office:value-type="float" office:value="603036" table:style-name="ce44">
            <text:p>603.036</text:p>
          </table:table-cell>
          <table:table-cell office:value-type="percentage" office:value="0.89822644381653438" table:style-name="ce45">
            <text:p>89,8%</text:p>
          </table:table-cell>
          <table:table-cell office:value-type="float" office:value="6233843" table:style-name="ce44">
            <text:p>6.233.843</text:p>
          </table:table-cell>
          <table:table-cell office:value-type="float" office:value="6782414" table:style-name="ce44">
            <text:p>6.782.414</text:p>
          </table:table-cell>
          <table:table-cell office:value-type="percentage" office:value="0.91911862059732718" table:style-name="ce45">
            <text:p>91,9%</text:p>
          </table:table-cell>
          <table:table-cell office:value-type="percentage" office:value="0.81262383081355805" table:style-name="ce45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C. Valenciana</text:p>
          </table:table-cell>
          <table:table-cell office:value-type="float" office:value="298082" table:style-name="ce44">
            <text:p>298.082</text:p>
          </table:table-cell>
          <table:table-cell office:value-type="percentage" office:value="1" table:style-name="ce45">
            <text:p>100,0%</text:p>
          </table:table-cell>
          <table:table-cell office:value-type="float" office:value="436305" table:style-name="ce44">
            <text:p>436.305</text:p>
          </table:table-cell>
          <table:table-cell office:value-type="percentage" office:value="0.9921073455577385" table:style-name="ce45">
            <text:p>99,2%</text:p>
          </table:table-cell>
          <table:table-cell office:value-type="float" office:value="574540" table:style-name="ce44">
            <text:p>574.540</text:p>
          </table:table-cell>
          <table:table-cell office:value-type="percentage" office:value="0.9621529289613826" table:style-name="ce45">
            <text:p>96,2%</text:p>
          </table:table-cell>
          <table:table-cell office:value-type="float" office:value="721420" table:style-name="ce44">
            <text:p>721.420</text:p>
          </table:table-cell>
          <table:table-cell office:value-type="percentage" office:value="0.94637778500739866" table:style-name="ce45">
            <text:p>94,6%</text:p>
          </table:table-cell>
          <table:table-cell office:value-type="float" office:value="765264" table:style-name="ce44">
            <text:p>765.264</text:p>
          </table:table-cell>
          <table:table-cell office:value-type="percentage" office:value="0.91024511045849821" table:style-name="ce45">
            <text:p>91,0%</text:p>
          </table:table-cell>
          <table:table-cell office:value-type="float" office:value="529012" table:style-name="ce44">
            <text:p>529.012</text:p>
          </table:table-cell>
          <table:table-cell office:value-type="percentage" office:value="0.86169393130386485" table:style-name="ce45">
            <text:p>86,2%</text:p>
          </table:table-cell>
          <table:table-cell office:value-type="float" office:value="446170" table:style-name="ce44">
            <text:p>446.170</text:p>
          </table:table-cell>
          <table:table-cell office:value-type="percentage" office:value="0.87011211588753701" table:style-name="ce45">
            <text:p>87,0%</text:p>
          </table:table-cell>
          <table:table-cell office:value-type="float" office:value="397379" table:style-name="ce44">
            <text:p>397.379</text:p>
          </table:table-cell>
          <table:table-cell office:value-type="percentage" office:value="0.91822427207124357" table:style-name="ce45">
            <text:p>91,8%</text:p>
          </table:table-cell>
          <table:table-cell office:value-type="float" office:value="4168172" table:style-name="ce44">
            <text:p>4.168.172</text:p>
          </table:table-cell>
          <table:table-cell office:value-type="float" office:value="4492026" table:style-name="ce44">
            <text:p>4.492.026</text:p>
          </table:table-cell>
          <table:table-cell office:value-type="percentage" office:value="0.92790469155788502" table:style-name="ce45">
            <text:p>92,8%</text:p>
          </table:table-cell>
          <table:table-cell office:value-type="percentage" office:value="0.82586384706298444" table:style-name="ce45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Extremadura</text:p>
          </table:table-cell>
          <table:table-cell office:value-type="float" office:value="78414" table:style-name="ce44">
            <text:p>78.414</text:p>
          </table:table-cell>
          <table:table-cell office:value-type="percentage" office:value="1" table:style-name="ce45">
            <text:p>100,0%</text:p>
          </table:table-cell>
          <table:table-cell office:value-type="float" office:value="96144" table:style-name="ce44">
            <text:p>96.144</text:p>
          </table:table-cell>
          <table:table-cell office:value-type="percentage" office:value="1" table:style-name="ce45">
            <text:p>100,0%</text:p>
          </table:table-cell>
          <table:table-cell office:value-type="float" office:value="133438" table:style-name="ce44">
            <text:p>133.438</text:p>
          </table:table-cell>
          <table:table-cell office:value-type="percentage" office:value="1" table:style-name="ce45">
            <text:p>100,0%</text:p>
          </table:table-cell>
          <table:table-cell office:value-type="float" office:value="162304" table:style-name="ce44">
            <text:p>162.304</text:p>
          </table:table-cell>
          <table:table-cell office:value-type="percentage" office:value="0.96636559037349734" table:style-name="ce45">
            <text:p>96,6%</text:p>
          </table:table-cell>
          <table:table-cell office:value-type="float" office:value="147278" table:style-name="ce44">
            <text:p>147.278</text:p>
          </table:table-cell>
          <table:table-cell office:value-type="percentage" office:value="0.93488472476132445" table:style-name="ce45">
            <text:p>93,5%</text:p>
          </table:table-cell>
          <table:table-cell office:value-type="float" office:value="114687" table:style-name="ce44">
            <text:p>114.687</text:p>
          </table:table-cell>
          <table:table-cell office:value-type="percentage" office:value="0.88328121871197296" table:style-name="ce45">
            <text:p>88,3%</text:p>
          </table:table-cell>
          <table:table-cell office:value-type="float" office:value="95472" table:style-name="ce44">
            <text:p>95.472</text:p>
          </table:table-cell>
          <table:table-cell office:value-type="percentage" office:value="0.84859474161378057" table:style-name="ce45">
            <text:p>84,9%</text:p>
          </table:table-cell>
          <table:table-cell office:value-type="float" office:value="80858" table:style-name="ce44">
            <text:p>80.858</text:p>
          </table:table-cell>
          <table:table-cell office:value-type="percentage" office:value="0.94340150975976855" table:style-name="ce45">
            <text:p>94,3%</text:p>
          </table:table-cell>
          <table:table-cell office:value-type="float" office:value="908595" table:style-name="ce44">
            <text:p>908.595</text:p>
          </table:table-cell>
          <table:table-cell office:value-type="float" office:value="949890" table:style-name="ce44">
            <text:p>949.890</text:p>
          </table:table-cell>
          <table:table-cell office:value-type="percentage" office:value="0.95652654517891544" table:style-name="ce45">
            <text:p>95,7%</text:p>
          </table:table-cell>
          <table:table-cell office:value-type="percentage" office:value="0.85878625594164082" table:style-name="ce45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Galicia</text:p>
          </table:table-cell>
          <table:table-cell office:value-type="float" office:value="243034" table:style-name="ce44">
            <text:p>243.034</text:p>
          </table:table-cell>
          <table:table-cell office:value-type="percentage" office:value="1" table:style-name="ce45">
            <text:p>100,0%</text:p>
          </table:table-cell>
          <table:table-cell office:value-type="float" office:value="292302" table:style-name="ce44">
            <text:p>292.302</text:p>
          </table:table-cell>
          <table:table-cell office:value-type="percentage" office:value="1" table:style-name="ce45">
            <text:p>100,0%</text:p>
          </table:table-cell>
          <table:table-cell office:value-type="float" office:value="348155" table:style-name="ce44">
            <text:p>348.155</text:p>
          </table:table-cell>
          <table:table-cell office:value-type="percentage" office:value="0.98469592664453032" table:style-name="ce45">
            <text:p>98,5%</text:p>
          </table:table-cell>
          <table:table-cell office:value-type="float" office:value="393689" table:style-name="ce44">
            <text:p>393.689</text:p>
          </table:table-cell>
          <table:table-cell office:value-type="percentage" office:value="0.96209433040078196" table:style-name="ce45">
            <text:p>96,2%</text:p>
          </table:table-cell>
          <table:table-cell office:value-type="float" office:value="412333" table:style-name="ce44">
            <text:p>412.333</text:p>
          </table:table-cell>
          <table:table-cell office:value-type="percentage" office:value="0.93111686692846352" table:style-name="ce45">
            <text:p>93,1%</text:p>
          </table:table-cell>
          <table:table-cell office:value-type="float" office:value="268663" table:style-name="ce44">
            <text:p>268.663</text:p>
          </table:table-cell>
          <table:table-cell office:value-type="percentage" office:value="0.87059216197123768" table:style-name="ce45">
            <text:p>87,1%</text:p>
          </table:table-cell>
          <table:table-cell office:value-type="float" office:value="204343" table:style-name="ce44">
            <text:p>204.343</text:p>
          </table:table-cell>
          <table:table-cell office:value-type="percentage" office:value="0.88705168387147182" table:style-name="ce45">
            <text:p>88,7%</text:p>
          </table:table-cell>
          <table:table-cell office:value-type="float" office:value="176539" table:style-name="ce44">
            <text:p>176.539</text:p>
          </table:table-cell>
          <table:table-cell office:value-type="percentage" office:value="0.96288397765948164" table:style-name="ce45">
            <text:p>96,3%</text:p>
          </table:table-cell>
          <table:table-cell office:value-type="float" office:value="2339058" table:style-name="ce44">
            <text:p>2.339.058</text:p>
          </table:table-cell>
          <table:table-cell office:value-type="float" office:value="2456127" table:style-name="ce44">
            <text:p>2.456.127</text:p>
          </table:table-cell>
          <table:table-cell office:value-type="percentage" office:value="0.95233593376889714" table:style-name="ce45">
            <text:p>95,2%</text:p>
          </table:table-cell>
          <table:table-cell office:value-type="percentage" office:value="0.86732130064563595" table:style-name="ce45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La Rioja</text:p>
          </table:table-cell>
          <table:table-cell office:value-type="float" office:value="23462" table:style-name="ce44">
            <text:p>23.462</text:p>
          </table:table-cell>
          <table:table-cell office:value-type="percentage" office:value="1" table:style-name="ce45">
            <text:p>100,0%</text:p>
          </table:table-cell>
          <table:table-cell office:value-type="float" office:value="28775" table:style-name="ce44">
            <text:p>28.775</text:p>
          </table:table-cell>
          <table:table-cell office:value-type="percentage" office:value="1" table:style-name="ce45">
            <text:p>100,0%</text:p>
          </table:table-cell>
          <table:table-cell office:value-type="float" office:value="38480" table:style-name="ce44">
            <text:p>38.480</text:p>
          </table:table-cell>
          <table:table-cell office:value-type="percentage" office:value="0.99652975604702954" table:style-name="ce45">
            <text:p>99,7%</text:p>
          </table:table-cell>
          <table:table-cell office:value-type="float" office:value="45892" table:style-name="ce44">
            <text:p>45.892</text:p>
          </table:table-cell>
          <table:table-cell office:value-type="percentage" office:value="0.96614736842105264" table:style-name="ce45">
            <text:p>96,6%</text:p>
          </table:table-cell>
          <table:table-cell office:value-type="float" office:value="48399" table:style-name="ce44">
            <text:p>48.399</text:p>
          </table:table-cell>
          <table:table-cell office:value-type="percentage" office:value="0.93571649524398737" table:style-name="ce45">
            <text:p>93,6%</text:p>
          </table:table-cell>
          <table:table-cell office:value-type="float" office:value="32428" table:style-name="ce44">
            <text:p>32.428</text:p>
          </table:table-cell>
          <table:table-cell office:value-type="percentage" office:value="0.8755805162544551" table:style-name="ce45">
            <text:p>87,6%</text:p>
          </table:table-cell>
          <table:table-cell office:value-type="float" office:value="25689" table:style-name="ce44">
            <text:p>25.689</text:p>
          </table:table-cell>
          <table:table-cell office:value-type="percentage" office:value="0.85158788039514688" table:style-name="ce45">
            <text:p>85,2%</text:p>
          </table:table-cell>
          <table:table-cell office:value-type="float" office:value="25025" table:style-name="ce44">
            <text:p>25.025</text:p>
          </table:table-cell>
          <table:table-cell office:value-type="percentage" office:value="0.96305560900519527" table:style-name="ce45">
            <text:p>96,3%</text:p>
          </table:table-cell>
          <table:table-cell office:value-type="float" office:value="268150" table:style-name="ce44">
            <text:p>268.150</text:p>
          </table:table-cell>
          <table:table-cell office:value-type="float" office:value="281479" table:style-name="ce44">
            <text:p>281.479</text:p>
          </table:table-cell>
          <table:table-cell office:value-type="percentage" office:value="0.95264655622621941" table:style-name="ce45">
            <text:p>95,3%</text:p>
          </table:table-cell>
          <table:table-cell office:value-type="percentage" office:value="0.84810358787510753" table:style-name="ce45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Madrid</text:p>
          </table:table-cell>
          <table:table-cell office:value-type="float" office:value="375664" table:style-name="ce44">
            <text:p>375.664</text:p>
          </table:table-cell>
          <table:table-cell office:value-type="percentage" office:value="1" table:style-name="ce45">
            <text:p>100,0%</text:p>
          </table:table-cell>
          <table:table-cell office:value-type="float" office:value="513557" table:style-name="ce44">
            <text:p>513.557</text:p>
          </table:table-cell>
          <table:table-cell office:value-type="percentage" office:value="0.97439901337634005" table:style-name="ce45">
            <text:p>97,4%</text:p>
          </table:table-cell>
          <table:table-cell office:value-type="float" office:value="695289" table:style-name="ce44">
            <text:p>695.289</text:p>
          </table:table-cell>
          <table:table-cell office:value-type="percentage" office:value="0.96506527792043395" table:style-name="ce45">
            <text:p>96,5%</text:p>
          </table:table-cell>
          <table:table-cell office:value-type="float" office:value="952763" table:style-name="ce44">
            <text:p>952.763</text:p>
          </table:table-cell>
          <table:table-cell office:value-type="percentage" office:value="0.96262120374757898" table:style-name="ce45">
            <text:p>96,3%</text:p>
          </table:table-cell>
          <table:table-cell office:value-type="float" office:value="1056240" table:style-name="ce44">
            <text:p>1.056.240</text:p>
          </table:table-cell>
          <table:table-cell office:value-type="percentage" office:value="0.91367633968926487" table:style-name="ce45">
            <text:p>91,4%</text:p>
          </table:table-cell>
          <table:table-cell office:value-type="float" office:value="784450" table:style-name="ce44">
            <text:p>784.450</text:p>
          </table:table-cell>
          <table:table-cell office:value-type="percentage" office:value="0.87079449938058084" table:style-name="ce45">
            <text:p>87,1%</text:p>
          </table:table-cell>
          <table:table-cell office:value-type="float" office:value="639724" table:style-name="ce44">
            <text:p>639.724</text:p>
          </table:table-cell>
          <table:table-cell office:value-type="percentage" office:value="0.86971369995799097" table:style-name="ce45">
            <text:p>87,0%</text:p>
          </table:table-cell>
          <table:table-cell office:value-type="float" office:value="499517" table:style-name="ce44">
            <text:p>499.517</text:p>
          </table:table-cell>
          <table:table-cell office:value-type="percentage" office:value="0.8752093772996461" table:style-name="ce45">
            <text:p>87,5%</text:p>
          </table:table-cell>
          <table:table-cell office:value-type="float" office:value="5517204" table:style-name="ce44">
            <text:p>5.517.204</text:p>
          </table:table-cell>
          <table:table-cell office:value-type="float" office:value="5970908" table:style-name="ce44">
            <text:p>5.970.908</text:p>
          </table:table-cell>
          <table:table-cell office:value-type="percentage" office:value="0.9240142370306158" table:style-name="ce45">
            <text:p>92,4%</text:p>
          </table:table-cell>
          <table:table-cell office:value-type="percentage" office:value="0.81665844660343634" table:style-name="ce45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Murcia</text:p>
          </table:table-cell>
          <table:table-cell office:value-type="float" office:value="74300" table:style-name="ce44">
            <text:p>74.300</text:p>
          </table:table-cell>
          <table:table-cell office:value-type="percentage" office:value="1" table:style-name="ce45">
            <text:p>100,0%</text:p>
          </table:table-cell>
          <table:table-cell office:value-type="float" office:value="104006" table:style-name="ce44">
            <text:p>104.006</text:p>
          </table:table-cell>
          <table:table-cell office:value-type="percentage" office:value="1" table:style-name="ce45">
            <text:p>100,0%</text:p>
          </table:table-cell>
          <table:table-cell office:value-type="float" office:value="149969" table:style-name="ce44">
            <text:p>149.969</text:p>
          </table:table-cell>
          <table:table-cell office:value-type="percentage" office:value="0.97673585556952214" table:style-name="ce45">
            <text:p>97,7%</text:p>
          </table:table-cell>
          <table:table-cell office:value-type="float" office:value="209948" table:style-name="ce44">
            <text:p>209.948</text:p>
          </table:table-cell>
          <table:table-cell office:value-type="percentage" office:value="0.96260940931578198" table:style-name="ce45">
            <text:p>96,3%</text:p>
          </table:table-cell>
          <table:table-cell office:value-type="float" office:value="236776" table:style-name="ce44">
            <text:p>236.776</text:p>
          </table:table-cell>
          <table:table-cell office:value-type="percentage" office:value="0.9378455883517911" table:style-name="ce45">
            <text:p>93,8%</text:p>
          </table:table-cell>
          <table:table-cell office:value-type="float" office:value="174873" table:style-name="ce44">
            <text:p>174.873</text:p>
          </table:table-cell>
          <table:table-cell office:value-type="percentage" office:value="0.87843214081195942" table:style-name="ce45">
            <text:p>87,8%</text:p>
          </table:table-cell>
          <table:table-cell office:value-type="float" office:value="150447" table:style-name="ce44">
            <text:p>150.447</text:p>
          </table:table-cell>
          <table:table-cell office:value-type="percentage" office:value="0.86494115753223832" table:style-name="ce45">
            <text:p>86,5%</text:p>
          </table:table-cell>
          <table:table-cell office:value-type="float" office:value="131746" table:style-name="ce44">
            <text:p>131.746</text:p>
          </table:table-cell>
          <table:table-cell office:value-type="percentage" office:value="0.91100569784809426" table:style-name="ce45">
            <text:p>91,1%</text:p>
          </table:table-cell>
          <table:table-cell office:value-type="float" office:value="1232065" table:style-name="ce44">
            <text:p>1.232.065</text:p>
          </table:table-cell>
          <table:table-cell office:value-type="float" office:value="1317614" table:style-name="ce44">
            <text:p>1.317.614</text:p>
          </table:table-cell>
          <table:table-cell office:value-type="percentage" office:value="0.93507279066555149" table:style-name="ce45">
            <text:p>93,5%</text:p>
          </table:table-cell>
          <table:table-cell office:value-type="percentage" office:value="0.81427833102897673" table:style-name="ce45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Navarra</text:p>
          </table:table-cell>
          <table:table-cell office:value-type="float" office:value="42576" table:style-name="ce44">
            <text:p>42.576</text:p>
          </table:table-cell>
          <table:table-cell office:value-type="percentage" office:value="1" table:style-name="ce45">
            <text:p>100,0%</text:p>
          </table:table-cell>
          <table:table-cell office:value-type="float" office:value="56005" table:style-name="ce44">
            <text:p>56.005</text:p>
          </table:table-cell>
          <table:table-cell office:value-type="percentage" office:value="0.9887888418079096" table:style-name="ce45">
            <text:p>98,9%</text:p>
          </table:table-cell>
          <table:table-cell office:value-type="float" office:value="72620" table:style-name="ce44">
            <text:p>72.620</text:p>
          </table:table-cell>
          <table:table-cell office:value-type="percentage" office:value="0.95969340557684679" table:style-name="ce45">
            <text:p>96,0%</text:p>
          </table:table-cell>
          <table:table-cell office:value-type="float" office:value="92527" table:style-name="ce44">
            <text:p>92.527</text:p>
          </table:table-cell>
          <table:table-cell office:value-type="percentage" office:value="0.94707158795471758" table:style-name="ce45">
            <text:p>94,7%</text:p>
          </table:table-cell>
          <table:table-cell office:value-type="float" office:value="96561" table:style-name="ce44">
            <text:p>96.561</text:p>
          </table:table-cell>
          <table:table-cell office:value-type="percentage" office:value="0.91333957606197325" table:style-name="ce45">
            <text:p>91,3%</text:p>
          </table:table-cell>
          <table:table-cell office:value-type="float" office:value="65957" table:style-name="ce44">
            <text:p>65.957</text:p>
          </table:table-cell>
          <table:table-cell office:value-type="percentage" office:value="0.85960979551408201" table:style-name="ce45">
            <text:p>86,0%</text:p>
          </table:table-cell>
          <table:table-cell office:value-type="float" office:value="59910" table:style-name="ce44">
            <text:p>59.910</text:p>
          </table:table-cell>
          <table:table-cell office:value-type="percentage" office:value="0.87075957094270517" table:style-name="ce45">
            <text:p>87,1%</text:p>
          </table:table-cell>
          <table:table-cell office:value-type="float" office:value="52723" table:style-name="ce44">
            <text:p>52.723</text:p>
          </table:table-cell>
          <table:table-cell office:value-type="percentage" office:value="0.91658698562264218" table:style-name="ce45">
            <text:p>91,7%</text:p>
          </table:table-cell>
          <table:table-cell office:value-type="float" office:value="538879" table:style-name="ce44">
            <text:p>538.879</text:p>
          </table:table-cell>
          <table:table-cell office:value-type="float" office:value="580174" table:style-name="ce44">
            <text:p>580.174</text:p>
          </table:table-cell>
          <table:table-cell office:value-type="percentage" office:value="0.92882307721476665" table:style-name="ce45">
            <text:p>92,9%</text:p>
          </table:table-cell>
          <table:table-cell office:value-type="percentage" office:value="0.81939591335261397" table:style-name="ce45">
            <text:p>81,9%</text:p>
          </table:table-cell>
          <table:table-cell table:number-columns-repeated="16363" table:style-name="ce27"/>
        </table:table-row>
        <table:table-row table:style-name="ro5">
          <table:table-cell office:value-type="string" table:style-name="ce43">
            <text:p>País Vasco</text:p>
          </table:table-cell>
          <table:table-cell office:value-type="float" office:value="164754" table:style-name="ce44">
            <text:p>164.754</text:p>
          </table:table-cell>
          <table:table-cell office:value-type="percentage" office:value="1" table:style-name="ce45">
            <text:p>100,0%</text:p>
          </table:table-cell>
          <table:table-cell office:value-type="float" office:value="214405" table:style-name="ce44">
            <text:p>214.405</text:p>
          </table:table-cell>
          <table:table-cell office:value-type="percentage" office:value="0.99093665363319561" table:style-name="ce45">
            <text:p>99,1%</text:p>
          </table:table-cell>
          <table:table-cell office:value-type="float" office:value="280224" table:style-name="ce44">
            <text:p>280.224</text:p>
          </table:table-cell>
          <table:table-cell office:value-type="percentage" office:value="0.98613823756083652" table:style-name="ce45">
            <text:p>98,6%</text:p>
          </table:table-cell>
          <table:table-cell office:value-type="float" office:value="327056" table:style-name="ce44">
            <text:p>327.056</text:p>
          </table:table-cell>
          <table:table-cell office:value-type="percentage" office:value="0.96914957610670083" table:style-name="ce45">
            <text:p>96,9%</text:p>
          </table:table-cell>
          <table:table-cell office:value-type="float" office:value="326364" table:style-name="ce44">
            <text:p>326.364</text:p>
          </table:table-cell>
          <table:table-cell office:value-type="percentage" office:value="0.937655143881585" table:style-name="ce45">
            <text:p>93,8%</text:p>
          </table:table-cell>
          <table:table-cell office:value-type="float" office:value="211911" table:style-name="ce44">
            <text:p>211.911</text:p>
          </table:table-cell>
          <table:table-cell office:value-type="percentage" office:value="0.89174995265848889" table:style-name="ce45">
            <text:p>89,2%</text:p>
          </table:table-cell>
          <table:table-cell office:value-type="float" office:value="175237" table:style-name="ce44">
            <text:p>175.237</text:p>
          </table:table-cell>
          <table:table-cell office:value-type="percentage" office:value="0.87963757749165472" table:style-name="ce45">
            <text:p>88,0%</text:p>
          </table:table-cell>
          <table:table-cell office:value-type="float" office:value="159537" table:style-name="ce44">
            <text:p>159.537</text:p>
          </table:table-cell>
          <table:table-cell office:value-type="percentage" office:value="0.92315570806112823" table:style-name="ce45">
            <text:p>92,3%</text:p>
          </table:table-cell>
          <table:table-cell office:value-type="float" office:value="1859488" table:style-name="ce44">
            <text:p>1.859.488</text:p>
          </table:table-cell>
          <table:table-cell office:value-type="float" office:value="1955253" table:style-name="ce44">
            <text:p>1.955.253</text:p>
          </table:table-cell>
          <table:table-cell office:value-type="percentage" office:value="0.95102168363889483" table:style-name="ce45">
            <text:p>95,1%</text:p>
          </table:table-cell>
          <table:table-cell office:value-type="percentage" office:value="0.850670751010564" table:style-name="ce45">
            <text:p>85,1%</text:p>
          </table:table-cell>
          <table:table-cell table:number-columns-repeated="16363" table:style-name="ce27"/>
        </table:table-row>
        <table:table-row table:style-name="ro5">
          <table:table-cell office:value-type="string" table:style-name="ce43">
            <text:p>Ceuta</text:p>
          </table:table-cell>
          <table:table-cell office:value-type="float" office:value="2503" table:style-name="ce44">
            <text:p>2.503</text:p>
          </table:table-cell>
          <table:table-cell office:value-type="percentage" office:value="0.88227000352485019" table:style-name="ce45">
            <text:p>88,2%</text:p>
          </table:table-cell>
          <table:table-cell office:value-type="float" office:value="4100" table:style-name="ce44">
            <text:p>4.100</text:p>
          </table:table-cell>
          <table:table-cell office:value-type="percentage" office:value="0.93097184377838327" table:style-name="ce45">
            <text:p>93,1%</text:p>
          </table:table-cell>
          <table:table-cell office:value-type="float" office:value="8054" table:style-name="ce44">
            <text:p>8.054</text:p>
          </table:table-cell>
          <table:table-cell office:value-type="percentage" office:value="0.96698283107215754" table:style-name="ce45">
            <text:p>96,7%</text:p>
          </table:table-cell>
          <table:table-cell office:value-type="float" office:value="10978" table:style-name="ce44">
            <text:p>10.978</text:p>
          </table:table-cell>
          <table:table-cell office:value-type="percentage" office:value="0.94990049320757985" table:style-name="ce45">
            <text:p>95,0%</text:p>
          </table:table-cell>
          <table:table-cell office:value-type="float" office:value="11571" table:style-name="ce44">
            <text:p>11.571</text:p>
          </table:table-cell>
          <table:table-cell office:value-type="percentage" office:value="0.93639232823500851" table:style-name="ce45">
            <text:p>93,6%</text:p>
          </table:table-cell>
          <table:table-cell office:value-type="float" office:value="9723" table:style-name="ce44">
            <text:p>9.723</text:p>
          </table:table-cell>
          <table:table-cell office:value-type="percentage" office:value="0.85296955873322222" table:style-name="ce45">
            <text:p>85,3%</text:p>
          </table:table-cell>
          <table:table-cell office:value-type="float" office:value="9809" table:style-name="ce44">
            <text:p>9.809</text:p>
          </table:table-cell>
          <table:table-cell office:value-type="percentage" office:value="0.90280717901518637" table:style-name="ce45">
            <text:p>90,3%</text:p>
          </table:table-cell>
          <table:table-cell office:value-type="float" office:value="9592" table:style-name="ce44">
            <text:p>9.592</text:p>
          </table:table-cell>
          <table:table-cell office:value-type="percentage" office:value="1.0335093201163668" table:style-name="ce45">
            <text:p>103,4%</text:p>
          </table:table-cell>
          <table:table-cell office:value-type="float" office:value="66330" table:style-name="ce44">
            <text:p>66.330</text:p>
          </table:table-cell>
          <table:table-cell office:value-type="float" office:value="71029" table:style-name="ce44">
            <text:p>71.029</text:p>
          </table:table-cell>
          <table:table-cell office:value-type="percentage" office:value="0.93384392290472906" table:style-name="ce45">
            <text:p>93,4%</text:p>
          </table:table-cell>
          <table:table-cell office:value-type="percentage" office:value="0.79420956212507632" table:style-name="ce45">
            <text:p>79,4%</text:p>
          </table:table-cell>
          <table:table-cell table:number-columns-repeated="16363" table:style-name="ce27"/>
        </table:table-row>
        <table:table-row table:style-name="ro5">
          <table:table-cell office:value-type="string" table:style-name="ce43">
            <text:p>Melilla</text:p>
          </table:table-cell>
          <table:table-cell office:value-type="float" office:value="2099" table:style-name="ce44">
            <text:p>2.099</text:p>
          </table:table-cell>
          <table:table-cell office:value-type="percentage" office:value="0.8359219434488252" table:style-name="ce45">
            <text:p>83,6%</text:p>
          </table:table-cell>
          <table:table-cell office:value-type="float" office:value="3435" table:style-name="ce44">
            <text:p>3.435</text:p>
          </table:table-cell>
          <table:table-cell office:value-type="percentage" office:value="0.90323428871943201" table:style-name="ce45">
            <text:p>90,3%</text:p>
          </table:table-cell>
          <table:table-cell office:value-type="float" office:value="7521" table:style-name="ce44">
            <text:p>7.521</text:p>
          </table:table-cell>
          <table:table-cell office:value-type="percentage" office:value="0.93953778888194883" table:style-name="ce45">
            <text:p>94,0%</text:p>
          </table:table-cell>
          <table:table-cell office:value-type="float" office:value="10175" table:style-name="ce44">
            <text:p>10.175</text:p>
          </table:table-cell>
          <table:table-cell office:value-type="percentage" office:value="0.9420424034811592" table:style-name="ce45">
            <text:p>94,2%</text:p>
          </table:table-cell>
          <table:table-cell office:value-type="float" office:value="10690" table:style-name="ce44">
            <text:p>10.690</text:p>
          </table:table-cell>
          <table:table-cell office:value-type="percentage" office:value="0.97866886386523844" table:style-name="ce45">
            <text:p>97,9%</text:p>
          </table:table-cell>
          <table:table-cell office:value-type="float" office:value="9302" table:style-name="ce44">
            <text:p>9.302</text:p>
          </table:table-cell>
          <table:table-cell office:value-type="percentage" office:value="0.84934258582907229" table:style-name="ce45">
            <text:p>84,9%</text:p>
          </table:table-cell>
          <table:table-cell office:value-type="float" office:value="9681" table:style-name="ce44">
            <text:p>9.681</text:p>
          </table:table-cell>
          <table:table-cell office:value-type="percentage" office:value="0.82807287657172179" table:style-name="ce45">
            <text:p>82,8%</text:p>
          </table:table-cell>
          <table:table-cell office:value-type="float" office:value="8771" table:style-name="ce44">
            <text:p>8.771</text:p>
          </table:table-cell>
          <table:table-cell office:value-type="percentage" office:value="0.91555323590814197" table:style-name="ce45">
            <text:p>91,6%</text:p>
          </table:table-cell>
          <table:table-cell office:value-type="float" office:value="61674" table:style-name="ce44">
            <text:p>61.674</text:p>
          </table:table-cell>
          <table:table-cell office:value-type="float" office:value="68266" table:style-name="ce44">
            <text:p>68.266</text:p>
          </table:table-cell>
          <table:table-cell office:value-type="percentage" office:value="0.90343655699762693" table:style-name="ce45">
            <text:p>90,3%</text:p>
          </table:table-cell>
          <table:table-cell office:value-type="percentage" office:value="0.73402204184618314" table:style-name="ce45">
            <text:p>73,4%</text:p>
          </table:table-cell>
          <table:table-cell table:number-columns-repeated="16363" table:style-name="ce27"/>
        </table:table-row>
        <table:table-row table:style-name="ro5">
          <table:table-cell office:value-type="string" table:style-name="ce43">
            <text:p>Fuerzas Armadas</text:p>
          </table:table-cell>
          <table:table-cell office:value-type="float" office:value="30" table:style-name="ce44">
            <text:p>30</text:p>
          </table:table-cell>
          <table:table-cell office:value-type="string" table:style-name="ce45">
            <text:p>-</text:p>
          </table:table-cell>
          <table:table-cell office:value-type="float" office:value="20" table:style-name="ce44">
            <text:p>20</text:p>
          </table:table-cell>
          <table:table-cell office:value-type="string" table:style-name="ce45">
            <text:p>-</text:p>
          </table:table-cell>
          <table:table-cell office:value-type="float" office:value="3698" table:style-name="ce44">
            <text:p>3.698</text:p>
          </table:table-cell>
          <table:table-cell office:value-type="string" table:style-name="ce45">
            <text:p>-</text:p>
          </table:table-cell>
          <table:table-cell office:value-type="float" office:value="9655" table:style-name="ce44">
            <text:p>9.655</text:p>
          </table:table-cell>
          <table:table-cell office:value-type="string" table:style-name="ce45">
            <text:p>-</text:p>
          </table:table-cell>
          <table:table-cell office:value-type="float" office:value="22633" table:style-name="ce44">
            <text:p>22.633</text:p>
          </table:table-cell>
          <table:table-cell office:value-type="string" table:style-name="ce45">
            <text:p>-</text:p>
          </table:table-cell>
          <table:table-cell office:value-type="float" office:value="32629" table:style-name="ce44">
            <text:p>32.629</text:p>
          </table:table-cell>
          <table:table-cell office:value-type="string" table:style-name="ce45">
            <text:p>-</text:p>
          </table:table-cell>
          <table:table-cell office:value-type="float" office:value="25050" table:style-name="ce44">
            <text:p>25.050</text:p>
          </table:table-cell>
          <table:table-cell office:value-type="string" table:style-name="ce45">
            <text:p>-</text:p>
          </table:table-cell>
          <table:table-cell office:value-type="float" office:value="1230" table:style-name="ce44">
            <text:p>1.230</text:p>
          </table:table-cell>
          <table:table-cell office:value-type="string" table:style-name="ce45">
            <text:p>-</text:p>
          </table:table-cell>
          <table:table-cell office:value-type="float" office:value="94945" table:style-name="ce44">
            <text:p>94.945</text:p>
          </table:table-cell>
          <table:table-cell office:value-type="string" table:style-name="ce44">
            <text:p>-</text:p>
          </table:table-cell>
          <table:table-cell office:value-type="string" table:style-name="ce45">
            <text:p>-</text:p>
          </table:table-cell>
          <table:table-cell office:value-type="string" table:style-name="ce45">
            <text:p>-</text:p>
          </table:table-cell>
          <table:table-cell table:number-columns-repeated="16363" table:style-name="ce27"/>
        </table:table-row>
        <table:table-row table:style-name="ro5">
          <table:table-cell office:value-type="string" table:style-name="ce46">
            <text:p>Sanidad Exterior</text:p>
          </table:table-cell>
          <table:table-cell office:value-type="float" office:value="33" table:style-name="ce47">
            <text:p>33</text:p>
          </table:table-cell>
          <table:table-cell office:value-type="string" table:style-name="ce48">
            <text:p>-</text:p>
          </table:table-cell>
          <table:table-cell office:value-type="float" office:value="52" table:style-name="ce47">
            <text:p>52</text:p>
          </table:table-cell>
          <table:table-cell office:value-type="string" table:style-name="ce48">
            <text:p>-</text:p>
          </table:table-cell>
          <table:table-cell office:value-type="float" office:value="314" table:style-name="ce47">
            <text:p>314</text:p>
          </table:table-cell>
          <table:table-cell office:value-type="string" table:style-name="ce48">
            <text:p>-</text:p>
          </table:table-cell>
          <table:table-cell office:value-type="float" office:value="911" table:style-name="ce47">
            <text:p>911</text:p>
          </table:table-cell>
          <table:table-cell office:value-type="string" table:style-name="ce48">
            <text:p>-</text:p>
          </table:table-cell>
          <table:table-cell office:value-type="float" office:value="1921" table:style-name="ce47">
            <text:p>1.921</text:p>
          </table:table-cell>
          <table:table-cell office:value-type="string" table:style-name="ce48">
            <text:p>-</text:p>
          </table:table-cell>
          <table:table-cell office:value-type="float" office:value="2376" table:style-name="ce47">
            <text:p>2.376</text:p>
          </table:table-cell>
          <table:table-cell office:value-type="string" table:style-name="ce48">
            <text:p>-</text:p>
          </table:table-cell>
          <table:table-cell office:value-type="float" office:value="2093" table:style-name="ce47">
            <text:p>2.093</text:p>
          </table:table-cell>
          <table:table-cell office:value-type="string" table:style-name="ce48">
            <text:p>-</text:p>
          </table:table-cell>
          <table:table-cell office:value-type="float" office:value="266" table:style-name="ce47">
            <text:p>266</text:p>
          </table:table-cell>
          <table:table-cell office:value-type="string" table:style-name="ce48">
            <text:p>-</text:p>
          </table:table-cell>
          <table:table-cell office:value-type="float" office:value="7966" table:style-name="ce47">
            <text:p>7.966</text:p>
          </table:table-cell>
          <table:table-cell office:value-type="string" table:style-name="ce47">
            <text:p>-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-</text:p>
          </table:table-cell>
          <table:table-cell table:number-columns-repeated="24" table:style-name="ce27"/>
          <table:table-cell table:number-columns-repeated="16339" table:style-name="ce49"/>
        </table:table-row>
        <table:table-row table:style-name="ro5">
          <table:table-cell office:value-type="string" table:style-name="ce50">
            <text:p>Total España</text:p>
          </table:table-cell>
          <table:table-cell office:value-type="float" office:value="2950812" table:style-name="ce51">
            <text:p>2.950.812</text:p>
          </table:table-cell>
          <table:table-cell office:value-type="percentage" office:value="1" table:style-name="ce52">
            <text:p>100,0%</text:p>
          </table:table-cell>
          <table:table-cell office:value-type="float" office:value="3966320" table:style-name="ce51">
            <text:p>3.966.320</text:p>
          </table:table-cell>
          <table:table-cell office:value-type="percentage" office:value="0.99236669870039473" table:style-name="ce52">
            <text:p>99,2%</text:p>
          </table:table-cell>
          <table:table-cell office:value-type="float" office:value="5333244" table:style-name="ce51">
            <text:p>5.333.244</text:p>
          </table:table-cell>
          <table:table-cell office:value-type="percentage" office:value="0.96833210474139653" table:style-name="ce52">
            <text:p>96,8%</text:p>
          </table:table-cell>
          <table:table-cell office:value-type="float" office:value="6765477" table:style-name="ce51">
            <text:p>6.765.477</text:p>
          </table:table-cell>
          <table:table-cell office:value-type="percentage" office:value="0.94891281754078771" table:style-name="ce52">
            <text:p>94,9%</text:p>
          </table:table-cell>
          <table:table-cell office:value-type="float" office:value="7127025" table:style-name="ce51">
            <text:p>7.127.025</text:p>
          </table:table-cell>
          <table:table-cell office:value-type="percentage" office:value="0.91175643561924513" table:style-name="ce52">
            <text:p>91,2%</text:p>
          </table:table-cell>
          <table:table-cell office:value-type="float" office:value="5118401" table:style-name="ce51">
            <text:p>5.118.401</text:p>
          </table:table-cell>
          <table:table-cell office:value-type="percentage" office:value="0.86139073917623976" table:style-name="ce52">
            <text:p>86,1%</text:p>
          </table:table-cell>
          <table:table-cell office:value-type="float" office:value="4236834" table:style-name="ce51">
            <text:p>4.236.834</text:p>
          </table:table-cell>
          <table:table-cell office:value-type="percentage" office:value="0.86033986482164559" table:style-name="ce52">
            <text:p>86,0%</text:p>
          </table:table-cell>
          <table:table-cell office:value-type="float" office:value="3632404" table:style-name="ce51">
            <text:p>3.632.404</text:p>
          </table:table-cell>
          <table:table-cell office:value-type="percentage" office:value="0.91175668844230939" table:style-name="ce52">
            <text:p>91,2%</text:p>
          </table:table-cell>
          <table:table-cell office:value-type="float" office:value="39130517" table:style-name="ce51">
            <text:p>39.130.517</text:p>
          </table:table-cell>
          <table:table-cell office:value-type="float" office:value="42185033" table:style-name="ce51">
            <text:p>42.185.033</text:p>
          </table:table-cell>
          <table:table-cell office:value-type="percentage" office:value="0.92759242359725069" table:style-name="ce52">
            <text:p>92,8%</text:p>
          </table:table-cell>
          <table:table-cell office:value-type="percentage" office:value="0.82556102755314142" table:style-name="ce52">
            <text:p>82,6%</text:p>
          </table:table-cell>
          <table:table-cell table:number-columns-repeated="16363" table:style-name="ce27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4"/>
          <table:covered-table-cell table:number-columns-repeated="6"/>
          <table:table-cell table:style-name="ce27"/>
          <table:table-cell table:style-name="ce53"/>
          <table:table-cell table:style-name="ce27"/>
          <table:table-cell table:style-name="ce53"/>
          <table:table-cell table:style-name="ce49"/>
          <table:table-cell table:style-name="ce53"/>
          <table:table-cell table:style-name="ce27"/>
          <table:table-cell table:style-name="ce53"/>
          <table:table-cell table:number-columns-repeated="2" table:style-name="ce27"/>
          <table:table-cell table:style-name="ce53"/>
          <table:table-cell table:number-columns-repeated="16366" table:style-name="ce27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27"/>
        <table:table-column table:style-name="co9" table:default-cell-style-name="ce27"/>
        <table:table-column table:style-name="co9" table:default-cell-style-name="ce53"/>
        <table:table-column table:style-name="co9" table:default-cell-style-name="ce27"/>
        <table:table-column table:style-name="co9" table:default-cell-style-name="ce53"/>
        <table:table-column table:style-name="co9" table:default-cell-style-name="ce27"/>
        <table:table-column table:style-name="co9" table:default-cell-style-name="ce53"/>
        <table:table-column table:style-name="co9" table:default-cell-style-name="ce27"/>
        <table:table-column table:style-name="co9" table:default-cell-style-name="ce53"/>
        <table:table-column table:style-name="co9" table:default-cell-style-name="ce27"/>
        <table:table-column table:style-name="co9" table:default-cell-style-name="ce53"/>
        <table:table-column table:style-name="co9" table:default-cell-style-name="ce49"/>
        <table:table-column table:style-name="co5" table:default-cell-style-name="ce53"/>
        <table:table-column table:style-name="co5" table:default-cell-style-name="ce27"/>
        <table:table-column table:style-name="co5" table:default-cell-style-name="ce53"/>
        <table:table-column table:style-name="co5" table:number-columns-repeated="2" table:default-cell-style-name="ce27"/>
        <table:table-column table:style-name="co5" table:default-cell-style-name="ce53"/>
        <table:table-column table:style-name="co5" table:number-columns-repeated="3" table:default-cell-style-name="ce27"/>
        <table:table-column table:style-name="co4" table:number-columns-repeated="20" table:default-cell-style-name="ce27"/>
        <table:table-column table:style-name="co5" table:number-columns-repeated="16343" table:default-cell-style-name="ce27"/>
        <table:table-row table:style-name="ro8">
          <table:table-cell table:style-name="ce34"/>
          <table:table-cell office:value-type="string" table:style-name="ce35">
            <text:p>Personas pauta completa ≥80 años</text:p>
          </table:table-cell>
          <table:table-cell office:value-type="string" table:style-name="ce36">
            <text:p>%</text:p>
          </table:table-cell>
          <table:table-cell office:value-type="string" table:style-name="ce35">
            <text:p>Personas pauta completa 70-79 años</text:p>
          </table:table-cell>
          <table:table-cell office:value-type="string" table:style-name="ce36">
            <text:p>%</text:p>
          </table:table-cell>
          <table:table-cell office:value-type="string" table:style-name="ce35">
            <text:p>Personas pauta completa 60-69 años</text:p>
          </table:table-cell>
          <table:table-cell office:value-type="string" table:style-name="ce36">
            <text:p>%</text:p>
          </table:table-cell>
          <table:table-cell office:value-type="string" table:style-name="ce35">
            <text:p>Personas pauta completa 50-59 años</text:p>
          </table:table-cell>
          <table:table-cell office:value-type="string" table:style-name="ce36">
            <text:p>%</text:p>
          </table:table-cell>
          <table:table-cell office:value-type="string" table:style-name="ce35">
            <text:p>Personas pauta completa 40-49 años</text:p>
          </table:table-cell>
          <table:table-cell office:value-type="string" table:style-name="ce36">
            <text:p>%</text:p>
          </table:table-cell>
          <table:table-cell office:value-type="string" table:style-name="ce35">
            <text:p>Personas pauta completa 30-39 años</text:p>
          </table:table-cell>
          <table:table-cell office:value-type="string" table:style-name="ce36">
            <text:p>%</text:p>
          </table:table-cell>
          <table:table-cell office:value-type="string" table:style-name="ce35">
            <text:p>Personas pauta completa 20-29 años</text:p>
          </table:table-cell>
          <table:table-cell office:value-type="string" table:style-name="ce36">
            <text:p>%</text:p>
          </table:table-cell>
          <table:table-cell office:value-type="string" table:style-name="ce35">
            <text:p>Personas pauta completa 12-19 años</text:p>
          </table:table-cell>
          <table:table-cell office:value-type="string" table:style-name="ce36">
            <text:p>%</text:p>
          </table:table-cell>
          <table:table-cell office:value-type="string" table:style-name="ce37">
            <text:p>Total Personas pauta completa</text:p>
          </table:table-cell>
          <table:table-cell office:value-type="string" table:style-name="ce37">
            <text:p>Total Población INE Población a Vacunar (1)</text:p>
          </table:table-cell>
          <table:table-cell office:value-type="string" table:style-name="ce38">
            <text:p>% pauta completa sobre Población a Vacunar INE</text:p>
          </table:table-cell>
          <table:table-cell office:value-type="string" table:style-name="ce38">
            <text:p>% pauta completa sobre Total Población INE</text:p>
          </table:table-cell>
          <table:table-cell table:number-columns-repeated="16363" table:style-name="ce39"/>
        </table:table-row>
        <table:table-row table:style-name="ro5">
          <table:table-cell office:value-type="string" table:style-name="ce40">
            <text:p>Andalucía</text:p>
          </table:table-cell>
          <table:table-cell office:value-type="float" office:value="430433" table:style-name="ce41">
            <text:p>430.433</text:p>
          </table:table-cell>
          <table:table-cell office:value-type="percentage" office:value="1" table:style-name="ce42">
            <text:p>100,0%</text:p>
          </table:table-cell>
          <table:table-cell office:value-type="float" office:value="652433" table:style-name="ce41">
            <text:p>652.433</text:p>
          </table:table-cell>
          <table:table-cell office:value-type="percentage" office:value="0.99711151831740596" table:style-name="ce42">
            <text:p>99,7%</text:p>
          </table:table-cell>
          <table:table-cell office:value-type="float" office:value="930042" table:style-name="ce41">
            <text:p>930.042</text:p>
          </table:table-cell>
          <table:table-cell office:value-type="percentage" office:value="0.97058427578376361" table:style-name="ce42">
            <text:p>97,1%</text:p>
          </table:table-cell>
          <table:table-cell office:value-type="float" office:value="1218580" table:style-name="ce41">
            <text:p>1.218.580</text:p>
          </table:table-cell>
          <table:table-cell office:value-type="percentage" office:value="0.94640301151530259" table:style-name="ce42">
            <text:p>94,6%</text:p>
          </table:table-cell>
          <table:table-cell office:value-type="float" office:value="1260273" table:style-name="ce41">
            <text:p>1.260.273</text:p>
          </table:table-cell>
          <table:table-cell office:value-type="percentage" office:value="0.91038086129378992" table:style-name="ce42">
            <text:p>91,0%</text:p>
          </table:table-cell>
          <table:table-cell office:value-type="float" office:value="942276" table:style-name="ce41">
            <text:p>942.276</text:p>
          </table:table-cell>
          <table:table-cell office:value-type="percentage" office:value="0.85523606042260969" table:style-name="ce42">
            <text:p>85,5%</text:p>
          </table:table-cell>
          <table:table-cell office:value-type="float" office:value="781860" table:style-name="ce41">
            <text:p>781.860</text:p>
          </table:table-cell>
          <table:table-cell office:value-type="percentage" office:value="0.84423914170208358" table:style-name="ce42">
            <text:p>84,4%</text:p>
          </table:table-cell>
          <table:table-cell office:value-type="float" office:value="690618" table:style-name="ce41">
            <text:p>690.618</text:p>
          </table:table-cell>
          <table:table-cell office:value-type="percentage" office:value="0.89360364160518391" table:style-name="ce42">
            <text:p>89,4%</text:p>
          </table:table-cell>
          <table:table-cell office:value-type="float" office:value="6906515" table:style-name="ce41">
            <text:p>6.906.515</text:p>
          </table:table-cell>
          <table:table-cell office:value-type="float" office:value="7508005" table:style-name="ce41">
            <text:p>7.508.005</text:p>
          </table:table-cell>
          <table:table-cell office:value-type="percentage" office:value="0.91988684077860894" table:style-name="ce42">
            <text:p>92,0%</text:p>
          </table:table-cell>
          <table:table-cell office:value-type="percentage" office:value="0.81231930448258383" table:style-name="ce42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Aragón</text:p>
          </table:table-cell>
          <table:table-cell office:value-type="float" office:value="100478" table:style-name="ce44">
            <text:p>100.478</text:p>
          </table:table-cell>
          <table:table-cell office:value-type="percentage" office:value="1" table:style-name="ce45">
            <text:p>100,0%</text:p>
          </table:table-cell>
          <table:table-cell office:value-type="float" office:value="119154" table:style-name="ce44">
            <text:p>119.154</text:p>
          </table:table-cell>
          <table:table-cell office:value-type="percentage" office:value="0.99606269592476493" table:style-name="ce45">
            <text:p>99,6%</text:p>
          </table:table-cell>
          <table:table-cell office:value-type="float" office:value="154304" table:style-name="ce44">
            <text:p>154.304</text:p>
          </table:table-cell>
          <table:table-cell office:value-type="percentage" office:value="0.95656809869195958" table:style-name="ce45">
            <text:p>95,7%</text:p>
          </table:table-cell>
          <table:table-cell office:value-type="float" office:value="186596" table:style-name="ce44">
            <text:p>186.596</text:p>
          </table:table-cell>
          <table:table-cell office:value-type="percentage" office:value="0.9284768870975767" table:style-name="ce45">
            <text:p>92,8%</text:p>
          </table:table-cell>
          <table:table-cell office:value-type="float" office:value="189401" table:style-name="ce44">
            <text:p>189.401</text:p>
          </table:table-cell>
          <table:table-cell office:value-type="percentage" office:value="0.88655523153760818" table:style-name="ce45">
            <text:p>88,7%</text:p>
          </table:table-cell>
          <table:table-cell office:value-type="float" office:value="128044" table:style-name="ce44">
            <text:p>128.044</text:p>
          </table:table-cell>
          <table:table-cell office:value-type="percentage" office:value="0.80898166517140724" table:style-name="ce45">
            <text:p>80,9%</text:p>
          </table:table-cell>
          <table:table-cell office:value-type="float" office:value="106329" table:style-name="ce44">
            <text:p>106.329</text:p>
          </table:table-cell>
          <table:table-cell office:value-type="percentage" office:value="0.81292527408675974" table:style-name="ce45">
            <text:p>81,3%</text:p>
          </table:table-cell>
          <table:table-cell office:value-type="float" office:value="90100" table:style-name="ce44">
            <text:p>90.100</text:p>
          </table:table-cell>
          <table:table-cell office:value-type="percentage" office:value="0.841764997150518" table:style-name="ce45">
            <text:p>84,2%</text:p>
          </table:table-cell>
          <table:table-cell office:value-type="float" office:value="1074406" table:style-name="ce44">
            <text:p>1.074.406</text:p>
          </table:table-cell>
          <table:table-cell office:value-type="float" office:value="1189408" table:style-name="ce44">
            <text:p>1.189.408</text:p>
          </table:table-cell>
          <table:table-cell office:value-type="percentage" office:value="0.90331156339960716" table:style-name="ce45">
            <text:p>90,3%</text:p>
          </table:table-cell>
          <table:table-cell office:value-type="percentage" office:value="0.80713647697112156" table:style-name="ce45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Asturias<text:s/></text:p>
          </table:table-cell>
          <table:table-cell office:value-type="float" office:value="88374" table:style-name="ce44">
            <text:p>88.374</text:p>
          </table:table-cell>
          <table:table-cell office:value-type="percentage" office:value="1" table:style-name="ce45">
            <text:p>100,0%</text:p>
          </table:table-cell>
          <table:table-cell office:value-type="float" office:value="114226" table:style-name="ce44">
            <text:p>114.226</text:p>
          </table:table-cell>
          <table:table-cell office:value-type="percentage" office:value="1" table:style-name="ce45">
            <text:p>100,0%</text:p>
          </table:table-cell>
          <table:table-cell office:value-type="float" office:value="148037" table:style-name="ce44">
            <text:p>148.037</text:p>
          </table:table-cell>
          <table:table-cell office:value-type="percentage" office:value="0.97399170998091977" table:style-name="ce45">
            <text:p>97,4%</text:p>
          </table:table-cell>
          <table:table-cell office:value-type="float" office:value="153113" table:style-name="ce44">
            <text:p>153.113</text:p>
          </table:table-cell>
          <table:table-cell office:value-type="percentage" office:value="0.94465798387246036" table:style-name="ce45">
            <text:p>94,5%</text:p>
          </table:table-cell>
          <table:table-cell office:value-type="float" office:value="150940" table:style-name="ce44">
            <text:p>150.940</text:p>
          </table:table-cell>
          <table:table-cell office:value-type="percentage" office:value="0.90971552555448409" table:style-name="ce45">
            <text:p>91,0%</text:p>
          </table:table-cell>
          <table:table-cell office:value-type="float" office:value="90903" table:style-name="ce44">
            <text:p>90.903</text:p>
          </table:table-cell>
          <table:table-cell office:value-type="percentage" office:value="0.83711357294803435" table:style-name="ce45">
            <text:p>83,7%</text:p>
          </table:table-cell>
          <table:table-cell office:value-type="float" office:value="66512" table:style-name="ce44">
            <text:p>66.512</text:p>
          </table:table-cell>
          <table:table-cell office:value-type="percentage" office:value="0.83935286842835866" table:style-name="ce45">
            <text:p>83,9%</text:p>
          </table:table-cell>
          <table:table-cell office:value-type="float" office:value="60717" table:style-name="ce44">
            <text:p>60.717</text:p>
          </table:table-cell>
          <table:table-cell office:value-type="percentage" office:value="0.93044317763883777" table:style-name="ce45">
            <text:p>93,0%</text:p>
          </table:table-cell>
          <table:table-cell office:value-type="float" office:value="872822" table:style-name="ce44">
            <text:p>872.822</text:p>
          </table:table-cell>
          <table:table-cell office:value-type="float" office:value="930447" table:style-name="ce44">
            <text:p>930.447</text:p>
          </table:table-cell>
          <table:table-cell office:value-type="percentage" office:value="0.93806740201215111" table:style-name="ce45">
            <text:p>93,8%</text:p>
          </table:table-cell>
          <table:table-cell office:value-type="percentage" office:value="0.86171535084298478" table:style-name="ce45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Baleares</text:p>
          </table:table-cell>
          <table:table-cell office:value-type="float" office:value="51338" table:style-name="ce44">
            <text:p>51.338</text:p>
          </table:table-cell>
          <table:table-cell office:value-type="percentage" office:value="0.95720918091473528" table:style-name="ce45">
            <text:p>95,7%</text:p>
          </table:table-cell>
          <table:table-cell office:value-type="float" office:value="79551" table:style-name="ce44">
            <text:p>79.551</text:p>
          </table:table-cell>
          <table:table-cell office:value-type="percentage" office:value="0.91192654240319138" table:style-name="ce45">
            <text:p>91,2%</text:p>
          </table:table-cell>
          <table:table-cell office:value-type="float" office:value="111594" table:style-name="ce44">
            <text:p>111.594</text:p>
          </table:table-cell>
          <table:table-cell office:value-type="percentage" office:value="0.87598219682400136" table:style-name="ce45">
            <text:p>87,6%</text:p>
          </table:table-cell>
          <table:table-cell office:value-type="float" office:value="152226" table:style-name="ce44">
            <text:p>152.226</text:p>
          </table:table-cell>
          <table:table-cell office:value-type="percentage" office:value="0.85757261644545602" table:style-name="ce45">
            <text:p>85,8%</text:p>
          </table:table-cell>
          <table:table-cell office:value-type="float" office:value="171635" table:style-name="ce44">
            <text:p>171.635</text:p>
          </table:table-cell>
          <table:table-cell office:value-type="percentage" office:value="0.79232122166159646" table:style-name="ce45">
            <text:p>79,2%</text:p>
          </table:table-cell>
          <table:table-cell office:value-type="float" office:value="132202" table:style-name="ce44">
            <text:p>132.202</text:p>
          </table:table-cell>
          <table:table-cell office:value-type="percentage" office:value="0.7183056501871804" table:style-name="ce45">
            <text:p>71,8%</text:p>
          </table:table-cell>
          <table:table-cell office:value-type="float" office:value="101719" table:style-name="ce44">
            <text:p>101.719</text:p>
          </table:table-cell>
          <table:table-cell office:value-type="percentage" office:value="0.74132188641017982" table:style-name="ce45">
            <text:p>74,1%</text:p>
          </table:table-cell>
          <table:table-cell office:value-type="float" office:value="79562" table:style-name="ce44">
            <text:p>79.562</text:p>
          </table:table-cell>
          <table:table-cell office:value-type="percentage" office:value="0.79932888603118468" table:style-name="ce45">
            <text:p>79,9%</text:p>
          </table:table-cell>
          <table:table-cell office:value-type="float" office:value="879827" table:style-name="ce44">
            <text:p>879.827</text:p>
          </table:table-cell>
          <table:table-cell office:value-type="float" office:value="1083187" table:style-name="ce44">
            <text:p>1.083.187</text:p>
          </table:table-cell>
          <table:table-cell office:value-type="percentage" office:value="0.81225771727319473" table:style-name="ce45">
            <text:p>81,2%</text:p>
          </table:table-cell>
          <table:table-cell office:value-type="percentage" office:value="0.7213026992683077" table:style-name="ce45">
            <text:p>72,1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Canarias</text:p>
          </table:table-cell>
          <table:table-cell office:value-type="float" office:value="92525" table:style-name="ce44">
            <text:p>92.525</text:p>
          </table:table-cell>
          <table:table-cell office:value-type="percentage" office:value="0.92191267611247285" table:style-name="ce45">
            <text:p>92,2%</text:p>
          </table:table-cell>
          <table:table-cell office:value-type="float" office:value="151299" table:style-name="ce44">
            <text:p>151.299</text:p>
          </table:table-cell>
          <table:table-cell office:value-type="percentage" office:value="0.90356891176857013" table:style-name="ce45">
            <text:p>90,4%</text:p>
          </table:table-cell>
          <table:table-cell office:value-type="float" office:value="223211" table:style-name="ce44">
            <text:p>223.211</text:p>
          </table:table-cell>
          <table:table-cell office:value-type="percentage" office:value="0.88732483949832042" table:style-name="ce45">
            <text:p>88,7%</text:p>
          </table:table-cell>
          <table:table-cell office:value-type="float" office:value="321835" table:style-name="ce44">
            <text:p>321.835</text:p>
          </table:table-cell>
          <table:table-cell office:value-type="percentage" office:value="0.87396502890722805" table:style-name="ce45">
            <text:p>87,4%</text:p>
          </table:table-cell>
          <table:table-cell office:value-type="float" office:value="319334" table:style-name="ce44">
            <text:p>319.334</text:p>
          </table:table-cell>
          <table:table-cell office:value-type="percentage" office:value="0.81027644916963748" table:style-name="ce45">
            <text:p>81,0%</text:p>
          </table:table-cell>
          <table:table-cell office:value-type="float" office:value="230520" table:style-name="ce44">
            <text:p>230.520</text:p>
          </table:table-cell>
          <table:table-cell office:value-type="percentage" office:value="0.73681047874142591" table:style-name="ce45">
            <text:p>73,7%</text:p>
          </table:table-cell>
          <table:table-cell office:value-type="float" office:value="187526" table:style-name="ce44">
            <text:p>187.526</text:p>
          </table:table-cell>
          <table:table-cell office:value-type="percentage" office:value="0.73634610929395183" table:style-name="ce45">
            <text:p>73,6%</text:p>
          </table:table-cell>
          <table:table-cell office:value-type="float" office:value="155306" table:style-name="ce44">
            <text:p>155.306</text:p>
          </table:table-cell>
          <table:table-cell office:value-type="percentage" office:value="0.84284047431688058" table:style-name="ce45">
            <text:p>84,3%</text:p>
          </table:table-cell>
          <table:table-cell office:value-type="float" office:value="1681556" table:style-name="ce44">
            <text:p>1.681.556</text:p>
          </table:table-cell>
          <table:table-cell office:value-type="float" office:value="2033513" table:style-name="ce44">
            <text:p>2.033.513</text:p>
          </table:table-cell>
          <table:table-cell office:value-type="percentage" office:value="0.82692168675587518" table:style-name="ce45">
            <text:p>82,7%</text:p>
          </table:table-cell>
          <table:table-cell office:value-type="percentage" office:value="0.7492333034362888" table:style-name="ce45">
            <text:p>74,9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Cantabria</text:p>
          </table:table-cell>
          <table:table-cell office:value-type="float" office:value="42229" table:style-name="ce44">
            <text:p>42.229</text:p>
          </table:table-cell>
          <table:table-cell office:value-type="percentage" office:value="1" table:style-name="ce45">
            <text:p>100,0%</text:p>
          </table:table-cell>
          <table:table-cell office:value-type="float" office:value="56033" table:style-name="ce44">
            <text:p>56.033</text:p>
          </table:table-cell>
          <table:table-cell office:value-type="percentage" office:value="1" table:style-name="ce45">
            <text:p>100,0%</text:p>
          </table:table-cell>
          <table:table-cell office:value-type="float" office:value="76947" table:style-name="ce44">
            <text:p>76.947</text:p>
          </table:table-cell>
          <table:table-cell office:value-type="percentage" office:value="0.97085430939853889" table:style-name="ce45">
            <text:p>97,1%</text:p>
          </table:table-cell>
          <table:table-cell office:value-type="float" office:value="84764" table:style-name="ce44">
            <text:p>84.764</text:p>
          </table:table-cell>
          <table:table-cell office:value-type="percentage" office:value="0.93177970759591078" table:style-name="ce45">
            <text:p>93,2%</text:p>
          </table:table-cell>
          <table:table-cell office:value-type="float" office:value="88797" table:style-name="ce44">
            <text:p>88.797</text:p>
          </table:table-cell>
          <table:table-cell office:value-type="percentage" office:value="0.91180457149898342" table:style-name="ce45">
            <text:p>91,2%</text:p>
          </table:table-cell>
          <table:table-cell office:value-type="float" office:value="55988" table:style-name="ce44">
            <text:p>55.988</text:p>
          </table:table-cell>
          <table:table-cell office:value-type="percentage" office:value="0.83367580928556539" table:style-name="ce45">
            <text:p>83,4%</text:p>
          </table:table-cell>
          <table:table-cell office:value-type="float" office:value="42473" table:style-name="ce44">
            <text:p>42.473</text:p>
          </table:table-cell>
          <table:table-cell office:value-type="percentage" office:value="0.83488294380123051" table:style-name="ce45">
            <text:p>83,5%</text:p>
          </table:table-cell>
          <table:table-cell office:value-type="float" office:value="41351" table:style-name="ce44">
            <text:p>41.351</text:p>
          </table:table-cell>
          <table:table-cell office:value-type="percentage" office:value="0.91316829715345715" table:style-name="ce45">
            <text:p>91,3%</text:p>
          </table:table-cell>
          <table:table-cell office:value-type="float" office:value="488582" table:style-name="ce44">
            <text:p>488.582</text:p>
          </table:table-cell>
          <table:table-cell office:value-type="float" office:value="527062" table:style-name="ce44">
            <text:p>527.062</text:p>
          </table:table-cell>
          <table:table-cell office:value-type="percentage" office:value="0.92699151143508729" table:style-name="ce45">
            <text:p>92,7%</text:p>
          </table:table-cell>
          <table:table-cell office:value-type="percentage" office:value="0.83710753784341774" table:style-name="ce45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Castilla y Leon</text:p>
          </table:table-cell>
          <table:table-cell office:value-type="float" office:value="227999" table:style-name="ce44">
            <text:p>227.999</text:p>
          </table:table-cell>
          <table:table-cell office:value-type="percentage" office:value="1" table:style-name="ce45">
            <text:p>100,0%</text:p>
          </table:table-cell>
          <table:table-cell office:value-type="float" office:value="250517" table:style-name="ce44">
            <text:p>250.517</text:p>
          </table:table-cell>
          <table:table-cell office:value-type="percentage" office:value="1" table:style-name="ce45">
            <text:p>100,0%</text:p>
          </table:table-cell>
          <table:table-cell office:value-type="float" office:value="322441" table:style-name="ce44">
            <text:p>322.441</text:p>
          </table:table-cell>
          <table:table-cell office:value-type="percentage" office:value="0.9853258893238358" table:style-name="ce45">
            <text:p>98,5%</text:p>
          </table:table-cell>
          <table:table-cell office:value-type="float" office:value="353307" table:style-name="ce44">
            <text:p>353.307</text:p>
          </table:table-cell>
          <table:table-cell office:value-type="percentage" office:value="0.92682114254085091" table:style-name="ce45">
            <text:p>92,7%</text:p>
          </table:table-cell>
          <table:table-cell office:value-type="float" office:value="321460" table:style-name="ce44">
            <text:p>321.460</text:p>
          </table:table-cell>
          <table:table-cell office:value-type="percentage" office:value="0.89244368437709953" table:style-name="ce45">
            <text:p>89,2%</text:p>
          </table:table-cell>
          <table:table-cell office:value-type="float" office:value="213629" table:style-name="ce44">
            <text:p>213.629</text:p>
          </table:table-cell>
          <table:table-cell office:value-type="percentage" office:value="0.82513460691690288" table:style-name="ce45">
            <text:p>82,5%</text:p>
          </table:table-cell>
          <table:table-cell office:value-type="float" office:value="174211" table:style-name="ce44">
            <text:p>174.211</text:p>
          </table:table-cell>
          <table:table-cell office:value-type="percentage" office:value="0.82260752954731109" table:style-name="ce45">
            <text:p>82,3%</text:p>
          </table:table-cell>
          <table:table-cell office:value-type="float" office:value="144583" table:style-name="ce44">
            <text:p>144.583</text:p>
          </table:table-cell>
          <table:table-cell office:value-type="percentage" office:value="0.8595999952437009" table:style-name="ce45">
            <text:p>86,0%</text:p>
          </table:table-cell>
          <table:table-cell office:value-type="float" office:value="2008147" table:style-name="ce44">
            <text:p>2.008.147</text:p>
          </table:table-cell>
          <table:table-cell office:value-type="float" office:value="2172149" table:style-name="ce44">
            <text:p>2.172.149</text:p>
          </table:table-cell>
          <table:table-cell office:value-type="percentage" office:value="0.92449781299533318" table:style-name="ce45">
            <text:p>92,4%</text:p>
          </table:table-cell>
          <table:table-cell office:value-type="percentage" office:value="0.84140860260557793" table:style-name="ce45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Castilla - La Mancha</text:p>
          </table:table-cell>
          <table:table-cell office:value-type="float" office:value="137391" table:style-name="ce44">
            <text:p>137.391</text:p>
          </table:table-cell>
          <table:table-cell office:value-type="percentage" office:value="1" table:style-name="ce45">
            <text:p>100,0%</text:p>
          </table:table-cell>
          <table:table-cell office:value-type="float" office:value="158365" table:style-name="ce44">
            <text:p>158.365</text:p>
          </table:table-cell>
          <table:table-cell office:value-type="percentage" office:value="1" table:style-name="ce45">
            <text:p>100,0%</text:p>
          </table:table-cell>
          <table:table-cell office:value-type="float" office:value="216512" table:style-name="ce44">
            <text:p>216.512</text:p>
          </table:table-cell>
          <table:table-cell office:value-type="percentage" office:value="0.94949743014015819" table:style-name="ce45">
            <text:p>94,9%</text:p>
          </table:table-cell>
          <table:table-cell office:value-type="float" office:value="280853" table:style-name="ce44">
            <text:p>280.853</text:p>
          </table:table-cell>
          <table:table-cell office:value-type="percentage" office:value="0.90188402958186553" table:style-name="ce45">
            <text:p>90,2%</text:p>
          </table:table-cell>
          <table:table-cell office:value-type="float" office:value="281380" table:style-name="ce44">
            <text:p>281.380</text:p>
          </table:table-cell>
          <table:table-cell office:value-type="percentage" office:value="0.85091069641134509" table:style-name="ce45">
            <text:p>85,1%</text:p>
          </table:table-cell>
          <table:table-cell office:value-type="float" office:value="201182" table:style-name="ce44">
            <text:p>201.182</text:p>
          </table:table-cell>
          <table:table-cell office:value-type="percentage" office:value="0.78052849455482232" table:style-name="ce45">
            <text:p>78,1%</text:p>
          </table:table-cell>
          <table:table-cell office:value-type="float" office:value="169006" table:style-name="ce44">
            <text:p>169.006</text:p>
          </table:table-cell>
          <table:table-cell office:value-type="percentage" office:value="0.77174508657850516" table:style-name="ce45">
            <text:p>77,2%</text:p>
          </table:table-cell>
          <table:table-cell office:value-type="float" office:value="149191" table:style-name="ce44">
            <text:p>149.191</text:p>
          </table:table-cell>
          <table:table-cell office:value-type="percentage" office:value="0.83901898591802759" table:style-name="ce45">
            <text:p>83,9%</text:p>
          </table:table-cell>
          <table:table-cell office:value-type="float" office:value="1593880" table:style-name="ce44">
            <text:p>1.593.880</text:p>
          </table:table-cell>
          <table:table-cell office:value-type="float" office:value="1816082" table:style-name="ce44">
            <text:p>1.816.082</text:p>
          </table:table-cell>
          <table:table-cell office:value-type="percentage" office:value="0.87764759520770541" table:style-name="ce45">
            <text:p>87,8%</text:p>
          </table:table-cell>
          <table:table-cell office:value-type="percentage" office:value="0.77801251161737262" table:style-name="ce45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Cataluña</text:p>
          </table:table-cell>
          <table:table-cell office:value-type="float" office:value="455150" table:style-name="ce44">
            <text:p>455.150</text:p>
          </table:table-cell>
          <table:table-cell office:value-type="percentage" office:value="1" table:style-name="ce45">
            <text:p>100,0%</text:p>
          </table:table-cell>
          <table:table-cell office:value-type="float" office:value="617753" table:style-name="ce44">
            <text:p>617.753</text:p>
          </table:table-cell>
          <table:table-cell office:value-type="percentage" office:value="0.97171310103565001" table:style-name="ce45">
            <text:p>97,2%</text:p>
          </table:table-cell>
          <table:table-cell office:value-type="float" office:value="797353" table:style-name="ce44">
            <text:p>797.353</text:p>
          </table:table-cell>
          <table:table-cell office:value-type="percentage" office:value="0.93532899151186411" table:style-name="ce45">
            <text:p>93,5%</text:p>
          </table:table-cell>
          <table:table-cell office:value-type="float" office:value="1033621" table:style-name="ce44">
            <text:p>1.033.621</text:p>
          </table:table-cell>
          <table:table-cell office:value-type="percentage" office:value="0.941880862146107" table:style-name="ce45">
            <text:p>94,2%</text:p>
          </table:table-cell>
          <table:table-cell office:value-type="float" office:value="1146586" table:style-name="ce44">
            <text:p>1.146.586</text:p>
          </table:table-cell>
          <table:table-cell office:value-type="percentage" office:value="0.89890947292498025" table:style-name="ce45">
            <text:p>89,9%</text:p>
          </table:table-cell>
          <table:table-cell office:value-type="float" office:value="805618" table:style-name="ce44">
            <text:p>805.618</text:p>
          </table:table-cell>
          <table:table-cell office:value-type="percentage" office:value="0.83343126828521419" table:style-name="ce45">
            <text:p>83,3%</text:p>
          </table:table-cell>
          <table:table-cell office:value-type="float" office:value="669195" table:style-name="ce44">
            <text:p>669.195</text:p>
          </table:table-cell>
          <table:table-cell office:value-type="percentage" office:value="0.80718389383498446" table:style-name="ce45">
            <text:p>80,7%</text:p>
          </table:table-cell>
          <table:table-cell office:value-type="float" office:value="564742" table:style-name="ce44">
            <text:p>564.742</text:p>
          </table:table-cell>
          <table:table-cell office:value-type="percentage" office:value="0.84118725637248404" table:style-name="ce45">
            <text:p>84,1%</text:p>
          </table:table-cell>
          <table:table-cell office:value-type="float" office:value="6090018" table:style-name="ce44">
            <text:p>6.090.018</text:p>
          </table:table-cell>
          <table:table-cell office:value-type="float" office:value="6782414" table:style-name="ce44">
            <text:p>6.782.414</text:p>
          </table:table-cell>
          <table:table-cell office:value-type="percentage" office:value="0.89791304393981253" table:style-name="ce45">
            <text:p>89,8%</text:p>
          </table:table-cell>
          <table:table-cell office:value-type="percentage" office:value="0.79387526392363805" table:style-name="ce45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C. Valenciana</text:p>
          </table:table-cell>
          <table:table-cell office:value-type="float" office:value="293580" table:style-name="ce44">
            <text:p>293.580</text:p>
          </table:table-cell>
          <table:table-cell office:value-type="percentage" office:value="1" table:style-name="ce45">
            <text:p>100,0%</text:p>
          </table:table-cell>
          <table:table-cell office:value-type="float" office:value="433236" table:style-name="ce44">
            <text:p>433.236</text:p>
          </table:table-cell>
          <table:table-cell office:value-type="percentage" office:value="0.98512879283999122" table:style-name="ce45">
            <text:p>98,5%</text:p>
          </table:table-cell>
          <table:table-cell office:value-type="float" office:value="570120" table:style-name="ce44">
            <text:p>570.120</text:p>
          </table:table-cell>
          <table:table-cell office:value-type="percentage" office:value="0.95475097966975919" table:style-name="ce45">
            <text:p>95,5%</text:p>
          </table:table-cell>
          <table:table-cell office:value-type="float" office:value="715344" table:style-name="ce44">
            <text:p>715.344</text:p>
          </table:table-cell>
          <table:table-cell office:value-type="percentage" office:value="0.93840712793980297" table:style-name="ce45">
            <text:p>93,8%</text:p>
          </table:table-cell>
          <table:table-cell office:value-type="float" office:value="756310" table:style-name="ce44">
            <text:p>756.310</text:p>
          </table:table-cell>
          <table:table-cell office:value-type="percentage" office:value="0.8995947535633021" table:style-name="ce45">
            <text:p>90,0%</text:p>
          </table:table-cell>
          <table:table-cell office:value-type="float" office:value="516565" table:style-name="ce44">
            <text:p>516.565</text:p>
          </table:table-cell>
          <table:table-cell office:value-type="percentage" office:value="0.84141933571257543" table:style-name="ce45">
            <text:p>84,1%</text:p>
          </table:table-cell>
          <table:table-cell office:value-type="float" office:value="431928" table:style-name="ce44">
            <text:p>431.928</text:p>
          </table:table-cell>
          <table:table-cell office:value-type="percentage" office:value="0.84233764258258526" table:style-name="ce45">
            <text:p>84,2%</text:p>
          </table:table-cell>
          <table:table-cell office:value-type="float" office:value="380690" table:style-name="ce44">
            <text:p>380.690</text:p>
          </table:table-cell>
          <table:table-cell office:value-type="percentage" office:value="0.87966097386827613" table:style-name="ce45">
            <text:p>88,0%</text:p>
          </table:table-cell>
          <table:table-cell office:value-type="float" office:value="4097773" table:style-name="ce44">
            <text:p>4.097.773</text:p>
          </table:table-cell>
          <table:table-cell office:value-type="float" office:value="4492026" table:style-name="ce44">
            <text:p>4.492.026</text:p>
          </table:table-cell>
          <table:table-cell office:value-type="percentage" office:value="0.91223269856407774" table:style-name="ce45">
            <text:p>91,2%</text:p>
          </table:table-cell>
          <table:table-cell office:value-type="percentage" office:value="0.81191528904537213" table:style-name="ce45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Extremadura</text:p>
          </table:table-cell>
          <table:table-cell office:value-type="float" office:value="77633" table:style-name="ce44">
            <text:p>77.633</text:p>
          </table:table-cell>
          <table:table-cell office:value-type="percentage" office:value="1" table:style-name="ce45">
            <text:p>100,0%</text:p>
          </table:table-cell>
          <table:table-cell office:value-type="float" office:value="95715" table:style-name="ce44">
            <text:p>95.715</text:p>
          </table:table-cell>
          <table:table-cell office:value-type="percentage" office:value="1" table:style-name="ce45">
            <text:p>100,0%</text:p>
          </table:table-cell>
          <table:table-cell office:value-type="float" office:value="132447" table:style-name="ce44">
            <text:p>132.447</text:p>
          </table:table-cell>
          <table:table-cell office:value-type="percentage" office:value="1.0134828021578606" table:style-name="ce45">
            <text:p>101,3%</text:p>
          </table:table-cell>
          <table:table-cell office:value-type="float" office:value="161306" table:style-name="ce44">
            <text:p>161.306</text:p>
          </table:table-cell>
          <table:table-cell office:value-type="percentage" office:value="0.96042345179901523" table:style-name="ce45">
            <text:p>96,0%</text:p>
          </table:table-cell>
          <table:table-cell office:value-type="float" office:value="145660" table:style-name="ce44">
            <text:p>145.660</text:p>
          </table:table-cell>
          <table:table-cell office:value-type="percentage" office:value="0.92461405646963235" table:style-name="ce45">
            <text:p>92,5%</text:p>
          </table:table-cell>
          <table:table-cell office:value-type="float" office:value="112507" table:style-name="ce44">
            <text:p>112.507</text:p>
          </table:table-cell>
          <table:table-cell office:value-type="percentage" office:value="0.86649158207667776" table:style-name="ce45">
            <text:p>86,6%</text:p>
          </table:table-cell>
          <table:table-cell office:value-type="float" office:value="92648" table:style-name="ce44">
            <text:p>92.648</text:p>
          </table:table-cell>
          <table:table-cell office:value-type="percentage" office:value="0.82349385810534548" table:style-name="ce45">
            <text:p>82,3%</text:p>
          </table:table-cell>
          <table:table-cell office:value-type="float" office:value="77994" table:style-name="ce44">
            <text:p>77.994</text:p>
          </table:table-cell>
          <table:table-cell office:value-type="percentage" office:value="0.90998611581047495" table:style-name="ce45">
            <text:p>91,0%</text:p>
          </table:table-cell>
          <table:table-cell office:value-type="float" office:value="895910" table:style-name="ce44">
            <text:p>895.910</text:p>
          </table:table-cell>
          <table:table-cell office:value-type="float" office:value="949890" table:style-name="ce44">
            <text:p>949.890</text:p>
          </table:table-cell>
          <table:table-cell office:value-type="percentage" office:value="0.94317236732674314" table:style-name="ce45">
            <text:p>94,3%</text:p>
          </table:table-cell>
          <table:table-cell office:value-type="percentage" office:value="0.84679664158472745" table:style-name="ce45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Galicia</text:p>
          </table:table-cell>
          <table:table-cell office:value-type="float" office:value="241492" table:style-name="ce44">
            <text:p>241.492</text:p>
          </table:table-cell>
          <table:table-cell office:value-type="percentage" office:value="1" table:style-name="ce45">
            <text:p>100,0%</text:p>
          </table:table-cell>
          <table:table-cell office:value-type="float" office:value="291119" table:style-name="ce44">
            <text:p>291.119</text:p>
          </table:table-cell>
          <table:table-cell office:value-type="percentage" office:value="0.99702043570134491" table:style-name="ce45">
            <text:p>99,7%</text:p>
          </table:table-cell>
          <table:table-cell office:value-type="float" office:value="347305" table:style-name="ce44">
            <text:p>347.305</text:p>
          </table:table-cell>
          <table:table-cell office:value-type="percentage" office:value="0.98229184932940383" table:style-name="ce45">
            <text:p>98,2%</text:p>
          </table:table-cell>
          <table:table-cell office:value-type="float" office:value="391938" table:style-name="ce44">
            <text:p>391.938</text:p>
          </table:table-cell>
          <table:table-cell office:value-type="percentage" office:value="0.95781524926686212" table:style-name="ce45">
            <text:p>95,8%</text:p>
          </table:table-cell>
          <table:table-cell office:value-type="float" office:value="409824" table:style-name="ce44">
            <text:p>409.824</text:p>
          </table:table-cell>
          <table:table-cell office:value-type="percentage" office:value="0.92545112535763718" table:style-name="ce45">
            <text:p>92,5%</text:p>
          </table:table-cell>
          <table:table-cell office:value-type="float" office:value="265545" table:style-name="ce44">
            <text:p>265.545</text:p>
          </table:table-cell>
          <table:table-cell office:value-type="percentage" office:value="0.86048840238757218" table:style-name="ce45">
            <text:p>86,0%</text:p>
          </table:table-cell>
          <table:table-cell office:value-type="float" office:value="200395" table:style-name="ce44">
            <text:p>200.395</text:p>
          </table:table-cell>
          <table:table-cell office:value-type="percentage" office:value="0.86991344058481868" table:style-name="ce45">
            <text:p>87,0%</text:p>
          </table:table-cell>
          <table:table-cell office:value-type="float" office:value="173269" table:style-name="ce44">
            <text:p>173.269</text:p>
          </table:table-cell>
          <table:table-cell office:value-type="percentage" office:value="0.94504865171480934" table:style-name="ce45">
            <text:p>94,5%</text:p>
          </table:table-cell>
          <table:table-cell office:value-type="float" office:value="2320887" table:style-name="ce44">
            <text:p>2.320.887</text:p>
          </table:table-cell>
          <table:table-cell office:value-type="float" office:value="2456127" table:style-name="ce44">
            <text:p>2.456.127</text:p>
          </table:table-cell>
          <table:table-cell office:value-type="percentage" office:value="0.94493770069707306" table:style-name="ce45">
            <text:p>94,5%</text:p>
          </table:table-cell>
          <table:table-cell office:value-type="percentage" office:value="0.86058350476625545" table:style-name="ce45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La Rioja</text:p>
          </table:table-cell>
          <table:table-cell office:value-type="float" office:value="23255" table:style-name="ce44">
            <text:p>23.255</text:p>
          </table:table-cell>
          <table:table-cell office:value-type="percentage" office:value="1" table:style-name="ce45">
            <text:p>100,0%</text:p>
          </table:table-cell>
          <table:table-cell office:value-type="float" office:value="28647" table:style-name="ce44">
            <text:p>28.647</text:p>
          </table:table-cell>
          <table:table-cell office:value-type="percentage" office:value="1" table:style-name="ce45">
            <text:p>100,0%</text:p>
          </table:table-cell>
          <table:table-cell office:value-type="float" office:value="38029" table:style-name="ce44">
            <text:p>38.029</text:p>
          </table:table-cell>
          <table:table-cell office:value-type="percentage" office:value="0.98485005438442019" table:style-name="ce45">
            <text:p>98,5%</text:p>
          </table:table-cell>
          <table:table-cell office:value-type="float" office:value="45247" table:style-name="ce44">
            <text:p>45.247</text:p>
          </table:table-cell>
          <table:table-cell office:value-type="percentage" office:value="0.95256842105263162" table:style-name="ce45">
            <text:p>95,3%</text:p>
          </table:table-cell>
          <table:table-cell office:value-type="float" office:value="47532" table:style-name="ce44">
            <text:p>47.532</text:p>
          </table:table-cell>
          <table:table-cell office:value-type="percentage" office:value="0.91895445054520142" table:style-name="ce45">
            <text:p>91,9%</text:p>
          </table:table-cell>
          <table:table-cell office:value-type="float" office:value="31517" table:style-name="ce44">
            <text:p>31.517</text:p>
          </table:table-cell>
          <table:table-cell office:value-type="percentage" office:value="0.85098282751917054" table:style-name="ce45">
            <text:p>85,1%</text:p>
          </table:table-cell>
          <table:table-cell office:value-type="float" office:value="24576" table:style-name="ce44">
            <text:p>24.576</text:p>
          </table:table-cell>
          <table:table-cell office:value-type="percentage" office:value="0.81469203739309159" table:style-name="ce45">
            <text:p>81,5%</text:p>
          </table:table-cell>
          <table:table-cell office:value-type="float" office:value="22825" table:style-name="ce44">
            <text:p>22.825</text:p>
          </table:table-cell>
          <table:table-cell office:value-type="percentage" office:value="0.87839137964210123" table:style-name="ce45">
            <text:p>87,8%</text:p>
          </table:table-cell>
          <table:table-cell office:value-type="float" office:value="261628" table:style-name="ce44">
            <text:p>261.628</text:p>
          </table:table-cell>
          <table:table-cell office:value-type="float" office:value="281479" table:style-name="ce44">
            <text:p>281.479</text:p>
          </table:table-cell>
          <table:table-cell office:value-type="percentage" office:value="0.92947608880236177" table:style-name="ce45">
            <text:p>92,9%</text:p>
          </table:table-cell>
          <table:table-cell office:value-type="percentage" office:value="0.82747583624310506" table:style-name="ce45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Madrid</text:p>
          </table:table-cell>
          <table:table-cell office:value-type="float" office:value="372738" table:style-name="ce44">
            <text:p>372.738</text:p>
          </table:table-cell>
          <table:table-cell office:value-type="percentage" office:value="1" table:style-name="ce45">
            <text:p>100,0%</text:p>
          </table:table-cell>
          <table:table-cell office:value-type="float" office:value="511452" table:style-name="ce44">
            <text:p>511.452</text:p>
          </table:table-cell>
          <table:table-cell office:value-type="percentage" office:value="0.9704050849065553" table:style-name="ce45">
            <text:p>97,0%</text:p>
          </table:table-cell>
          <table:table-cell office:value-type="float" office:value="683240" table:style-name="ce44">
            <text:p>683.240</text:p>
          </table:table-cell>
          <table:table-cell office:value-type="percentage" office:value="0.94834119407376971" table:style-name="ce45">
            <text:p>94,8%</text:p>
          </table:table-cell>
          <table:table-cell office:value-type="float" office:value="943706" table:style-name="ce44">
            <text:p>943.706</text:p>
          </table:table-cell>
          <table:table-cell office:value-type="percentage" office:value="0.95347049130141781" table:style-name="ce45">
            <text:p>95,3%</text:p>
          </table:table-cell>
          <table:table-cell office:value-type="float" office:value="1034022" table:style-name="ce44">
            <text:p>1.034.022</text:p>
          </table:table-cell>
          <table:table-cell office:value-type="percentage" office:value="0.89445716515012985" table:style-name="ce45">
            <text:p>89,4%</text:p>
          </table:table-cell>
          <table:table-cell office:value-type="float" office:value="753995" table:style-name="ce44">
            <text:p>753.995</text:p>
          </table:table-cell>
          <table:table-cell office:value-type="percentage" office:value="0.83698731411875971" table:style-name="ce45">
            <text:p>83,7%</text:p>
          </table:table-cell>
          <table:table-cell office:value-type="float" office:value="606825" table:style-name="ce44">
            <text:p>606.825</text:p>
          </table:table-cell>
          <table:table-cell office:value-type="percentage" office:value="0.82498705062965894" table:style-name="ce45">
            <text:p>82,5%</text:p>
          </table:table-cell>
          <table:table-cell office:value-type="float" office:value="467121" table:style-name="ce44">
            <text:p>467.121</text:p>
          </table:table-cell>
          <table:table-cell office:value-type="percentage" office:value="0.81844797981567785" table:style-name="ce45">
            <text:p>81,8%</text:p>
          </table:table-cell>
          <table:table-cell office:value-type="float" office:value="5373099" table:style-name="ce44">
            <text:p>5.373.099</text:p>
          </table:table-cell>
          <table:table-cell office:value-type="float" office:value="5970908" table:style-name="ce44">
            <text:p>5.970.908</text:p>
          </table:table-cell>
          <table:table-cell office:value-type="percentage" office:value="0.89987971678679357" table:style-name="ce45">
            <text:p>90,0%</text:p>
          </table:table-cell>
          <table:table-cell office:value-type="percentage" office:value="0.79532797460207694" table:style-name="ce45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Murcia</text:p>
          </table:table-cell>
          <table:table-cell office:value-type="float" office:value="73420" table:style-name="ce44">
            <text:p>73.420</text:p>
          </table:table-cell>
          <table:table-cell office:value-type="percentage" office:value="1" table:style-name="ce45">
            <text:p>100,0%</text:p>
          </table:table-cell>
          <table:table-cell office:value-type="float" office:value="103016" table:style-name="ce44">
            <text:p>103.016</text:p>
          </table:table-cell>
          <table:table-cell office:value-type="percentage" office:value="0.99128192298069706" table:style-name="ce45">
            <text:p>99,1%</text:p>
          </table:table-cell>
          <table:table-cell office:value-type="float" office:value="146262" table:style-name="ce44">
            <text:p>146.262</text:p>
          </table:table-cell>
          <table:table-cell office:value-type="percentage" office:value="0.95259246715860912" table:style-name="ce45">
            <text:p>95,3%</text:p>
          </table:table-cell>
          <table:table-cell office:value-type="float" office:value="207710" table:style-name="ce44">
            <text:p>207.710</text:p>
          </table:table-cell>
          <table:table-cell office:value-type="percentage" office:value="0.95234820245480345" table:style-name="ce45">
            <text:p>95,2%</text:p>
          </table:table-cell>
          <table:table-cell office:value-type="float" office:value="232420" table:style-name="ce44">
            <text:p>232.420</text:p>
          </table:table-cell>
          <table:table-cell office:value-type="percentage" office:value="0.92059191659933137" table:style-name="ce45">
            <text:p>92,1%</text:p>
          </table:table-cell>
          <table:table-cell office:value-type="float" office:value="169614" table:style-name="ce44">
            <text:p>169.614</text:p>
          </table:table-cell>
          <table:table-cell office:value-type="percentage" office:value="0.85201482865668043" table:style-name="ce45">
            <text:p>85,2%</text:p>
          </table:table-cell>
          <table:table-cell office:value-type="float" office:value="143999" table:style-name="ce44">
            <text:p>143.999</text:p>
          </table:table-cell>
          <table:table-cell office:value-type="percentage" office:value="0.8278706902994728" table:style-name="ce45">
            <text:p>82,8%</text:p>
          </table:table-cell>
          <table:table-cell office:value-type="float" office:value="124250" table:style-name="ce44">
            <text:p>124.250</text:p>
          </table:table-cell>
          <table:table-cell office:value-type="percentage" office:value="0.85917187586435806" table:style-name="ce45">
            <text:p>85,9%</text:p>
          </table:table-cell>
          <table:table-cell office:value-type="float" office:value="1200691" table:style-name="ce44">
            <text:p>1.200.691</text:p>
          </table:table-cell>
          <table:table-cell office:value-type="float" office:value="1317614" table:style-name="ce44">
            <text:p>1.317.614</text:p>
          </table:table-cell>
          <table:table-cell office:value-type="percentage" office:value="0.91126156825898941" table:style-name="ce45">
            <text:p>91,1%</text:p>
          </table:table-cell>
          <table:table-cell office:value-type="percentage" office:value="0.79354308706238152" table:style-name="ce45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3">
            <text:p>Navarra</text:p>
          </table:table-cell>
          <table:table-cell office:value-type="float" office:value="42289" table:style-name="ce44">
            <text:p>42.289</text:p>
          </table:table-cell>
          <table:table-cell office:value-type="percentage" office:value="1" table:style-name="ce45">
            <text:p>100,0%</text:p>
          </table:table-cell>
          <table:table-cell office:value-type="float" office:value="55876" table:style-name="ce44">
            <text:p>55.876</text:p>
          </table:table-cell>
          <table:table-cell office:value-type="percentage" office:value="0.98651129943502824" table:style-name="ce45">
            <text:p>98,7%</text:p>
          </table:table-cell>
          <table:table-cell office:value-type="float" office:value="72243" table:style-name="ce44">
            <text:p>72.243</text:p>
          </table:table-cell>
          <table:table-cell office:value-type="percentage" office:value="0.95471124620060788" table:style-name="ce45">
            <text:p>95,5%</text:p>
          </table:table-cell>
          <table:table-cell office:value-type="float" office:value="92125" table:style-name="ce44">
            <text:p>92.125</text:p>
          </table:table-cell>
          <table:table-cell office:value-type="percentage" office:value="0.94295686708018589" table:style-name="ce45">
            <text:p>94,3%</text:p>
          </table:table-cell>
          <table:table-cell office:value-type="float" office:value="95844" table:style-name="ce44">
            <text:p>95.844</text:p>
          </table:table-cell>
          <table:table-cell office:value-type="percentage" office:value="0.90655770267586055" table:style-name="ce45">
            <text:p>90,7%</text:p>
          </table:table-cell>
          <table:table-cell office:value-type="float" office:value="65049" table:style-name="ce44">
            <text:p>65.049</text:p>
          </table:table-cell>
          <table:table-cell office:value-type="percentage" office:value="0.84777593869332324" table:style-name="ce45">
            <text:p>84,8%</text:p>
          </table:table-cell>
          <table:table-cell office:value-type="float" office:value="58524" table:style-name="ce44">
            <text:p>58.524</text:p>
          </table:table-cell>
          <table:table-cell office:value-type="percentage" office:value="0.85061480770907827" table:style-name="ce45">
            <text:p>85,1%</text:p>
          </table:table-cell>
          <table:table-cell office:value-type="float" office:value="51462" table:style-name="ce44">
            <text:p>51.462</text:p>
          </table:table-cell>
          <table:table-cell office:value-type="percentage" office:value="0.89466455729211936" table:style-name="ce45">
            <text:p>89,5%</text:p>
          </table:table-cell>
          <table:table-cell office:value-type="float" office:value="533412" table:style-name="ce44">
            <text:p>533.412</text:p>
          </table:table-cell>
          <table:table-cell office:value-type="float" office:value="580174" table:style-name="ce44">
            <text:p>580.174</text:p>
          </table:table-cell>
          <table:table-cell office:value-type="percentage" office:value="0.91940004205634862" table:style-name="ce45">
            <text:p>91,9%</text:p>
          </table:table-cell>
          <table:table-cell office:value-type="percentage" office:value="0.81108303150288752" table:style-name="ce45">
            <text:p>81,1%</text:p>
          </table:table-cell>
          <table:table-cell table:number-columns-repeated="16363" table:style-name="ce27"/>
        </table:table-row>
        <table:table-row table:style-name="ro5">
          <table:table-cell office:value-type="string" table:style-name="ce43">
            <text:p>País Vasco</text:p>
          </table:table-cell>
          <table:table-cell office:value-type="float" office:value="162583" table:style-name="ce44">
            <text:p>162.583</text:p>
          </table:table-cell>
          <table:table-cell office:value-type="percentage" office:value="1.0191630204480775" table:style-name="ce45">
            <text:p>101,9%</text:p>
          </table:table-cell>
          <table:table-cell office:value-type="float" office:value="213001" table:style-name="ce44">
            <text:p>213.001</text:p>
          </table:table-cell>
          <table:table-cell office:value-type="percentage" office:value="0.9844476488912306" table:style-name="ce45">
            <text:p>98,4%</text:p>
          </table:table-cell>
          <table:table-cell office:value-type="float" office:value="275065" table:style-name="ce44">
            <text:p>275.065</text:p>
          </table:table-cell>
          <table:table-cell office:value-type="percentage" office:value="0.96798316459215306" table:style-name="ce45">
            <text:p>96,8%</text:p>
          </table:table-cell>
          <table:table-cell office:value-type="float" office:value="323749" table:style-name="ce44">
            <text:p>323.749</text:p>
          </table:table-cell>
          <table:table-cell office:value-type="percentage" office:value="0.95935009941712823" table:style-name="ce45">
            <text:p>95,9%</text:p>
          </table:table-cell>
          <table:table-cell office:value-type="float" office:value="321926" table:style-name="ce44">
            <text:p>321.926</text:p>
          </table:table-cell>
          <table:table-cell office:value-type="percentage" office:value="0.92490461524317369" table:style-name="ce45">
            <text:p>92,5%</text:p>
          </table:table-cell>
          <table:table-cell office:value-type="float" office:value="206603" table:style-name="ce44">
            <text:p>206.603</text:p>
          </table:table-cell>
          <table:table-cell office:value-type="percentage" office:value="0.86941317566856735" table:style-name="ce45">
            <text:p>86,9%</text:p>
          </table:table-cell>
          <table:table-cell office:value-type="float" office:value="170336" table:style-name="ce44">
            <text:p>170.336</text:p>
          </table:table-cell>
          <table:table-cell office:value-type="percentage" office:value="0.85503601636422966" table:style-name="ce45">
            <text:p>85,5%</text:p>
          </table:table-cell>
          <table:table-cell office:value-type="float" office:value="154113" table:style-name="ce44">
            <text:p>154.113</text:p>
          </table:table-cell>
          <table:table-cell office:value-type="percentage" office:value="0.89176990689573366" table:style-name="ce45">
            <text:p>89,2%</text:p>
          </table:table-cell>
          <table:table-cell office:value-type="float" office:value="1827376" table:style-name="ce44">
            <text:p>1.827.376</text:p>
          </table:table-cell>
          <table:table-cell office:value-type="float" office:value="1955253" table:style-name="ce44">
            <text:p>1.955.253</text:p>
          </table:table-cell>
          <table:table-cell office:value-type="percentage" office:value="0.93459823357897931" table:style-name="ce45">
            <text:p>93,5%</text:p>
          </table:table-cell>
          <table:table-cell office:value-type="percentage" office:value="0.8359802882829469" table:style-name="ce45">
            <text:p>83,6%</text:p>
          </table:table-cell>
          <table:table-cell table:number-columns-repeated="16363" table:style-name="ce27"/>
        </table:table-row>
        <table:table-row table:style-name="ro5">
          <table:table-cell office:value-type="string" table:style-name="ce43">
            <text:p>Ceuta</text:p>
          </table:table-cell>
          <table:table-cell office:value-type="float" office:value="2484" table:style-name="ce44">
            <text:p>2.484</text:p>
          </table:table-cell>
          <table:table-cell office:value-type="percentage" office:value="0.8755727881565033" table:style-name="ce45">
            <text:p>87,6%</text:p>
          </table:table-cell>
          <table:table-cell office:value-type="float" office:value="4060" table:style-name="ce44">
            <text:p>4.060</text:p>
          </table:table-cell>
          <table:table-cell office:value-type="percentage" office:value="0.92188919164395999" table:style-name="ce45">
            <text:p>92,2%</text:p>
          </table:table-cell>
          <table:table-cell office:value-type="float" office:value="7914" table:style-name="ce44">
            <text:p>7.914</text:p>
          </table:table-cell>
          <table:table-cell office:value-type="percentage" office:value="0.95017409052707413" table:style-name="ce45">
            <text:p>95,0%</text:p>
          </table:table-cell>
          <table:table-cell office:value-type="float" office:value="10832" table:style-name="ce44">
            <text:p>10.832</text:p>
          </table:table-cell>
          <table:table-cell office:value-type="percentage" office:value="0.93726745695249636" table:style-name="ce45">
            <text:p>93,7%</text:p>
          </table:table-cell>
          <table:table-cell office:value-type="float" office:value="11333" table:style-name="ce44">
            <text:p>11.333</text:p>
          </table:table-cell>
          <table:table-cell office:value-type="percentage" office:value="0.91713198996520195" table:style-name="ce45">
            <text:p>91,7%</text:p>
          </table:table-cell>
          <table:table-cell office:value-type="float" office:value="9311" table:style-name="ce44">
            <text:p>9.311</text:p>
          </table:table-cell>
          <table:table-cell office:value-type="percentage" office:value="0.81682603737169923" table:style-name="ce45">
            <text:p>81,7%</text:p>
          </table:table-cell>
          <table:table-cell office:value-type="float" office:value="9041" table:style-name="ce44">
            <text:p>9.041</text:p>
          </table:table-cell>
          <table:table-cell office:value-type="percentage" office:value="0.83212149102623101" table:style-name="ce45">
            <text:p>83,2%</text:p>
          </table:table-cell>
          <table:table-cell office:value-type="float" office:value="8557" table:style-name="ce44">
            <text:p>8.557</text:p>
          </table:table-cell>
          <table:table-cell office:value-type="percentage" office:value="0.92199116474517828" table:style-name="ce45">
            <text:p>92,2%</text:p>
          </table:table-cell>
          <table:table-cell office:value-type="float" office:value="63532" table:style-name="ce44">
            <text:p>63.532</text:p>
          </table:table-cell>
          <table:table-cell office:value-type="float" office:value="71029" table:style-name="ce44">
            <text:p>71.029</text:p>
          </table:table-cell>
          <table:table-cell office:value-type="percentage" office:value="0.89445156203804077" table:style-name="ce45">
            <text:p>89,4%</text:p>
          </table:table-cell>
          <table:table-cell office:value-type="percentage" office:value="0.76070740088844191" table:style-name="ce45">
            <text:p>76,1%</text:p>
          </table:table-cell>
          <table:table-cell table:number-columns-repeated="16363" table:style-name="ce27"/>
        </table:table-row>
        <table:table-row table:style-name="ro5">
          <table:table-cell office:value-type="string" table:style-name="ce43">
            <text:p>Melilla</text:p>
          </table:table-cell>
          <table:table-cell office:value-type="float" office:value="2050" table:style-name="ce44">
            <text:p>2.050</text:p>
          </table:table-cell>
          <table:table-cell office:value-type="percentage" office:value="0.8164078056551175" table:style-name="ce45">
            <text:p>81,6%</text:p>
          </table:table-cell>
          <table:table-cell office:value-type="float" office:value="3366" table:style-name="ce44">
            <text:p>3.366</text:p>
          </table:table-cell>
          <table:table-cell office:value-type="percentage" office:value="0.88509071785432558" table:style-name="ce45">
            <text:p>88,5%</text:p>
          </table:table-cell>
          <table:table-cell office:value-type="float" office:value="7376" table:style-name="ce44">
            <text:p>7.376</text:p>
          </table:table-cell>
          <table:table-cell office:value-type="percentage" office:value="0.92142410993129298" table:style-name="ce45">
            <text:p>92,1%</text:p>
          </table:table-cell>
          <table:table-cell office:value-type="float" office:value="9993" table:style-name="ce44">
            <text:p>9.993</text:p>
          </table:table-cell>
          <table:table-cell office:value-type="percentage" office:value="0.92519211184149619" table:style-name="ce45">
            <text:p>92,5%</text:p>
          </table:table-cell>
          <table:table-cell office:value-type="float" office:value="10483" table:style-name="ce44">
            <text:p>10.483</text:p>
          </table:table-cell>
          <table:table-cell office:value-type="percentage" office:value="0.95971802618328295" table:style-name="ce45">
            <text:p>96,0%</text:p>
          </table:table-cell>
          <table:table-cell office:value-type="float" office:value="8950" table:style-name="ce44">
            <text:p>8.950</text:p>
          </table:table-cell>
          <table:table-cell office:value-type="percentage" office:value="0.81720233747260773" table:style-name="ce45">
            <text:p>81,7%</text:p>
          </table:table-cell>
          <table:table-cell office:value-type="float" office:value="8940" table:style-name="ce44">
            <text:p>8.940</text:p>
          </table:table-cell>
          <table:table-cell office:value-type="percentage" office:value="0.76469078778547606" table:style-name="ce45">
            <text:p>76,5%</text:p>
          </table:table-cell>
          <table:table-cell office:value-type="float" office:value="8185" table:style-name="ce44">
            <text:p>8.185</text:p>
          </table:table-cell>
          <table:table-cell office:value-type="percentage" office:value="0.85438413361169108" table:style-name="ce45">
            <text:p>85,4%</text:p>
          </table:table-cell>
          <table:table-cell office:value-type="float" office:value="59343" table:style-name="ce44">
            <text:p>59.343</text:p>
          </table:table-cell>
          <table:table-cell office:value-type="float" office:value="68266" table:style-name="ce44">
            <text:p>68.266</text:p>
          </table:table-cell>
          <table:table-cell office:value-type="percentage" office:value="0.86929071572964578" table:style-name="ce45">
            <text:p>86,9%</text:p>
          </table:table-cell>
          <table:table-cell office:value-type="percentage" office:value="0.70627930780033799" table:style-name="ce45">
            <text:p>70,6%</text:p>
          </table:table-cell>
          <table:table-cell table:number-columns-repeated="16363" table:style-name="ce27"/>
        </table:table-row>
        <table:table-row table:style-name="ro5">
          <table:table-cell office:value-type="string" table:style-name="ce43">
            <text:p>Fuerzas Armadas</text:p>
          </table:table-cell>
          <table:table-cell office:value-type="float" office:value="22" table:style-name="ce44">
            <text:p>22</text:p>
          </table:table-cell>
          <table:table-cell office:value-type="string" table:style-name="ce45">
            <text:p>-</text:p>
          </table:table-cell>
          <table:table-cell office:value-type="float" office:value="19" table:style-name="ce44">
            <text:p>19</text:p>
          </table:table-cell>
          <table:table-cell office:value-type="string" table:style-name="ce45">
            <text:p>-</text:p>
          </table:table-cell>
          <table:table-cell office:value-type="float" office:value="3577" table:style-name="ce44">
            <text:p>3.577</text:p>
          </table:table-cell>
          <table:table-cell office:value-type="string" table:style-name="ce45">
            <text:p>-</text:p>
          </table:table-cell>
          <table:table-cell office:value-type="float" office:value="9290" table:style-name="ce44">
            <text:p>9.290</text:p>
          </table:table-cell>
          <table:table-cell office:value-type="string" table:style-name="ce45">
            <text:p>-</text:p>
          </table:table-cell>
          <table:table-cell office:value-type="float" office:value="21637" table:style-name="ce44">
            <text:p>21.637</text:p>
          </table:table-cell>
          <table:table-cell office:value-type="string" table:style-name="ce45">
            <text:p>-</text:p>
          </table:table-cell>
          <table:table-cell office:value-type="float" office:value="31367" table:style-name="ce44">
            <text:p>31.367</text:p>
          </table:table-cell>
          <table:table-cell office:value-type="string" table:style-name="ce45">
            <text:p>-</text:p>
          </table:table-cell>
          <table:table-cell office:value-type="float" office:value="23734" table:style-name="ce44">
            <text:p>23.734</text:p>
          </table:table-cell>
          <table:table-cell office:value-type="string" table:style-name="ce45">
            <text:p>-</text:p>
          </table:table-cell>
          <table:table-cell office:value-type="float" office:value="1251" table:style-name="ce44">
            <text:p>1.251</text:p>
          </table:table-cell>
          <table:table-cell office:value-type="string" table:style-name="ce45">
            <text:p>-</text:p>
          </table:table-cell>
          <table:table-cell office:value-type="float" office:value="90897" table:style-name="ce44">
            <text:p>90.897</text:p>
          </table:table-cell>
          <table:table-cell office:value-type="string" table:style-name="ce44">
            <text:p>-</text:p>
          </table:table-cell>
          <table:table-cell office:value-type="string" table:style-name="ce45">
            <text:p>-</text:p>
          </table:table-cell>
          <table:table-cell office:value-type="string" table:style-name="ce45">
            <text:p>-</text:p>
          </table:table-cell>
          <table:table-cell table:number-columns-repeated="16363" table:style-name="ce27"/>
        </table:table-row>
        <table:table-row table:style-name="ro5">
          <table:table-cell office:value-type="string" table:style-name="ce54">
            <text:p>Sanidad Exterior</text:p>
          </table:table-cell>
          <table:table-cell office:value-type="float" office:value="30" table:style-name="ce47">
            <text:p>30</text:p>
          </table:table-cell>
          <table:table-cell office:value-type="string" table:style-name="ce48">
            <text:p>-</text:p>
          </table:table-cell>
          <table:table-cell office:value-type="float" office:value="48" table:style-name="ce47">
            <text:p>48</text:p>
          </table:table-cell>
          <table:table-cell office:value-type="string" table:style-name="ce48">
            <text:p>-</text:p>
          </table:table-cell>
          <table:table-cell office:value-type="float" office:value="284" table:style-name="ce47">
            <text:p>284</text:p>
          </table:table-cell>
          <table:table-cell office:value-type="string" table:style-name="ce48">
            <text:p>-</text:p>
          </table:table-cell>
          <table:table-cell office:value-type="float" office:value="868" table:style-name="ce47">
            <text:p>868</text:p>
          </table:table-cell>
          <table:table-cell office:value-type="string" table:style-name="ce48">
            <text:p>-</text:p>
          </table:table-cell>
          <table:table-cell office:value-type="float" office:value="1810" table:style-name="ce47">
            <text:p>1.810</text:p>
          </table:table-cell>
          <table:table-cell office:value-type="string" table:style-name="ce48">
            <text:p>-</text:p>
          </table:table-cell>
          <table:table-cell office:value-type="float" office:value="2218" table:style-name="ce47">
            <text:p>2.218</text:p>
          </table:table-cell>
          <table:table-cell office:value-type="string" table:style-name="ce48">
            <text:p>-</text:p>
          </table:table-cell>
          <table:table-cell office:value-type="float" office:value="1984" table:style-name="ce47">
            <text:p>1.984</text:p>
          </table:table-cell>
          <table:table-cell office:value-type="string" table:style-name="ce48">
            <text:p>-</text:p>
          </table:table-cell>
          <table:table-cell office:value-type="float" office:value="241" table:style-name="ce47">
            <text:p>241</text:p>
          </table:table-cell>
          <table:table-cell office:value-type="string" table:style-name="ce48">
            <text:p>-</text:p>
          </table:table-cell>
          <table:table-cell office:value-type="float" office:value="7483" table:style-name="ce47">
            <text:p>7.483</text:p>
          </table:table-cell>
          <table:table-cell office:value-type="string" table:style-name="ce47">
            <text:p>-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-</text:p>
          </table:table-cell>
          <table:table-cell table:number-columns-repeated="20" table:style-name="ce27"/>
          <table:table-cell table:number-columns-repeated="16343" table:style-name="ce49"/>
        </table:table-row>
        <table:table-row table:style-name="ro5">
          <table:table-cell office:value-type="string" table:style-name="ce50">
            <text:p>Total España</text:p>
          </table:table-cell>
          <table:table-cell office:value-type="float" office:value="2917493" table:style-name="ce51">
            <text:p>2.917.493</text:p>
          </table:table-cell>
          <table:table-cell office:value-type="percentage" office:value="1" table:style-name="ce52">
            <text:p>100,0%</text:p>
          </table:table-cell>
          <table:table-cell office:value-type="float" office:value="3938886" table:style-name="ce51">
            <text:p>3.938.886</text:p>
          </table:table-cell>
          <table:table-cell office:value-type="percentage" office:value="0.98550275731085824" table:style-name="ce52">
            <text:p>98,6%</text:p>
          </table:table-cell>
          <table:table-cell office:value-type="float" office:value="5264303" table:style-name="ce51">
            <text:p>5.264.303</text:p>
          </table:table-cell>
          <table:table-cell office:value-type="percentage" office:value="0.9558148106455373" table:style-name="ce52">
            <text:p>95,6%</text:p>
          </table:table-cell>
          <table:table-cell office:value-type="float" office:value="6697003" table:style-name="ce51">
            <text:p>6.697.003</text:p>
          </table:table-cell>
          <table:table-cell office:value-type="percentage" office:value="0.9393087857381095" table:style-name="ce52">
            <text:p>93,9%</text:p>
          </table:table-cell>
          <table:table-cell office:value-type="float" office:value="7018607" table:style-name="ce51">
            <text:p>7.018.607</text:p>
          </table:table-cell>
          <table:table-cell office:value-type="percentage" office:value="0.89788657979062558" table:style-name="ce52">
            <text:p>89,8%</text:p>
          </table:table-cell>
          <table:table-cell office:value-type="float" office:value="4973603" table:style-name="ce51">
            <text:p>4.973.603</text:p>
          </table:table-cell>
          <table:table-cell office:value-type="percentage" office:value="0.83702225842390299" table:style-name="ce52">
            <text:p>83,7%</text:p>
          </table:table-cell>
          <table:table-cell office:value-type="float" office:value="4071761" table:style-name="ce51">
            <text:p>4.071.761</text:p>
          </table:table-cell>
          <table:table-cell office:value-type="percentage" office:value="0.82681981600554766" table:style-name="ce52">
            <text:p>82,7%</text:p>
          </table:table-cell>
          <table:table-cell office:value-type="float" office:value="3446128" table:style-name="ce51">
            <text:p>3.446.128</text:p>
          </table:table-cell>
          <table:table-cell office:value-type="percentage" office:value="0.86500021837557683" table:style-name="ce52">
            <text:p>86,5%</text:p>
          </table:table-cell>
          <table:table-cell office:value-type="float" office:value="38327784" table:style-name="ce51">
            <text:p>38.327.784</text:p>
          </table:table-cell>
          <table:table-cell office:value-type="float" office:value="42185033" table:style-name="ce51">
            <text:p>42.185.033</text:p>
          </table:table-cell>
          <table:table-cell office:value-type="percentage" office:value="0.90856356566083518" table:style-name="ce52">
            <text:p>90,9%</text:p>
          </table:table-cell>
          <table:table-cell office:value-type="percentage" office:value="0.80862526663971379" table:style-name="ce52">
            <text:p>80,9%</text:p>
          </table:table-cell>
          <table:table-cell table:number-columns-repeated="16363" table:style-name="ce27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4"/>
          <table:covered-table-cell table:number-columns-repeated="6"/>
          <table:table-cell table:style-name="ce27"/>
          <table:table-cell table:style-name="ce53"/>
          <table:table-cell table:style-name="ce27"/>
          <table:table-cell table:style-name="ce53"/>
          <table:table-cell table:style-name="ce49"/>
          <table:table-cell table:style-name="ce53"/>
          <table:table-cell table:style-name="ce27"/>
          <table:table-cell table:style-name="ce53"/>
          <table:table-cell table:number-columns-repeated="2" table:style-name="ce27"/>
          <table:table-cell table:style-name="ce53"/>
          <table:table-cell table:number-columns-repeated="16366" table:style-name="ce27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5" table:default-cell-style-name="ce1"/>
        <table:table-column table:style-name="co12" table:default-cell-style-name="ce1"/>
        <table:table-column table:style-name="co5" table:number-columns-repeated="16368" table:default-cell-style-name="ce1"/>
        <table:table-row table:style-name="ro10">
          <table:table-cell table:number-columns-spanned="1" table:number-rows-spanned="2" table:style-name="ce66"/>
          <table:table-cell office:value-type="string" table:number-columns-spanned="2" table:number-rows-spanned="1" table:style-name="ce67">
            <text:p><text:s/>Mayores de 70 años</text:p>
          </table:table-cell>
          <table:covered-table-cell/>
          <table:table-cell office:value-type="string" table:number-columns-spanned="2" table:number-rows-spanned="1" table:style-name="ce67">
            <text:p>60-69 años</text:p>
          </table:table-cell>
          <table:covered-table-cell/>
          <table:table-cell office:value-type="string" table:number-columns-spanned="2" table:number-rows-spanned="1" table:style-name="ce67">
            <text:p>50-59 años</text:p>
          </table:table-cell>
          <table:covered-table-cell/>
          <table:table-cell office:value-type="string" table:number-columns-spanned="2" table:number-rows-spanned="1" table:style-name="ce67">
            <text:p>40-49 años</text:p>
          </table:table-cell>
          <table:covered-table-cell/>
          <table:table-cell office:value-type="string" table:number-columns-spanned="2" table:number-rows-spanned="1" table:style-name="ce67">
            <text:p>30-39 años</text:p>
          </table:table-cell>
          <table:covered-table-cell/>
          <table:table-cell office:value-type="string" table:number-columns-spanned="2" table:number-rows-spanned="1" table:style-name="ce68">
            <text:p>20-29 años</text:p>
          </table:table-cell>
          <table:covered-table-cell/>
          <table:table-cell office:value-type="string" table:number-columns-spanned="2" table:number-rows-spanned="1" table:style-name="ce69">
            <text:p><text:s/>Janssen</text:p>
          </table:table-cell>
          <table:covered-table-cell/>
          <table:table-cell office:value-type="string" table:number-columns-spanned="2" table:number-rows-spanned="1" table:style-name="ce69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5">
            <text:p>Nº Personas &gt; 70 años con <text:s/>dosis de recuerdo</text:p>
          </table:table-cell>
          <table:table-cell office:value-type="string" table:style-name="ce55">
            <text:p>% Dosis de recuerdo en &gt; 70 años</text:p>
          </table:table-cell>
          <table:table-cell office:value-type="string" table:style-name="ce55">
            <text:p>Nº Personas 60-69 años con <text:s/>dosis de recuerdo</text:p>
          </table:table-cell>
          <table:table-cell office:value-type="string" table:style-name="ce55">
            <text:p>% Dosis de recuerdo en 60-69 años</text:p>
          </table:table-cell>
          <table:table-cell office:value-type="string" table:style-name="ce55">
            <text:p>Nº Personas 50-59 años con <text:s/>dosis de recuerdo</text:p>
          </table:table-cell>
          <table:table-cell office:value-type="string" table:style-name="ce55">
            <text:p>% Dosis de recuerdo en 50-59 años</text:p>
          </table:table-cell>
          <table:table-cell office:value-type="string" table:style-name="ce55">
            <text:p>Nº Personas 40-49 años con <text:s/>dosis de recuerdo</text:p>
          </table:table-cell>
          <table:table-cell office:value-type="string" table:style-name="ce55">
            <text:p>% Dosis de recuerdo en 40-49 años</text:p>
          </table:table-cell>
          <table:table-cell office:value-type="string" table:style-name="ce55">
            <text:p>Nº Personas 30-39 años con <text:s/>dosis de recuerdo</text:p>
          </table:table-cell>
          <table:table-cell office:value-type="string" table:style-name="ce55">
            <text:p>% Dosis de recuerdo en 30-39 años</text:p>
          </table:table-cell>
          <table:table-cell office:value-type="string" table:style-name="ce55">
            <text:p>Nº Personas 20-29 años con <text:s/>dosis de recuerdo</text:p>
          </table:table-cell>
          <table:table-cell office:value-type="string" table:style-name="ce55">
            <text:p>% Dosis de recuerdo en 20-29 años</text:p>
          </table:table-cell>
          <table:table-cell office:value-type="string" table:style-name="ce55">
            <text:p>Nº Personas vacunadas con Dosis Adicionales</text:p>
          </table:table-cell>
          <table:table-cell office:value-type="string" table:style-name="ce56">
            <text:p>% Dosis Adicionales en vacunados con Janssen</text:p>
          </table:table-cell>
          <table:table-cell office:value-type="string" table:style-name="ce55">
            <text:p>Nº Personas vacunadas con Dosis Adicionales</text:p>
          </table:table-cell>
          <table:table-cell office:value-type="string" table:style-name="ce56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57">
            <text:p>Andalucía</text:p>
          </table:table-cell>
          <table:table-cell office:value-type="float" office:value="993184" table:style-name="ce58">
            <text:p>993.184</text:p>
          </table:table-cell>
          <table:table-cell office:value-type="percentage" office:value="0.91718088849405188" table:style-name="ce59">
            <text:p>91,7%</text:p>
          </table:table-cell>
          <table:table-cell office:value-type="float" office:value="849611" table:style-name="ce58">
            <text:p>849.611</text:p>
          </table:table-cell>
          <table:table-cell office:value-type="percentage" office:value="0.91351895935882466" table:style-name="ce59">
            <text:p>91,4%</text:p>
          </table:table-cell>
          <table:table-cell office:value-type="float" office:value="808827" table:style-name="ce58">
            <text:p>808.827</text:p>
          </table:table-cell>
          <table:table-cell office:value-type="percentage" office:value="0.66374550706560098" table:style-name="ce59">
            <text:p>66,4%</text:p>
          </table:table-cell>
          <table:table-cell office:value-type="float" office:value="579723" table:style-name="ce58">
            <text:p>579.723</text:p>
          </table:table-cell>
          <table:table-cell office:value-type="percentage" office:value="0.45999795282450706" table:style-name="ce59">
            <text:p>46,0%</text:p>
          </table:table-cell>
          <table:table-cell office:value-type="float" office:value="258429" table:style-name="ce58">
            <text:p>258.429</text:p>
          </table:table-cell>
          <table:table-cell office:value-type="percentage" office:value="0.27426040777861266" table:style-name="ce59">
            <text:p>27,4%</text:p>
          </table:table-cell>
          <table:table-cell office:value-type="float" office:value="116271" table:style-name="ce58">
            <text:p>116.271</text:p>
          </table:table-cell>
          <table:table-cell office:value-type="percentage" office:value="0.14871076663341262" table:style-name="ce59">
            <text:p>14,9%</text:p>
          </table:table-cell>
          <table:table-cell office:value-type="float" office:value="196776" table:style-name="ce58">
            <text:p>196.776</text:p>
          </table:table-cell>
          <table:table-cell office:value-type="percentage" office:value="0.6177007929382663" table:style-name="ce42">
            <text:p>61,8%</text:p>
          </table:table-cell>
          <table:table-cell office:value-type="float" office:value="736487" table:style-name="ce58">
            <text:p>736.487</text:p>
          </table:table-cell>
          <table:table-cell office:value-type="percentage" office:value="0.85127259697628188" table:style-name="ce42">
            <text:p>85,1%</text:p>
          </table:table-cell>
          <table:table-cell table:number-columns-repeated="16367"/>
        </table:table-row>
        <table:table-row table:style-name="ro5">
          <table:table-cell office:value-type="string" table:style-name="ce60">
            <text:p>Aragón</text:p>
          </table:table-cell>
          <table:table-cell office:value-type="float" office:value="200914" table:style-name="ce7">
            <text:p>200.914</text:p>
          </table:table-cell>
          <table:table-cell office:value-type="percentage" office:value="0.91477562468128504" table:style-name="ce45">
            <text:p>91,5%</text:p>
          </table:table-cell>
          <table:table-cell office:value-type="float" office:value="140646" table:style-name="ce7">
            <text:p>140.646</text:p>
          </table:table-cell>
          <table:table-cell office:value-type="percentage" office:value="0.91148641642472006" table:style-name="ce45">
            <text:p>91,1%</text:p>
          </table:table-cell>
          <table:table-cell office:value-type="float" office:value="128659" table:style-name="ce7">
            <text:p>128.659</text:p>
          </table:table-cell>
          <table:table-cell office:value-type="percentage" office:value="0.68950567000364427" table:style-name="ce45">
            <text:p>69,0%</text:p>
          </table:table-cell>
          <table:table-cell office:value-type="float" office:value="93702" table:style-name="ce7">
            <text:p>93.702</text:p>
          </table:table-cell>
          <table:table-cell office:value-type="percentage" office:value="0.49472811653581555" table:style-name="ce45">
            <text:p>49,5%</text:p>
          </table:table-cell>
          <table:table-cell office:value-type="float" office:value="40721" table:style-name="ce7">
            <text:p>40.721</text:p>
          </table:table-cell>
          <table:table-cell office:value-type="percentage" office:value="0.3180234919246509" table:style-name="ce45">
            <text:p>31,8%</text:p>
          </table:table-cell>
          <table:table-cell office:value-type="float" office:value="27377" table:style-name="ce7">
            <text:p>27.377</text:p>
          </table:table-cell>
          <table:table-cell office:value-type="percentage" office:value="0.2574744425321408" table:style-name="ce45">
            <text:p>25,7%</text:p>
          </table:table-cell>
          <table:table-cell office:value-type="float" office:value="36138" table:style-name="ce7">
            <text:p>36.138</text:p>
          </table:table-cell>
          <table:table-cell office:value-type="percentage" office:value="0.61473820297349713" table:style-name="ce45">
            <text:p>61,5%</text:p>
          </table:table-cell>
          <table:table-cell office:value-type="float" office:value="116773" table:style-name="ce7">
            <text:p>116.773</text:p>
          </table:table-cell>
          <table:table-cell office:value-type="percentage" office:value="0.86441531138730765" table:style-name="ce45">
            <text:p>86,4%</text:p>
          </table:table-cell>
          <table:table-cell table:number-columns-repeated="16367"/>
        </table:table-row>
        <table:table-row table:style-name="ro5">
          <table:table-cell office:value-type="string" table:style-name="ce60">
            <text:p>Asturias<text:s/></text:p>
          </table:table-cell>
          <table:table-cell office:value-type="float" office:value="191436" table:style-name="ce7">
            <text:p>191.436</text:p>
          </table:table-cell>
          <table:table-cell office:value-type="percentage" office:value="0.94489634748272455" table:style-name="ce45">
            <text:p>94,5%</text:p>
          </table:table-cell>
          <table:table-cell office:value-type="float" office:value="141412" table:style-name="ce7">
            <text:p>141.412</text:p>
          </table:table-cell>
          <table:table-cell office:value-type="percentage" office:value="0.95524767456784454" table:style-name="ce45">
            <text:p>95,5%</text:p>
          </table:table-cell>
          <table:table-cell office:value-type="float" office:value="142440" table:style-name="ce7">
            <text:p>142.440</text:p>
          </table:table-cell>
          <table:table-cell office:value-type="percentage" office:value="0.93029331278206295" table:style-name="ce45">
            <text:p>93,0%</text:p>
          </table:table-cell>
          <table:table-cell office:value-type="float" office:value="121639" table:style-name="ce7">
            <text:p>121.639</text:p>
          </table:table-cell>
          <table:table-cell office:value-type="percentage" office:value="0.80587650722141246" table:style-name="ce45">
            <text:p>80,6%</text:p>
          </table:table-cell>
          <table:table-cell office:value-type="float" office:value="54803" table:style-name="ce7">
            <text:p>54.803</text:p>
          </table:table-cell>
          <table:table-cell office:value-type="percentage" office:value="0.60287339251729866" table:style-name="ce45">
            <text:p>60,3%</text:p>
          </table:table-cell>
          <table:table-cell office:value-type="float" office:value="35520" table:style-name="ce7">
            <text:p>35.520</text:p>
          </table:table-cell>
          <table:table-cell office:value-type="percentage" office:value="0.5340389704113544" table:style-name="ce45">
            <text:p>53,4%</text:p>
          </table:table-cell>
          <table:table-cell office:value-type="float" office:value="41482" table:style-name="ce7">
            <text:p>41.482</text:p>
          </table:table-cell>
          <table:table-cell office:value-type="percentage" office:value="0.9156163778832358" table:style-name="ce45">
            <text:p>91,6%</text:p>
          </table:table-cell>
          <table:table-cell office:value-type="float" office:value="113328" table:style-name="ce7">
            <text:p>113.328</text:p>
          </table:table-cell>
          <table:table-cell office:value-type="percentage" office:value="0.96418999974476127" table:style-name="ce45">
            <text:p>96,4%</text:p>
          </table:table-cell>
          <table:table-cell table:number-columns-repeated="16367"/>
        </table:table-row>
        <table:table-row table:style-name="ro5">
          <table:table-cell office:value-type="string" table:style-name="ce60">
            <text:p>Baleares</text:p>
          </table:table-cell>
          <table:table-cell office:value-type="float" office:value="118868" table:style-name="ce7">
            <text:p>118.868</text:p>
          </table:table-cell>
          <table:table-cell office:value-type="percentage" office:value="0.90815882159692563" table:style-name="ce45">
            <text:p>90,8%</text:p>
          </table:table-cell>
          <table:table-cell office:value-type="float" office:value="94172" table:style-name="ce7">
            <text:p>94.172</text:p>
          </table:table-cell>
          <table:table-cell office:value-type="percentage" office:value="0.84388049536713439" table:style-name="ce45">
            <text:p>84,4%</text:p>
          </table:table-cell>
          <table:table-cell office:value-type="float" office:value="95928" table:style-name="ce7">
            <text:p>95.928</text:p>
          </table:table-cell>
          <table:table-cell office:value-type="percentage" office:value="0.63016830239249533" table:style-name="ce45">
            <text:p>63,0%</text:p>
          </table:table-cell>
          <table:table-cell office:value-type="float" office:value="70638" table:style-name="ce7">
            <text:p>70.638</text:p>
          </table:table-cell>
          <table:table-cell office:value-type="percentage" office:value="0.41155941387246192" table:style-name="ce45">
            <text:p>41,2%</text:p>
          </table:table-cell>
          <table:table-cell office:value-type="float" office:value="29458" table:style-name="ce7">
            <text:p>29.458</text:p>
          </table:table-cell>
          <table:table-cell office:value-type="percentage" office:value="0.22282567585966928" table:style-name="ce45">
            <text:p>22,3%</text:p>
          </table:table-cell>
          <table:table-cell office:value-type="float" office:value="18497" table:style-name="ce7">
            <text:p>18.497</text:p>
          </table:table-cell>
          <table:table-cell office:value-type="percentage" office:value="0.18184409992233505" table:style-name="ce45">
            <text:p>18,2%</text:p>
          </table:table-cell>
          <table:table-cell office:value-type="float" office:value="33351" table:style-name="ce7">
            <text:p>33.351</text:p>
          </table:table-cell>
          <table:table-cell office:value-type="percentage" office:value="0.65401811977879754" table:style-name="ce45">
            <text:p>65,4%</text:p>
          </table:table-cell>
          <table:table-cell office:value-type="float" office:value="98181" table:style-name="ce7">
            <text:p>98.181</text:p>
          </table:table-cell>
          <table:table-cell office:value-type="percentage" office:value="0.81858429214607309" table:style-name="ce45">
            <text:p>81,9%</text:p>
          </table:table-cell>
          <table:table-cell table:number-columns-repeated="16367"/>
        </table:table-row>
        <table:table-row table:style-name="ro5">
          <table:table-cell office:value-type="string" table:style-name="ce60">
            <text:p>Canarias</text:p>
          </table:table-cell>
          <table:table-cell office:value-type="float" office:value="219874" table:style-name="ce7">
            <text:p>219.874</text:p>
          </table:table-cell>
          <table:table-cell office:value-type="percentage" office:value="0.90177341032876168" table:style-name="ce45">
            <text:p>90,2%</text:p>
          </table:table-cell>
          <table:table-cell office:value-type="float" office:value="190949" table:style-name="ce7">
            <text:p>190.949</text:p>
          </table:table-cell>
          <table:table-cell office:value-type="percentage" office:value="0.85546411243173504" table:style-name="ce45">
            <text:p>85,5%</text:p>
          </table:table-cell>
          <table:table-cell office:value-type="float" office:value="227594" table:style-name="ce7">
            <text:p>227.594</text:p>
          </table:table-cell>
          <table:table-cell office:value-type="percentage" office:value="0.7071760374104743" table:style-name="ce45">
            <text:p>70,7%</text:p>
          </table:table-cell>
          <table:table-cell office:value-type="float" office:value="165525" table:style-name="ce7">
            <text:p>165.525</text:p>
          </table:table-cell>
          <table:table-cell office:value-type="percentage" office:value="0.51834442934357128" table:style-name="ce45">
            <text:p>51,8%</text:p>
          </table:table-cell>
          <table:table-cell office:value-type="float" office:value="58173" table:style-name="ce7">
            <text:p>58.173</text:p>
          </table:table-cell>
          <table:table-cell office:value-type="percentage" office:value="0.25235554398750648" table:style-name="ce45">
            <text:p>25,2%</text:p>
          </table:table-cell>
          <table:table-cell office:value-type="float" office:value="25992" table:style-name="ce7">
            <text:p>25.992</text:p>
          </table:table-cell>
          <table:table-cell office:value-type="percentage" office:value="0.13860478013715433" table:style-name="ce45">
            <text:p>13,9%</text:p>
          </table:table-cell>
          <table:table-cell office:value-type="float" office:value="94566" table:style-name="ce7">
            <text:p>94.566</text:p>
          </table:table-cell>
          <table:table-cell office:value-type="percentage" office:value="0.7042343724400888" table:style-name="ce45">
            <text:p>70,4%</text:p>
          </table:table-cell>
          <table:table-cell office:value-type="float" office:value="182409" table:style-name="ce7">
            <text:p>182.409</text:p>
          </table:table-cell>
          <table:table-cell office:value-type="percentage" office:value="0.81899489500410827" table:style-name="ce45">
            <text:p>81,9%</text:p>
          </table:table-cell>
          <table:table-cell table:number-columns-repeated="16367"/>
        </table:table-row>
        <table:table-row table:style-name="ro5">
          <table:table-cell office:value-type="string" table:style-name="ce60">
            <text:p>Cantabria</text:p>
          </table:table-cell>
          <table:table-cell office:value-type="float" office:value="92321" table:style-name="ce7">
            <text:p>92.321</text:p>
          </table:table-cell>
          <table:table-cell office:value-type="percentage" office:value="0.93953919114204876" table:style-name="ce45">
            <text:p>94,0%</text:p>
          </table:table-cell>
          <table:table-cell office:value-type="float" office:value="74940" table:style-name="ce7">
            <text:p>74.940</text:p>
          </table:table-cell>
          <table:table-cell office:value-type="percentage" office:value="0.97391711177823692" table:style-name="ce45">
            <text:p>97,4%</text:p>
          </table:table-cell>
          <table:table-cell office:value-type="float" office:value="68540" table:style-name="ce7">
            <text:p>68.540</text:p>
          </table:table-cell>
          <table:table-cell office:value-type="percentage" office:value="0.80859798971261387" table:style-name="ce45">
            <text:p>80,9%</text:p>
          </table:table-cell>
          <table:table-cell office:value-type="float" office:value="54938" table:style-name="ce7">
            <text:p>54.938</text:p>
          </table:table-cell>
          <table:table-cell office:value-type="percentage" office:value="0.61869207293039175" table:style-name="ce45">
            <text:p>61,9%</text:p>
          </table:table-cell>
          <table:table-cell office:value-type="float" office:value="24277" table:style-name="ce7">
            <text:p>24.277</text:p>
          </table:table-cell>
          <table:table-cell office:value-type="percentage" office:value="0.43361077373722939" table:style-name="ce45">
            <text:p>43,4%</text:p>
          </table:table-cell>
          <table:table-cell office:value-type="float" office:value="10630" table:style-name="ce7">
            <text:p>10.630</text:p>
          </table:table-cell>
          <table:table-cell office:value-type="percentage" office:value="0.25027664634002778" table:style-name="ce45">
            <text:p>25,0%</text:p>
          </table:table-cell>
          <table:table-cell office:value-type="float" office:value="19548" table:style-name="ce7">
            <text:p>19.548</text:p>
          </table:table-cell>
          <table:table-cell office:value-type="percentage" office:value="0.88105647451210167" table:style-name="ce45">
            <text:p>88,1%</text:p>
          </table:table-cell>
          <table:table-cell office:value-type="float" office:value="55537" table:style-name="ce7">
            <text:p>55.537</text:p>
          </table:table-cell>
          <table:table-cell office:value-type="percentage" office:value="0.93677996120435181" table:style-name="ce45">
            <text:p>93,7%</text:p>
          </table:table-cell>
          <table:table-cell table:number-columns-repeated="16367"/>
        </table:table-row>
        <table:table-row table:style-name="ro12">
          <table:table-cell office:value-type="string" table:style-name="ce60">
            <text:p>Castilla y León<text:s/></text:p>
          </table:table-cell>
          <table:table-cell office:value-type="float" office:value="446218" table:style-name="ce7">
            <text:p>446.218</text:p>
          </table:table-cell>
          <table:table-cell office:value-type="percentage" office:value="0.93250382432353363" table:style-name="ce45">
            <text:p>93,3%</text:p>
          </table:table-cell>
          <table:table-cell office:value-type="float" office:value="293873" table:style-name="ce7">
            <text:p>293.873</text:p>
          </table:table-cell>
          <table:table-cell office:value-type="percentage" office:value="0.91140084542598487" table:style-name="ce45">
            <text:p>91,1%</text:p>
          </table:table-cell>
          <table:table-cell office:value-type="float" office:value="293426" table:style-name="ce7">
            <text:p>293.426</text:p>
          </table:table-cell>
          <table:table-cell office:value-type="percentage" office:value="0.83051284010789483" table:style-name="ce45">
            <text:p>83,1%</text:p>
          </table:table-cell>
          <table:table-cell office:value-type="float" office:value="214778" table:style-name="ce7">
            <text:p>214.778</text:p>
          </table:table-cell>
          <table:table-cell office:value-type="percentage" office:value="0.66813289367261863" table:style-name="ce45">
            <text:p>66,8%</text:p>
          </table:table-cell>
          <table:table-cell office:value-type="float" office:value="99219" table:style-name="ce7">
            <text:p>99.219</text:p>
          </table:table-cell>
          <table:table-cell office:value-type="percentage" office:value="0.46444537024467653" table:style-name="ce45">
            <text:p>46,4%</text:p>
          </table:table-cell>
          <table:table-cell office:value-type="float" office:value="34871" table:style-name="ce7">
            <text:p>34.871</text:p>
          </table:table-cell>
          <table:table-cell office:value-type="percentage" office:value="0.20016531677104202" table:style-name="ce45">
            <text:p>20,0%</text:p>
          </table:table-cell>
          <table:table-cell office:value-type="float" office:value="81845" table:style-name="ce7">
            <text:p>81.845</text:p>
          </table:table-cell>
          <table:table-cell office:value-type="percentage" office:value="0.85611029173335007" table:style-name="ce45">
            <text:p>85,6%</text:p>
          </table:table-cell>
          <table:table-cell office:value-type="float" office:value="225239" table:style-name="ce7">
            <text:p>225.239</text:p>
          </table:table-cell>
          <table:table-cell office:value-type="percentage" office:value="0.92577415350722159" table:style-name="ce45">
            <text:p>92,6%</text:p>
          </table:table-cell>
          <table:table-cell table:number-columns-repeated="16367"/>
        </table:table-row>
        <table:table-row table:style-name="ro12">
          <table:table-cell office:value-type="string" table:style-name="ce60">
            <text:p>Castilla - La Mancha</text:p>
          </table:table-cell>
          <table:table-cell office:value-type="float" office:value="271068" table:style-name="ce7">
            <text:p>271.068</text:p>
          </table:table-cell>
          <table:table-cell office:value-type="percentage" office:value="0.91652578476852542" table:style-name="ce45">
            <text:p>91,7%</text:p>
          </table:table-cell>
          <table:table-cell office:value-type="float" office:value="195229" table:style-name="ce7">
            <text:p>195.229</text:p>
          </table:table-cell>
          <table:table-cell office:value-type="percentage" office:value="0.90170059858114104" table:style-name="ce45">
            <text:p>90,2%</text:p>
          </table:table-cell>
          <table:table-cell office:value-type="float" office:value="200328" table:style-name="ce7">
            <text:p>200.328</text:p>
          </table:table-cell>
          <table:table-cell office:value-type="percentage" office:value="0.71328417357122764" table:style-name="ce45">
            <text:p>71,3%</text:p>
          </table:table-cell>
          <table:table-cell office:value-type="float" office:value="149829" table:style-name="ce7">
            <text:p>149.829</text:p>
          </table:table-cell>
          <table:table-cell office:value-type="percentage" office:value="0.53247920960978035" table:style-name="ce45">
            <text:p>53,2%</text:p>
          </table:table-cell>
          <table:table-cell office:value-type="float" office:value="59312" table:style-name="ce7">
            <text:p>59.312</text:p>
          </table:table-cell>
          <table:table-cell office:value-type="percentage" office:value="0.29481762781958626" table:style-name="ce45">
            <text:p>29,5%</text:p>
          </table:table-cell>
          <table:table-cell office:value-type="float" office:value="28586" table:style-name="ce7">
            <text:p>28.586</text:p>
          </table:table-cell>
          <table:table-cell office:value-type="percentage" office:value="0.16914192395536254" table:style-name="ce45">
            <text:p>16,9%</text:p>
          </table:table-cell>
          <table:table-cell office:value-type="float" office:value="64225" table:style-name="ce7">
            <text:p>64.225</text:p>
          </table:table-cell>
          <table:table-cell office:value-type="percentage" office:value="0.83046705286024625" table:style-name="ce45">
            <text:p>83,0%</text:p>
          </table:table-cell>
          <table:table-cell office:value-type="float" office:value="172109" table:style-name="ce7">
            <text:p>172.109</text:p>
          </table:table-cell>
          <table:table-cell office:value-type="percentage" office:value="0.85513626313566693" table:style-name="ce45">
            <text:p>85,5%</text:p>
          </table:table-cell>
          <table:table-cell table:number-columns-repeated="16367"/>
        </table:table-row>
        <table:table-row table:style-name="ro5">
          <table:table-cell office:value-type="string" table:style-name="ce60">
            <text:p>Cataluña</text:p>
          </table:table-cell>
          <table:table-cell office:value-type="float" office:value="969003" table:style-name="ce7">
            <text:p>969.003</text:p>
          </table:table-cell>
          <table:table-cell office:value-type="percentage" office:value="0.90315993151291407" table:style-name="ce45">
            <text:p>90,3%</text:p>
          </table:table-cell>
          <table:table-cell office:value-type="float" office:value="706892" table:style-name="ce7">
            <text:p>706.892</text:p>
          </table:table-cell>
          <table:table-cell office:value-type="percentage" office:value="0.88654836690901018" table:style-name="ce45">
            <text:p>88,7%</text:p>
          </table:table-cell>
          <table:table-cell office:value-type="float" office:value="727883" table:style-name="ce7">
            <text:p>727.883</text:p>
          </table:table-cell>
          <table:table-cell office:value-type="percentage" office:value="0.7042068611222102" table:style-name="ce45">
            <text:p>70,4%</text:p>
          </table:table-cell>
          <table:table-cell office:value-type="float" office:value="595393" table:style-name="ce7">
            <text:p>595.393</text:p>
          </table:table-cell>
          <table:table-cell office:value-type="percentage" office:value="0.51927461176047851" table:style-name="ce45">
            <text:p>51,9%</text:p>
          </table:table-cell>
          <table:table-cell office:value-type="float" office:value="260343" table:style-name="ce7">
            <text:p>260.343</text:p>
          </table:table-cell>
          <table:table-cell office:value-type="percentage" office:value="0.32315936337072904" table:style-name="ce45">
            <text:p>32,3%</text:p>
          </table:table-cell>
          <table:table-cell office:value-type="float" office:value="109047" table:style-name="ce7">
            <text:p>109.047</text:p>
          </table:table-cell>
          <table:table-cell office:value-type="percentage" office:value="0.16295250263376146" table:style-name="ce45">
            <text:p>16,3%</text:p>
          </table:table-cell>
          <table:table-cell office:value-type="float" office:value="208017" table:style-name="ce7">
            <text:p>208.017</text:p>
          </table:table-cell>
          <table:table-cell office:value-type="percentage" office:value="0.59862729862729858" table:style-name="ce45">
            <text:p>59,9%</text:p>
          </table:table-cell>
          <table:table-cell office:value-type="float" office:value="698042" table:style-name="ce7">
            <text:p>698.042</text:p>
          </table:table-cell>
          <table:table-cell office:value-type="percentage" office:value="0.86840370131695821" table:style-name="ce45">
            <text:p>86,8%</text:p>
          </table:table-cell>
          <table:table-cell table:number-columns-repeated="16367"/>
        </table:table-row>
        <table:table-row table:style-name="ro12">
          <table:table-cell office:value-type="string" table:style-name="ce60">
            <text:p>C. Valenciana</text:p>
          </table:table-cell>
          <table:table-cell office:value-type="float" office:value="685006" table:style-name="ce7">
            <text:p>685.006</text:p>
          </table:table-cell>
          <table:table-cell office:value-type="percentage" office:value="0.94247512437810943" table:style-name="ce45">
            <text:p>94,2%</text:p>
          </table:table-cell>
          <table:table-cell office:value-type="float" office:value="547323" table:style-name="ce7">
            <text:p>547.323</text:p>
          </table:table-cell>
          <table:table-cell office:value-type="percentage" office:value="0.96001368133024623" table:style-name="ce45">
            <text:p>96,0%</text:p>
          </table:table-cell>
          <table:table-cell office:value-type="float" office:value="571235" table:style-name="ce7">
            <text:p>571.235</text:p>
          </table:table-cell>
          <table:table-cell office:value-type="percentage" office:value="0.79854587443244085" table:style-name="ce45">
            <text:p>79,9%</text:p>
          </table:table-cell>
          <table:table-cell office:value-type="float" office:value="451565" table:style-name="ce7">
            <text:p>451.565</text:p>
          </table:table-cell>
          <table:table-cell office:value-type="percentage" office:value="0.59706337348441774" table:style-name="ce45">
            <text:p>59,7%</text:p>
          </table:table-cell>
          <table:table-cell office:value-type="float" office:value="194596" table:style-name="ce7">
            <text:p>194.596</text:p>
          </table:table-cell>
          <table:table-cell office:value-type="percentage" office:value="0.37671154646559485" table:style-name="ce45">
            <text:p>37,7%</text:p>
          </table:table-cell>
          <table:table-cell office:value-type="float" office:value="90106" table:style-name="ce7">
            <text:p>90.106</text:p>
          </table:table-cell>
          <table:table-cell office:value-type="percentage" office:value="0.20861347261580634" table:style-name="ce45">
            <text:p>20,9%</text:p>
          </table:table-cell>
          <table:table-cell office:value-type="float" office:value="182581" table:style-name="ce7">
            <text:p>182.581</text:p>
          </table:table-cell>
          <table:table-cell office:value-type="percentage" office:value="0.86509139840988558" table:style-name="ce45">
            <text:p>86,5%</text:p>
          </table:table-cell>
          <table:table-cell office:value-type="float" office:value="426039" table:style-name="ce7">
            <text:p>426.039</text:p>
          </table:table-cell>
          <table:table-cell office:value-type="percentage" office:value="0.91257633559171736" table:style-name="ce45">
            <text:p>91,3%</text:p>
          </table:table-cell>
          <table:table-cell table:number-columns-repeated="16367"/>
        </table:table-row>
        <table:table-row table:style-name="ro5">
          <table:table-cell office:value-type="string" table:style-name="ce60">
            <text:p>Extremadura</text:p>
          </table:table-cell>
          <table:table-cell office:value-type="float" office:value="154165" table:style-name="ce7">
            <text:p>154.165</text:p>
          </table:table-cell>
          <table:table-cell office:value-type="percentage" office:value="0.88933820984378242" table:style-name="ce45">
            <text:p>88,9%</text:p>
          </table:table-cell>
          <table:table-cell office:value-type="float" office:value="124568" table:style-name="ce7">
            <text:p>124.568</text:p>
          </table:table-cell>
          <table:table-cell office:value-type="percentage" office:value="0.94051205387815506" table:style-name="ce45">
            <text:p>94,1%</text:p>
          </table:table-cell>
          <table:table-cell office:value-type="float" office:value="127913" table:style-name="ce7">
            <text:p>127.913</text:p>
          </table:table-cell>
          <table:table-cell office:value-type="percentage" office:value="0.79298352200166144" table:style-name="ce45">
            <text:p>79,3%</text:p>
          </table:table-cell>
          <table:table-cell office:value-type="float" office:value="91984" table:style-name="ce7">
            <text:p>91.984</text:p>
          </table:table-cell>
          <table:table-cell office:value-type="percentage" office:value="0.63149800906219966" table:style-name="ce45">
            <text:p>63,1%</text:p>
          </table:table-cell>
          <table:table-cell office:value-type="float" office:value="46519" table:style-name="ce7">
            <text:p>46.519</text:p>
          </table:table-cell>
          <table:table-cell office:value-type="percentage" office:value="0.41347649479587939" table:style-name="ce45">
            <text:p>41,3%</text:p>
          </table:table-cell>
          <table:table-cell office:value-type="float" office:value="8271" table:style-name="ce7">
            <text:p>8.271</text:p>
          </table:table-cell>
          <table:table-cell office:value-type="percentage" office:value="8.9273378810120027E-2" table:style-name="ce45">
            <text:p>8,9%</text:p>
          </table:table-cell>
          <table:table-cell office:value-type="float" office:value="34688" table:style-name="ce7">
            <text:p>34.688</text:p>
          </table:table-cell>
          <table:table-cell office:value-type="percentage" office:value="0.86991849529780563" table:style-name="ce45">
            <text:p>87,0%</text:p>
          </table:table-cell>
          <table:table-cell office:value-type="float" office:value="91420" table:style-name="ce7">
            <text:p>91.420</text:p>
          </table:table-cell>
          <table:table-cell office:value-type="percentage" office:value="0.90668359301391466" table:style-name="ce45">
            <text:p>90,7%</text:p>
          </table:table-cell>
          <table:table-cell table:number-columns-repeated="16367"/>
        </table:table-row>
        <table:table-row table:style-name="ro5">
          <table:table-cell office:value-type="string" table:style-name="ce60">
            <text:p>Galicia</text:p>
          </table:table-cell>
          <table:table-cell office:value-type="float" office:value="504898" table:style-name="ce7">
            <text:p>504.898</text:p>
          </table:table-cell>
          <table:table-cell office:value-type="percentage" office:value="0.94796765369096769" table:style-name="ce45">
            <text:p>94,8%</text:p>
          </table:table-cell>
          <table:table-cell office:value-type="float" office:value="333776" table:style-name="ce7">
            <text:p>333.776</text:p>
          </table:table-cell>
          <table:table-cell office:value-type="percentage" office:value="0.96104576668922126" table:style-name="ce45">
            <text:p>96,1%</text:p>
          </table:table-cell>
          <table:table-cell office:value-type="float" office:value="370956" table:style-name="ce7">
            <text:p>370.956</text:p>
          </table:table-cell>
          <table:table-cell office:value-type="percentage" office:value="0.94646602268726177" table:style-name="ce45">
            <text:p>94,6%</text:p>
          </table:table-cell>
          <table:table-cell office:value-type="float" office:value="370043" table:style-name="ce7">
            <text:p>370.043</text:p>
          </table:table-cell>
          <table:table-cell office:value-type="percentage" office:value="0.90293150230342778" table:style-name="ce45">
            <text:p>90,3%</text:p>
          </table:table-cell>
          <table:table-cell office:value-type="float" office:value="176633" table:style-name="ce7">
            <text:p>176.633</text:p>
          </table:table-cell>
          <table:table-cell office:value-type="percentage" office:value="0.66517162816095199" table:style-name="ce45">
            <text:p>66,5%</text:p>
          </table:table-cell>
          <table:table-cell office:value-type="float" office:value="115752" table:style-name="ce7">
            <text:p>115.752</text:p>
          </table:table-cell>
          <table:table-cell office:value-type="percentage" office:value="0.57761920207590012" table:style-name="ce45">
            <text:p>57,8%</text:p>
          </table:table-cell>
          <table:table-cell office:value-type="float" office:value="112459" table:style-name="ce7">
            <text:p>112.459</text:p>
          </table:table-cell>
          <table:table-cell office:value-type="percentage" office:value="0.90709567097122856" table:style-name="ce45">
            <text:p>90,7%</text:p>
          </table:table-cell>
          <table:table-cell office:value-type="float" office:value="298532" table:style-name="ce7">
            <text:p>298.532</text:p>
          </table:table-cell>
          <table:table-cell office:value-type="percentage" office:value="0.98077106296302385" table:style-name="ce45">
            <text:p>98,1%</text:p>
          </table:table-cell>
          <table:table-cell table:number-columns-repeated="16367"/>
        </table:table-row>
        <table:table-row table:style-name="ro5">
          <table:table-cell office:value-type="string" table:style-name="ce60">
            <text:p>La Rioja</text:p>
          </table:table-cell>
          <table:table-cell office:value-type="float" office:value="47805" table:style-name="ce7">
            <text:p>47.805</text:p>
          </table:table-cell>
          <table:table-cell office:value-type="percentage" office:value="0.92106277214750876" table:style-name="ce45">
            <text:p>92,1%</text:p>
          </table:table-cell>
          <table:table-cell office:value-type="float" office:value="35261" table:style-name="ce7">
            <text:p>35.261</text:p>
          </table:table-cell>
          <table:table-cell office:value-type="percentage" office:value="0.92721344237292591" table:style-name="ce45">
            <text:p>92,7%</text:p>
          </table:table-cell>
          <table:table-cell office:value-type="float" office:value="30753" table:style-name="ce7">
            <text:p>30.753</text:p>
          </table:table-cell>
          <table:table-cell office:value-type="percentage" office:value="0.67966937034499519" table:style-name="ce45">
            <text:p>68,0%</text:p>
          </table:table-cell>
          <table:table-cell office:value-type="float" office:value="22748" table:style-name="ce7">
            <text:p>22.748</text:p>
          </table:table-cell>
          <table:table-cell office:value-type="percentage" office:value="0.47858284944879237" table:style-name="ce45">
            <text:p>47,9%</text:p>
          </table:table-cell>
          <table:table-cell office:value-type="float" office:value="7237" table:style-name="ce7">
            <text:p>7.237</text:p>
          </table:table-cell>
          <table:table-cell office:value-type="percentage" office:value="0.22962210870323951" table:style-name="ce45">
            <text:p>23,0%</text:p>
          </table:table-cell>
          <table:table-cell office:value-type="float" office:value="2776" table:style-name="ce7">
            <text:p>2.776</text:p>
          </table:table-cell>
          <table:table-cell office:value-type="percentage" office:value="0.11295572916666667" table:style-name="ce45">
            <text:p>11,3%</text:p>
          </table:table-cell>
          <table:table-cell office:value-type="float" office:value="12357" table:style-name="ce7">
            <text:p>12.357</text:p>
          </table:table-cell>
          <table:table-cell office:value-type="percentage" office:value="0.8656998738965952" table:style-name="ce45">
            <text:p>86,6%</text:p>
          </table:table-cell>
          <table:table-cell office:value-type="float" office:value="24672" table:style-name="ce7">
            <text:p>24.672</text:p>
          </table:table-cell>
          <table:table-cell office:value-type="percentage" office:value="0.83227634597220346" table:style-name="ce45">
            <text:p>83,2%</text:p>
          </table:table-cell>
          <table:table-cell table:number-columns-repeated="16367"/>
        </table:table-row>
        <table:table-row table:style-name="ro5">
          <table:table-cell office:value-type="string" table:style-name="ce60">
            <text:p>Madrid</text:p>
          </table:table-cell>
          <table:table-cell office:value-type="float" office:value="817263" table:style-name="ce7">
            <text:p>817.263</text:p>
          </table:table-cell>
          <table:table-cell office:value-type="percentage" office:value="0.92430699284090523" table:style-name="ce45">
            <text:p>92,4%</text:p>
          </table:table-cell>
          <table:table-cell office:value-type="float" office:value="593273" table:style-name="ce7">
            <text:p>593.273</text:p>
          </table:table-cell>
          <table:table-cell office:value-type="percentage" office:value="0.86832299045723316" table:style-name="ce45">
            <text:p>86,8%</text:p>
          </table:table-cell>
          <table:table-cell office:value-type="float" office:value="657288" table:style-name="ce7">
            <text:p>657.288</text:p>
          </table:table-cell>
          <table:table-cell office:value-type="percentage" office:value="0.69649657838352197" table:style-name="ce45">
            <text:p>69,6%</text:p>
          </table:table-cell>
          <table:table-cell office:value-type="float" office:value="520205" table:style-name="ce7">
            <text:p>520.205</text:p>
          </table:table-cell>
          <table:table-cell office:value-type="percentage" office:value="0.50308890913346138" table:style-name="ce45">
            <text:p>50,3%</text:p>
          </table:table-cell>
          <table:table-cell office:value-type="float" office:value="251514" table:style-name="ce7">
            <text:p>251.514</text:p>
          </table:table-cell>
          <table:table-cell office:value-type="percentage" office:value="0.33357515633392792" table:style-name="ce45">
            <text:p>33,4%</text:p>
          </table:table-cell>
          <table:table-cell office:value-type="float" office:value="135994" table:style-name="ce7">
            <text:p>135.994</text:p>
          </table:table-cell>
          <table:table-cell office:value-type="percentage" office:value="0.22410744448564249" table:style-name="ce45">
            <text:p>22,4%</text:p>
          </table:table-cell>
          <table:table-cell office:value-type="float" office:value="180202" table:style-name="ce7">
            <text:p>180.202</text:p>
          </table:table-cell>
          <table:table-cell office:value-type="percentage" office:value="0.75275177429393758" table:style-name="ce45">
            <text:p>75,3%</text:p>
          </table:table-cell>
          <table:table-cell office:value-type="float" office:value="540632" table:style-name="ce7">
            <text:p>540.632</text:p>
          </table:table-cell>
          <table:table-cell office:value-type="percentage" office:value="0.81757608935641246" table:style-name="ce45">
            <text:p>81,8%</text:p>
          </table:table-cell>
          <table:table-cell table:number-columns-repeated="16367"/>
        </table:table-row>
        <table:table-row table:style-name="ro5">
          <table:table-cell office:value-type="string" table:style-name="ce60">
            <text:p>Murcia<text:s/></text:p>
          </table:table-cell>
          <table:table-cell office:value-type="float" office:value="157791" table:style-name="ce7">
            <text:p>157.791</text:p>
          </table:table-cell>
          <table:table-cell office:value-type="percentage" office:value="0.89432428756036186" table:style-name="ce45">
            <text:p>89,4%</text:p>
          </table:table-cell>
          <table:table-cell office:value-type="float" office:value="125509" table:style-name="ce7">
            <text:p>125.509</text:p>
          </table:table-cell>
          <table:table-cell office:value-type="percentage" office:value="0.85811078749094094" table:style-name="ce45">
            <text:p>85,8%</text:p>
          </table:table-cell>
          <table:table-cell office:value-type="float" office:value="140464" table:style-name="ce7">
            <text:p>140.464</text:p>
          </table:table-cell>
          <table:table-cell office:value-type="percentage" office:value="0.67625054162052867" table:style-name="ce45">
            <text:p>67,6%</text:p>
          </table:table-cell>
          <table:table-cell office:value-type="float" office:value="113743" table:style-name="ce7">
            <text:p>113.743</text:p>
          </table:table-cell>
          <table:table-cell office:value-type="percentage" office:value="0.4893855950434558" table:style-name="ce45">
            <text:p>48,9%</text:p>
          </table:table-cell>
          <table:table-cell office:value-type="float" office:value="48318" table:style-name="ce7">
            <text:p>48.318</text:p>
          </table:table-cell>
          <table:table-cell office:value-type="percentage" office:value="0.28487035268315114" table:style-name="ce45">
            <text:p>28,5%</text:p>
          </table:table-cell>
          <table:table-cell office:value-type="float" office:value="33404" table:style-name="ce7">
            <text:p>33.404</text:p>
          </table:table-cell>
          <table:table-cell office:value-type="percentage" office:value="0.2319738331516191" table:style-name="ce45">
            <text:p>23,2%</text:p>
          </table:table-cell>
          <table:table-cell office:value-type="float" office:value="48872" table:style-name="ce7">
            <text:p>48.872</text:p>
          </table:table-cell>
          <table:table-cell office:value-type="percentage" office:value="0.73281252342894843" table:style-name="ce45">
            <text:p>73,3%</text:p>
          </table:table-cell>
          <table:table-cell office:value-type="float" office:value="107418" table:style-name="ce7">
            <text:p>107.418</text:p>
          </table:table-cell>
          <table:table-cell office:value-type="percentage" office:value="0.81501995477928346" table:style-name="ce45">
            <text:p>81,5%</text:p>
          </table:table-cell>
          <table:table-cell table:number-columns-repeated="16367"/>
        </table:table-row>
        <table:table-row table:style-name="ro5">
          <table:table-cell office:value-type="string" table:style-name="ce60">
            <text:p>Navarra</text:p>
          </table:table-cell>
          <table:table-cell office:value-type="float" office:value="92125" table:style-name="ce7">
            <text:p>92.125</text:p>
          </table:table-cell>
          <table:table-cell office:value-type="percentage" office:value="0.9384709417816941" table:style-name="ce45">
            <text:p>93,8%</text:p>
          </table:table-cell>
          <table:table-cell office:value-type="float" office:value="69128" table:style-name="ce7">
            <text:p>69.128</text:p>
          </table:table-cell>
          <table:table-cell office:value-type="percentage" office:value="0.95688163559099149" table:style-name="ce45">
            <text:p>95,7%</text:p>
          </table:table-cell>
          <table:table-cell office:value-type="float" office:value="68481" table:style-name="ce7">
            <text:p>68.481</text:p>
          </table:table-cell>
          <table:table-cell office:value-type="percentage" office:value="0.74334871099050204" table:style-name="ce45">
            <text:p>74,3%</text:p>
          </table:table-cell>
          <table:table-cell office:value-type="float" office:value="51658" table:style-name="ce7">
            <text:p>51.658</text:p>
          </table:table-cell>
          <table:table-cell office:value-type="percentage" office:value="0.53898000918158673" table:style-name="ce45">
            <text:p>53,9%</text:p>
          </table:table-cell>
          <table:table-cell office:value-type="float" office:value="22597" table:style-name="ce7">
            <text:p>22.597</text:p>
          </table:table-cell>
          <table:table-cell office:value-type="percentage" office:value="0.34738427954311363" table:style-name="ce45">
            <text:p>34,7%</text:p>
          </table:table-cell>
          <table:table-cell office:value-type="float" office:value="9721" table:style-name="ce7">
            <text:p>9.721</text:p>
          </table:table-cell>
          <table:table-cell office:value-type="percentage" office:value="0.16610279543435172" table:style-name="ce45">
            <text:p>16,6%</text:p>
          </table:table-cell>
          <table:table-cell office:value-type="float" office:value="19909" table:style-name="ce7">
            <text:p>19.909</text:p>
          </table:table-cell>
          <table:table-cell office:value-type="percentage" office:value="0.83584533355724422" table:style-name="ce45">
            <text:p>83,6%</text:p>
          </table:table-cell>
          <table:table-cell office:value-type="float" office:value="60018" table:style-name="ce7">
            <text:p>60.018</text:p>
          </table:table-cell>
          <table:table-cell office:value-type="percentage" office:value="0.88939272694940874" table:style-name="ce45">
            <text:p>88,9%</text:p>
          </table:table-cell>
          <table:table-cell table:number-columns-repeated="16367"/>
        </table:table-row>
        <table:table-row table:style-name="ro5">
          <table:table-cell office:value-type="string" table:style-name="ce60">
            <text:p>País Vasco</text:p>
          </table:table-cell>
          <table:table-cell office:value-type="float" office:value="342815" table:style-name="ce7">
            <text:p>342.815</text:p>
          </table:table-cell>
          <table:table-cell office:value-type="percentage" office:value="0.91275187441424555" table:style-name="ce45">
            <text:p>91,3%</text:p>
          </table:table-cell>
          <table:table-cell office:value-type="float" office:value="248782" table:style-name="ce7">
            <text:p>248.782</text:p>
          </table:table-cell>
          <table:table-cell office:value-type="percentage" office:value="0.90444803955428721" table:style-name="ce45">
            <text:p>90,4%</text:p>
          </table:table-cell>
          <table:table-cell office:value-type="float" office:value="248283" table:style-name="ce7">
            <text:p>248.283</text:p>
          </table:table-cell>
          <table:table-cell office:value-type="percentage" office:value="0.76689966609935478" table:style-name="ce45">
            <text:p>76,7%</text:p>
          </table:table-cell>
          <table:table-cell office:value-type="float" office:value="170361" table:style-name="ce7">
            <text:p>170.361</text:p>
          </table:table-cell>
          <table:table-cell office:value-type="percentage" office:value="0.52919304436423276" table:style-name="ce45">
            <text:p>52,9%</text:p>
          </table:table-cell>
          <table:table-cell office:value-type="float" office:value="62453" table:style-name="ce7">
            <text:p>62.453</text:p>
          </table:table-cell>
          <table:table-cell office:value-type="percentage" office:value="0.30228505878423839" table:style-name="ce45">
            <text:p>30,2%</text:p>
          </table:table-cell>
          <table:table-cell office:value-type="float" office:value="32060" table:style-name="ce7">
            <text:p>32.060</text:p>
          </table:table-cell>
          <table:table-cell office:value-type="percentage" office:value="0.18821623144843133" table:style-name="ce45">
            <text:p>18,8%</text:p>
          </table:table-cell>
          <table:table-cell office:value-type="float" office:value="79752" table:style-name="ce7">
            <text:p>79.752</text:p>
          </table:table-cell>
          <table:table-cell office:value-type="percentage" office:value="0.80562458330807929" table:style-name="ce45">
            <text:p>80,6%</text:p>
          </table:table-cell>
          <table:table-cell office:value-type="float" office:value="191690" table:style-name="ce7">
            <text:p>191.690</text:p>
          </table:table-cell>
          <table:table-cell office:value-type="percentage" office:value="0.86849950614822802" table:style-name="ce45">
            <text:p>86,8%</text:p>
          </table:table-cell>
          <table:table-cell table:number-columns-repeated="16367"/>
        </table:table-row>
        <table:table-row table:style-name="ro5">
          <table:table-cell office:value-type="string" table:style-name="ce60">
            <text:p>Ceuta</text:p>
          </table:table-cell>
          <table:table-cell office:value-type="float" office:value="5557" table:style-name="ce7">
            <text:p>5.557</text:p>
          </table:table-cell>
          <table:table-cell office:value-type="percentage" office:value="0.84917481662591687" table:style-name="ce45">
            <text:p>84,9%</text:p>
          </table:table-cell>
          <table:table-cell office:value-type="float" office:value="6546" table:style-name="ce7">
            <text:p>6.546</text:p>
          </table:table-cell>
          <table:table-cell office:value-type="percentage" office:value="0.8271417740712661" table:style-name="ce45">
            <text:p>82,7%</text:p>
          </table:table-cell>
          <table:table-cell office:value-type="float" office:value="7048" table:style-name="ce7">
            <text:p>7.048</text:p>
          </table:table-cell>
          <table:table-cell office:value-type="percentage" office:value="0.65066469719350073" table:style-name="ce45">
            <text:p>65,1%</text:p>
          </table:table-cell>
          <table:table-cell office:value-type="float" office:value="5783" table:style-name="ce7">
            <text:p>5.783</text:p>
          </table:table-cell>
          <table:table-cell office:value-type="percentage" office:value="0.51027971410923856" table:style-name="ce45">
            <text:p>51,0%</text:p>
          </table:table-cell>
          <table:table-cell office:value-type="float" office:value="2887" table:style-name="ce7">
            <text:p>2.887</text:p>
          </table:table-cell>
          <table:table-cell office:value-type="percentage" office:value="0.31006336591128775" table:style-name="ce45">
            <text:p>31,0%</text:p>
          </table:table-cell>
          <table:table-cell office:value-type="float" office:value="1374" table:style-name="ce7">
            <text:p>1.374</text:p>
          </table:table-cell>
          <table:table-cell office:value-type="percentage" office:value="0.15197433912177857" table:style-name="ce45">
            <text:p>15,2%</text:p>
          </table:table-cell>
          <table:table-cell office:value-type="float" office:value="1544" table:style-name="ce7">
            <text:p>1.544</text:p>
          </table:table-cell>
          <table:table-cell office:value-type="percentage" office:value="0.39917269906928643" table:style-name="ce45">
            <text:p>39,9%</text:p>
          </table:table-cell>
          <table:table-cell office:value-type="float" office:value="7542" table:style-name="ce7">
            <text:p>7.542</text:p>
          </table:table-cell>
          <table:table-cell office:value-type="percentage" office:value="0.84419073203492279" table:style-name="ce45">
            <text:p>84,4%</text:p>
          </table:table-cell>
          <table:table-cell table:number-columns-repeated="16367"/>
        </table:table-row>
        <table:table-row table:style-name="ro5">
          <table:table-cell office:value-type="string" table:style-name="ce60">
            <text:p>Melilla</text:p>
          </table:table-cell>
          <table:table-cell office:value-type="float" office:value="4150" table:style-name="ce7">
            <text:p>4.150</text:p>
          </table:table-cell>
          <table:table-cell office:value-type="percentage" office:value="0.76624815361890697" table:style-name="ce45">
            <text:p>76,6%</text:p>
          </table:table-cell>
          <table:table-cell office:value-type="float" office:value="5037" table:style-name="ce7">
            <text:p>5.037</text:p>
          </table:table-cell>
          <table:table-cell office:value-type="percentage" office:value="0.68289045553145333" table:style-name="ce45">
            <text:p>68,3%</text:p>
          </table:table-cell>
          <table:table-cell office:value-type="float" office:value="6178" table:style-name="ce7">
            <text:p>6.178</text:p>
          </table:table-cell>
          <table:table-cell office:value-type="percentage" office:value="0.61823276293405383" table:style-name="ce45">
            <text:p>61,8%</text:p>
          </table:table-cell>
          <table:table-cell office:value-type="float" office:value="5199" table:style-name="ce7">
            <text:p>5.199</text:p>
          </table:table-cell>
          <table:table-cell office:value-type="percentage" office:value="0.49594581703710772" table:style-name="ce45">
            <text:p>49,6%</text:p>
          </table:table-cell>
          <table:table-cell office:value-type="float" office:value="2483" table:style-name="ce7">
            <text:p>2.483</text:p>
          </table:table-cell>
          <table:table-cell office:value-type="percentage" office:value="0.27743016759776534" table:style-name="ce45">
            <text:p>27,7%</text:p>
          </table:table-cell>
          <table:table-cell office:value-type="float" office:value="1808" table:style-name="ce7">
            <text:p>1.808</text:p>
          </table:table-cell>
          <table:table-cell office:value-type="percentage" office:value="0.20223713646532437" table:style-name="ce45">
            <text:p>20,2%</text:p>
          </table:table-cell>
          <table:table-cell office:value-type="float" office:value="1287" table:style-name="ce7">
            <text:p>1.287</text:p>
          </table:table-cell>
          <table:table-cell office:value-type="percentage" office:value="0.28486055776892433" table:style-name="ce45">
            <text:p>28,5%</text:p>
          </table:table-cell>
          <table:table-cell office:value-type="float" office:value="6020" table:style-name="ce7">
            <text:p>6.020</text:p>
          </table:table-cell>
          <table:table-cell office:value-type="percentage" office:value="0.84645669291338588" table:style-name="ce45">
            <text:p>84,6%</text:p>
          </table:table-cell>
          <table:table-cell table:number-columns-repeated="16367"/>
        </table:table-row>
        <table:table-row table:style-name="ro12">
          <table:table-cell office:value-type="string" table:style-name="ce60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5">
            <text:p>19,5%</text:p>
          </table:table-cell>
          <table:table-cell office:value-type="float" office:value="2274" table:style-name="ce7">
            <text:p>2.274</text:p>
          </table:table-cell>
          <table:table-cell office:value-type="percentage" office:value="0.63572826390830306" table:style-name="ce45">
            <text:p>63,6%</text:p>
          </table:table-cell>
          <table:table-cell office:value-type="float" office:value="6215" table:style-name="ce7">
            <text:p>6.215</text:p>
          </table:table-cell>
          <table:table-cell office:value-type="percentage" office:value="0.66899892357373525" table:style-name="ce45">
            <text:p>66,9%</text:p>
          </table:table-cell>
          <table:table-cell office:value-type="float" office:value="12989" table:style-name="ce7">
            <text:p>12.989</text:p>
          </table:table-cell>
          <table:table-cell office:value-type="percentage" office:value="0.60031427647086011" table:style-name="ce45">
            <text:p>60,0%</text:p>
          </table:table-cell>
          <table:table-cell office:value-type="float" office:value="10934" table:style-name="ce7">
            <text:p>10.934</text:p>
          </table:table-cell>
          <table:table-cell office:value-type="percentage" office:value="0.34858290560142824" table:style-name="ce45">
            <text:p>34,9%</text:p>
          </table:table-cell>
          <table:table-cell office:value-type="float" office:value="5682" table:style-name="ce7">
            <text:p>5.682</text:p>
          </table:table-cell>
          <table:table-cell office:value-type="percentage" office:value="0.23940338754529367" table:style-name="ce45">
            <text:p>23,9%</text:p>
          </table:table-cell>
          <table:table-cell office:value-type="float" office:value="1148" table:style-name="ce7">
            <text:p>1.148</text:p>
          </table:table-cell>
          <table:table-cell office:value-type="percentage" office:value="0.90322580645161288" table:style-name="ce45">
            <text:p>90,3%</text:p>
          </table:table-cell>
          <table:table-cell office:value-type="float" office:value="22899" table:style-name="ce7">
            <text:p>22.899</text:p>
          </table:table-cell>
          <table:table-cell office:value-type="percentage" office:value="0.43078862216871094" table:style-name="ce45">
            <text:p>43,1%</text:p>
          </table:table-cell>
          <table:table-cell table:number-columns-repeated="16367"/>
        </table:table-row>
        <table:table-row table:style-name="ro12">
          <table:table-cell office:value-type="string" table:style-name="ce61">
            <text:p>Sanidad Exterior</text:p>
          </table:table-cell>
          <table:table-cell office:value-type="float" office:value="52" table:style-name="ce7">
            <text:p>52</text:p>
          </table:table-cell>
          <table:table-cell office:value-type="percentage" office:value="0.66666666666666663" table:style-name="ce48">
            <text:p>66,7%</text:p>
          </table:table-cell>
          <table:table-cell office:value-type="float" office:value="206" table:style-name="ce7">
            <text:p>206</text:p>
          </table:table-cell>
          <table:table-cell office:value-type="percentage" office:value="0.72535211267605637" table:style-name="ce48">
            <text:p>72,5%</text:p>
          </table:table-cell>
          <table:table-cell office:value-type="float" office:value="472" table:style-name="ce7">
            <text:p>472</text:p>
          </table:table-cell>
          <table:table-cell office:value-type="percentage" office:value="0.54377880184331795" table:style-name="ce48">
            <text:p>54,4%</text:p>
          </table:table-cell>
          <table:table-cell office:value-type="float" office:value="559" table:style-name="ce7">
            <text:p>559</text:p>
          </table:table-cell>
          <table:table-cell office:value-type="percentage" office:value="0.30883977900552484" table:style-name="ce48">
            <text:p>30,9%</text:p>
          </table:table-cell>
          <table:table-cell office:value-type="float" office:value="515" table:style-name="ce7">
            <text:p>515</text:p>
          </table:table-cell>
          <table:table-cell office:value-type="percentage" office:value="0.23219116321009919" table:style-name="ce48">
            <text:p>23,2%</text:p>
          </table:table-cell>
          <table:table-cell office:value-type="float" office:value="488" table:style-name="ce7">
            <text:p>488</text:p>
          </table:table-cell>
          <table:table-cell office:value-type="percentage" office:value="0.24596774193548387" table:style-name="ce48">
            <text:p>24,6%</text:p>
          </table:table-cell>
          <table:table-cell office:value-type="float" office:value="982" table:style-name="ce7">
            <text:p>982</text:p>
          </table:table-cell>
          <table:table-cell office:value-type="percentage" office:value="0.22017937219730943" table:style-name="ce48">
            <text:p>22,0%</text:p>
          </table:table-cell>
          <table:table-cell office:value-type="string" table:style-name="ce7">
            <text:p>-</text:p>
          </table:table-cell>
          <table:table-cell office:value-type="string" table:style-name="ce48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Totales</text:p>
          </table:table-cell>
          <table:table-cell office:value-type="float" office:value="6314521" table:style-name="ce63">
            <text:p>6.314.521</text:p>
          </table:table-cell>
          <table:table-cell office:value-type="percentage" office:value="0.92097023808047951" table:style-name="ce64">
            <text:p>92,10%</text:p>
          </table:table-cell>
          <table:table-cell office:value-type="float" office:value="4779407" table:style-name="ce63">
            <text:p>4.779.407</text:p>
          </table:table-cell>
          <table:table-cell office:value-type="percentage" office:value="0.90788980041612344" table:style-name="ce64">
            <text:p>90,79%</text:p>
          </table:table-cell>
          <table:table-cell office:value-type="float" office:value="4928911" table:style-name="ce63">
            <text:p>4.928.911</text:p>
          </table:table-cell>
          <table:table-cell office:value-type="percentage" office:value="0.73598757533780412" table:style-name="ce64">
            <text:p>73,60%</text:p>
          </table:table-cell>
          <table:table-cell office:value-type="float" office:value="3863002" table:style-name="ce63">
            <text:p>3.863.002</text:p>
          </table:table-cell>
          <table:table-cell office:value-type="percentage" office:value="0.55039440162414" table:style-name="ce64">
            <text:p>55,04%</text:p>
          </table:table-cell>
          <table:table-cell office:value-type="float" office:value="1711421" table:style-name="ce63">
            <text:p>1.711.421</text:p>
          </table:table-cell>
          <table:table-cell office:value-type="percentage" office:value="0.34410084600640622" table:style-name="ce64">
            <text:p>34,41%</text:p>
          </table:table-cell>
          <table:table-cell office:value-type="float" office:value="844227" table:style-name="ce63">
            <text:p>844.227</text:p>
          </table:table-cell>
          <table:table-cell office:value-type="percentage" office:value="0.20733707111001848" table:style-name="ce64">
            <text:p>20,73%</text:p>
          </table:table-cell>
          <table:table-cell office:value-type="float" office:value="1451729" table:style-name="ce63">
            <text:p>1.451.729</text:p>
          </table:table-cell>
          <table:table-cell office:value-type="percentage" office:value="0.73218508777017599" table:style-name="ce64">
            <text:p>73,22%</text:p>
          </table:table-cell>
          <table:table-cell office:value-type="float" office:value="4174987" table:style-name="ce63">
            <text:p>4.174.987</text:p>
          </table:table-cell>
          <table:table-cell office:value-type="percentage" office:value="0.86612812346482204" table:style-name="ce64">
            <text:p>86,61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5"/>
          <table:table-cell table:style-name="ce1"/>
          <table:table-cell table:style-name="ce65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5" table:number-columns-repeated="16384" table:default-cell-style-name="ce1"/>
        <table:table-row table:style-name="ro13">
          <table:table-cell table:number-columns-spanned="1" table:number-rows-spanned="2" table:style-name="ce86"/>
          <table:table-cell office:value-type="string" table:number-columns-spanned="1" table:number-rows-spanned="2" table:style-name="ce87">
            <text:p>Población a vacunar 5-11 años</text:p>
          </table:table-cell>
          <table:table-cell office:value-type="string" table:number-columns-spanned="1" table:number-rows-spanned="2" table:style-name="ce87">
            <text:p>Nº Personas con al menos 1 dosis</text:p>
          </table:table-cell>
          <table:table-cell office:value-type="string" table:number-columns-spanned="1" table:number-rows-spanned="2" table:style-name="ce87">
            <text:p>% Personas con al menos 1 dosis</text:p>
          </table:table-cell>
          <table:table-cell office:value-type="string" table:number-columns-spanned="1" table:number-rows-spanned="2" table:style-name="ce87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0">
            <text:p>Andalucía</text:p>
          </table:table-cell>
          <table:table-cell office:value-type="float" office:value="625633" table:style-name="ce71">
            <text:p>625.633</text:p>
          </table:table-cell>
          <table:table-cell office:value-type="float" office:value="401003" table:style-name="ce71">
            <text:p>401.003</text:p>
          </table:table-cell>
          <table:table-cell office:value-type="percentage" office:value="0.64095564012767869" table:style-name="ce72">
            <text:p>64,10%</text:p>
          </table:table-cell>
          <table:table-cell office:value-type="date" office:date-value="2022-02-06T00:00:00" table:style-name="ce73">
            <text:p>06/02/2022</text:p>
          </table:table-cell>
          <table:table-cell table:number-columns-repeated="6" table:style-name="ce1"/>
          <table:table-cell table:style-name="ce65"/>
          <table:table-cell table:number-columns-repeated="16372"/>
        </table:table-row>
        <table:table-row table:style-name="ro5">
          <table:table-cell office:value-type="string" table:style-name="ce74">
            <text:p>Aragón</text:p>
          </table:table-cell>
          <table:table-cell office:value-type="float" office:value="89551" table:style-name="ce75">
            <text:p>89.551</text:p>
          </table:table-cell>
          <table:table-cell office:value-type="float" office:value="48816" table:style-name="ce75">
            <text:p>48.816</text:p>
          </table:table-cell>
          <table:table-cell office:value-type="percentage" office:value="0.54511954082031466" table:style-name="ce76">
            <text:p>54,51%</text:p>
          </table:table-cell>
          <table:table-cell office:value-type="date" office:date-value="2022-02-05T00:00:00" table:style-name="ce77">
            <text:p>05/02/2022</text:p>
          </table:table-cell>
          <table:table-cell table:number-columns-repeated="6" table:style-name="ce1"/>
          <table:table-cell table:style-name="ce65"/>
          <table:table-cell table:number-columns-repeated="16372"/>
        </table:table-row>
        <table:table-row table:style-name="ro5">
          <table:table-cell office:value-type="string" table:style-name="ce74">
            <text:p>Asturias<text:s/></text:p>
          </table:table-cell>
          <table:table-cell office:value-type="float" office:value="53486" table:style-name="ce75">
            <text:p>53.486</text:p>
          </table:table-cell>
          <table:table-cell office:value-type="float" office:value="39682" table:style-name="ce75">
            <text:p>39.682</text:p>
          </table:table-cell>
          <table:table-cell office:value-type="percentage" office:value="0.741913771828142" table:style-name="ce76">
            <text:p>74,19%</text:p>
          </table:table-cell>
          <table:table-cell office:value-type="date" office:date-value="2022-02-06T00:00:00" table:style-name="ce77">
            <text:p>06/02/2022</text:p>
          </table:table-cell>
          <table:table-cell table:number-columns-repeated="6" table:style-name="ce1"/>
          <table:table-cell table:style-name="ce65"/>
          <table:table-cell table:number-columns-repeated="16372"/>
        </table:table-row>
        <table:table-row table:style-name="ro5">
          <table:table-cell office:value-type="string" table:style-name="ce74">
            <text:p>Baleares</text:p>
          </table:table-cell>
          <table:table-cell office:value-type="float" office:value="84404" table:style-name="ce75">
            <text:p>84.404</text:p>
          </table:table-cell>
          <table:table-cell office:value-type="float" office:value="28641" table:style-name="ce75">
            <text:p>28.641</text:p>
          </table:table-cell>
          <table:table-cell office:value-type="percentage" office:value="0.33933225913463816" table:style-name="ce76">
            <text:p>33,93%</text:p>
          </table:table-cell>
          <table:table-cell office:value-type="date" office:date-value="2022-02-06T00:00:00" table:style-name="ce77">
            <text:p>06/02/2022</text:p>
          </table:table-cell>
          <table:table-cell table:number-columns-repeated="6" table:style-name="ce1"/>
          <table:table-cell table:style-name="ce65"/>
          <table:table-cell table:number-columns-repeated="16372"/>
        </table:table-row>
        <table:table-row table:style-name="ro5">
          <table:table-cell office:value-type="string" table:style-name="ce74">
            <text:p>Canarias</text:p>
          </table:table-cell>
          <table:table-cell office:value-type="float" office:value="133490" table:style-name="ce75">
            <text:p>133.490</text:p>
          </table:table-cell>
          <table:table-cell office:value-type="float" office:value="69515" table:style-name="ce75">
            <text:p>69.515</text:p>
          </table:table-cell>
          <table:table-cell office:value-type="percentage" office:value="0.52075061802382205" table:style-name="ce76">
            <text:p>52,08%</text:p>
          </table:table-cell>
          <table:table-cell office:value-type="date" office:date-value="2022-02-06T00:00:00" table:style-name="ce77">
            <text:p>06/02/2022</text:p>
          </table:table-cell>
          <table:table-cell table:number-columns-repeated="6" table:style-name="ce1"/>
          <table:table-cell table:style-name="ce65"/>
          <table:table-cell table:number-columns-repeated="16372"/>
        </table:table-row>
        <table:table-row table:style-name="ro5">
          <table:table-cell office:value-type="string" table:style-name="ce74">
            <text:p>Cantabria</text:p>
          </table:table-cell>
          <table:table-cell office:value-type="float" office:value="36806" table:style-name="ce75">
            <text:p>36.806</text:p>
          </table:table-cell>
          <table:table-cell office:value-type="float" office:value="22807" table:style-name="ce75">
            <text:p>22.807</text:p>
          </table:table-cell>
          <table:table-cell office:value-type="percentage" office:value="0.61965440417323259" table:style-name="ce76">
            <text:p>61,97%</text:p>
          </table:table-cell>
          <table:table-cell office:value-type="date" office:date-value="2022-02-06T00:00:00" table:style-name="ce77">
            <text:p>06/02/2022</text:p>
          </table:table-cell>
          <table:table-cell table:number-columns-repeated="6" table:style-name="ce1"/>
          <table:table-cell table:style-name="ce65"/>
          <table:table-cell table:number-columns-repeated="16372"/>
        </table:table-row>
        <table:table-row table:style-name="ro5">
          <table:table-cell office:value-type="string" table:style-name="ce74">
            <text:p>Castilla y León</text:p>
          </table:table-cell>
          <table:table-cell office:value-type="float" office:value="136938" table:style-name="ce75">
            <text:p>136.938</text:p>
          </table:table-cell>
          <table:table-cell office:value-type="float" office:value="92565" table:style-name="ce75">
            <text:p>92.565</text:p>
          </table:table-cell>
          <table:table-cell office:value-type="percentage" office:value="0.67596284449897037" table:style-name="ce76">
            <text:p>67,60%</text:p>
          </table:table-cell>
          <table:table-cell office:value-type="date" office:date-value="2022-02-06T00:00:00" table:style-name="ce77">
            <text:p>06/02/2022</text:p>
          </table:table-cell>
          <table:table-cell table:number-columns-repeated="6" table:style-name="ce1"/>
          <table:table-cell table:style-name="ce65"/>
          <table:table-cell table:number-columns-repeated="16372"/>
        </table:table-row>
        <table:table-row table:style-name="ro14">
          <table:table-cell office:value-type="string" table:style-name="ce74">
            <text:p>Castilla - La Mancha</text:p>
          </table:table-cell>
          <table:table-cell office:value-type="float" office:value="147544" table:style-name="ce75">
            <text:p>147.544</text:p>
          </table:table-cell>
          <table:table-cell office:value-type="float" office:value="91486" table:style-name="ce75">
            <text:p>91.486</text:p>
          </table:table-cell>
          <table:table-cell office:value-type="percentage" office:value="0.6200591010139348" table:style-name="ce76">
            <text:p>62,01%</text:p>
          </table:table-cell>
          <table:table-cell office:value-type="date" office:date-value="2022-02-06T00:00:00" table:style-name="ce77">
            <text:p>06/02/2022</text:p>
          </table:table-cell>
          <table:table-cell table:number-columns-repeated="6" table:style-name="ce1"/>
          <table:table-cell table:style-name="ce65"/>
          <table:table-cell table:number-columns-repeated="16372"/>
        </table:table-row>
        <table:table-row table:style-name="ro5">
          <table:table-cell office:value-type="string" table:style-name="ce74">
            <text:p>Cataluña</text:p>
          </table:table-cell>
          <table:table-cell office:value-type="float" office:value="559033" table:style-name="ce75">
            <text:p>559.033</text:p>
          </table:table-cell>
          <table:table-cell office:value-type="float" office:value="222620" table:style-name="ce75">
            <text:p>222.620</text:p>
          </table:table-cell>
          <table:table-cell office:value-type="percentage" office:value="0.39822336069605907" table:style-name="ce76">
            <text:p>39,82%</text:p>
          </table:table-cell>
          <table:table-cell office:value-type="date" office:date-value="2022-02-06T00:00:00" table:style-name="ce77">
            <text:p>06/02/2022</text:p>
          </table:table-cell>
          <table:table-cell table:number-columns-repeated="6" table:style-name="ce1"/>
          <table:table-cell table:style-name="ce65"/>
          <table:table-cell table:number-columns-repeated="16372"/>
        </table:table-row>
        <table:table-row table:style-name="ro5">
          <table:table-cell office:value-type="string" table:style-name="ce74">
            <text:p>C. Valenciana</text:p>
          </table:table-cell>
          <table:table-cell office:value-type="float" office:value="352220" table:style-name="ce75">
            <text:p>352.220</text:p>
          </table:table-cell>
          <table:table-cell office:value-type="float" office:value="221716" table:style-name="ce75">
            <text:p>221.716</text:p>
          </table:table-cell>
          <table:table-cell office:value-type="percentage" office:value="0.62948157401623983" table:style-name="ce76">
            <text:p>62,95%</text:p>
          </table:table-cell>
          <table:table-cell office:value-type="date" office:date-value="2022-02-06T00:00:00" table:style-name="ce77">
            <text:p>06/02/2022</text:p>
          </table:table-cell>
          <table:table-cell table:number-columns-repeated="6" table:style-name="ce1"/>
          <table:table-cell table:style-name="ce65"/>
          <table:table-cell table:number-columns-repeated="16372"/>
        </table:table-row>
        <table:table-row table:style-name="ro5">
          <table:table-cell office:value-type="string" table:style-name="ce74">
            <text:p>Extremadura</text:p>
          </table:table-cell>
          <table:table-cell office:value-type="float" office:value="67546" table:style-name="ce75">
            <text:p>67.546</text:p>
          </table:table-cell>
          <table:table-cell office:value-type="float" office:value="49515" table:style-name="ce75">
            <text:p>49.515</text:p>
          </table:table-cell>
          <table:table-cell office:value-type="percentage" office:value="0.73305599147247802" table:style-name="ce76">
            <text:p>73,31%</text:p>
          </table:table-cell>
          <table:table-cell office:value-type="date" office:date-value="2022-02-06T00:00:00" table:style-name="ce77">
            <text:p>06/02/2022</text:p>
          </table:table-cell>
          <table:table-cell table:number-columns-repeated="6" table:style-name="ce1"/>
          <table:table-cell table:style-name="ce65"/>
          <table:table-cell table:number-columns-repeated="16372"/>
        </table:table-row>
        <table:table-row table:style-name="ro5">
          <table:table-cell office:value-type="string" table:style-name="ce74">
            <text:p>Galicia*</text:p>
          </table:table-cell>
          <table:table-cell office:value-type="float" office:value="153059" table:style-name="ce75">
            <text:p>153.059</text:p>
          </table:table-cell>
          <table:table-cell office:value-type="float" office:value="125392" table:style-name="ce75">
            <text:p>125.392</text:p>
          </table:table-cell>
          <table:table-cell office:value-type="percentage" office:value="0.8192396396160958" table:style-name="ce76">
            <text:p>81,92%</text:p>
          </table:table-cell>
          <table:table-cell office:value-type="date" office:date-value="2022-02-06T00:00:00" table:style-name="ce77">
            <text:p>06/02/2022</text:p>
          </table:table-cell>
          <table:table-cell table:number-columns-repeated="6" table:style-name="ce1"/>
          <table:table-cell table:style-name="ce65"/>
          <table:table-cell table:number-columns-repeated="16372"/>
        </table:table-row>
        <table:table-row table:style-name="ro5">
          <table:table-cell office:value-type="string" table:style-name="ce74">
            <text:p>La Rioja</text:p>
          </table:table-cell>
          <table:table-cell office:value-type="float" office:value="21936" table:style-name="ce75">
            <text:p>21.936</text:p>
          </table:table-cell>
          <table:table-cell office:value-type="float" office:value="13677" table:style-name="ce75">
            <text:p>13.677</text:p>
          </table:table-cell>
          <table:table-cell office:value-type="percentage" office:value="0.62349562363238509" table:style-name="ce76">
            <text:p>62,35%</text:p>
          </table:table-cell>
          <table:table-cell office:value-type="date" office:date-value="2022-02-04T00:00:00" table:style-name="ce77">
            <text:p>04/02/2022</text:p>
          </table:table-cell>
          <table:table-cell table:number-columns-repeated="6" table:style-name="ce1"/>
          <table:table-cell table:style-name="ce65"/>
          <table:table-cell table:number-columns-repeated="16372"/>
        </table:table-row>
        <table:table-row table:style-name="ro5">
          <table:table-cell office:value-type="string" table:style-name="ce74">
            <text:p>Madrid</text:p>
          </table:table-cell>
          <table:table-cell office:value-type="float" office:value="491254" table:style-name="ce75">
            <text:p>491.254</text:p>
          </table:table-cell>
          <table:table-cell office:value-type="float" office:value="226032" table:style-name="ce75">
            <text:p>226.032</text:p>
          </table:table-cell>
          <table:table-cell office:value-type="percentage" office:value="0.46011228407300503" table:style-name="ce76">
            <text:p>46,01%</text:p>
          </table:table-cell>
          <table:table-cell office:value-type="date" office:date-value="2022-02-06T00:00:00" table:style-name="ce77">
            <text:p>06/02/2022</text:p>
          </table:table-cell>
          <table:table-cell table:number-columns-repeated="6" table:style-name="ce1"/>
          <table:table-cell table:style-name="ce65"/>
          <table:table-cell table:number-columns-repeated="16372"/>
        </table:table-row>
        <table:table-row table:style-name="ro5">
          <table:table-cell office:value-type="string" table:style-name="ce74">
            <text:p>Murcia<text:s text:c="2"/></text:p>
          </table:table-cell>
          <table:table-cell office:value-type="float" office:value="120647" table:style-name="ce75">
            <text:p>120.647</text:p>
          </table:table-cell>
          <table:table-cell office:value-type="float" office:value="64041" table:style-name="ce75">
            <text:p>64.041</text:p>
          </table:table-cell>
          <table:table-cell office:value-type="percentage" office:value="0.53081303306339989" table:style-name="ce76">
            <text:p>53,08%</text:p>
          </table:table-cell>
          <table:table-cell office:value-type="date" office:date-value="2022-02-05T00:00:00" table:style-name="ce77">
            <text:p>05/02/2022</text:p>
          </table:table-cell>
          <table:table-cell table:number-columns-repeated="6" table:style-name="ce1"/>
          <table:table-cell table:style-name="ce65"/>
          <table:table-cell table:number-columns-repeated="16372"/>
        </table:table-row>
        <table:table-row table:style-name="ro5">
          <table:table-cell office:value-type="string" table:style-name="ce74">
            <text:p>Navarra<text:s/></text:p>
          </table:table-cell>
          <table:table-cell office:value-type="float" office:value="48816" table:style-name="ce75">
            <text:p>48.816</text:p>
          </table:table-cell>
          <table:table-cell office:value-type="float" office:value="25641" table:style-name="ce75">
            <text:p>25.641</text:p>
          </table:table-cell>
          <table:table-cell office:value-type="percentage" office:value="0.52525811209439532" table:style-name="ce76">
            <text:p>52,53%</text:p>
          </table:table-cell>
          <table:table-cell office:value-type="date" office:date-value="2022-02-06T00:00:00" table:style-name="ce77">
            <text:p>06/02/2022</text:p>
          </table:table-cell>
          <table:table-cell table:number-columns-repeated="6" table:style-name="ce1"/>
          <table:table-cell table:style-name="ce65"/>
          <table:table-cell table:number-columns-repeated="16372"/>
        </table:table-row>
        <table:table-row table:style-name="ro5">
          <table:table-cell office:value-type="string" table:style-name="ce74">
            <text:p>País Vasco</text:p>
          </table:table-cell>
          <table:table-cell office:value-type="float" office:value="147320" table:style-name="ce75">
            <text:p>147.320</text:p>
          </table:table-cell>
          <table:table-cell office:value-type="float" office:value="78667" table:style-name="ce75">
            <text:p>78.667</text:p>
          </table:table-cell>
          <table:table-cell office:value-type="percentage" office:value="0.53398723866413245" table:style-name="ce76">
            <text:p>53,40%</text:p>
          </table:table-cell>
          <table:table-cell office:value-type="date" office:date-value="2022-02-06T00:00:00" table:style-name="ce77">
            <text:p>06/02/2022</text:p>
          </table:table-cell>
          <table:table-cell table:number-columns-repeated="6" table:style-name="ce1"/>
          <table:table-cell table:style-name="ce65"/>
          <table:table-cell table:number-columns-repeated="16372"/>
        </table:table-row>
        <table:table-row table:style-name="ro5">
          <table:table-cell office:value-type="string" table:style-name="ce74">
            <text:p>Ceuta</text:p>
          </table:table-cell>
          <table:table-cell office:value-type="float" office:value="7952" table:style-name="ce75">
            <text:p>7.952</text:p>
          </table:table-cell>
          <table:table-cell office:value-type="float" office:value="2839" table:style-name="ce75">
            <text:p>2.839</text:p>
          </table:table-cell>
          <table:table-cell office:value-type="percentage" office:value="0.35701710261569414" table:style-name="ce76">
            <text:p>35,70%</text:p>
          </table:table-cell>
          <table:table-cell office:value-type="date" office:date-value="2022-02-05T00:00:00" table:style-name="ce77">
            <text:p>05/02/2022</text:p>
          </table:table-cell>
          <table:table-cell table:number-columns-repeated="6" table:style-name="ce1"/>
          <table:table-cell table:style-name="ce65"/>
          <table:table-cell table:number-columns-repeated="16372"/>
        </table:table-row>
        <table:table-row table:style-name="ro5">
          <table:table-cell office:value-type="string" table:style-name="ce74">
            <text:p>Melilla</text:p>
          </table:table-cell>
          <table:table-cell office:value-type="float" office:value="9776" table:style-name="ce75">
            <text:p>9.776</text:p>
          </table:table-cell>
          <table:table-cell office:value-type="float" office:value="3140" table:style-name="ce75">
            <text:p>3.140</text:p>
          </table:table-cell>
          <table:table-cell office:value-type="percentage" office:value="0.32119476268412439" table:style-name="ce76">
            <text:p>32,12%</text:p>
          </table:table-cell>
          <table:table-cell office:value-type="date" office:date-value="2022-02-04T00:00:00" table:style-name="ce77">
            <text:p>04/02/2022</text:p>
          </table:table-cell>
          <table:table-cell table:number-columns-repeated="6" table:style-name="ce1"/>
          <table:table-cell table:style-name="ce65"/>
          <table:table-cell table:number-columns-repeated="16372"/>
        </table:table-row>
        <table:table-row table:style-name="ro14">
          <table:table-cell office:value-type="string" table:style-name="ce74">
            <text:p>Fuerzas Armadas*</text:p>
          </table:table-cell>
          <table:table-cell office:value-type="string" table:style-name="ce78">
            <text:p>-</text:p>
          </table:table-cell>
          <table:table-cell office:value-type="float" office:value="0" table:style-name="ce78">
            <text:p>0</text:p>
          </table:table-cell>
          <table:table-cell office:value-type="string" table:style-name="ce78">
            <text:p>-</text:p>
          </table:table-cell>
          <table:table-cell office:value-type="date" office:date-value="2022-02-05T00:00:00" table:style-name="ce77">
            <text:p>05/02/2022</text:p>
          </table:table-cell>
          <table:table-cell table:number-columns-repeated="6" table:style-name="ce1"/>
          <table:table-cell table:style-name="ce65"/>
          <table:table-cell table:number-columns-repeated="16372"/>
        </table:table-row>
        <table:table-row table:style-name="ro5">
          <table:table-cell office:value-type="string" table:style-name="ce79">
            <text:p>Sanidad Exterior</text:p>
          </table:table-cell>
          <table:table-cell office:value-type="string" table:style-name="ce80">
            <text:p>-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2-04T00:00:00" table:style-name="ce81">
            <text:p>04/02/2022</text:p>
          </table:table-cell>
          <table:table-cell table:number-columns-repeated="6" table:style-name="ce1"/>
          <table:table-cell table:style-name="ce65"/>
          <table:table-cell table:number-columns-repeated="16372"/>
        </table:table-row>
        <table:table-row table:style-name="ro5">
          <table:table-cell office:value-type="string" table:style-name="ce82">
            <text:p>Totales</text:p>
          </table:table-cell>
          <table:table-cell office:value-type="float" office:value="3287411" table:style-name="ce83">
            <text:p>3.287.411</text:p>
          </table:table-cell>
          <table:table-cell office:value-type="float" office:value="1827795" table:style-name="ce83">
            <text:p>1.827.795</text:p>
          </table:table-cell>
          <table:table-cell office:value-type="percentage" office:value="0.55599832208385258" table:style-name="ce84">
            <text:p>55,60%</text:p>
          </table:table-cell>
          <table:table-cell table:style-name="ce85"/>
          <table:table-cell table:number-columns-repeated="6" table:style-name="ce1"/>
          <table:table-cell table:style-name="ce65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uyse Sanchez. Xavier</dc:creator>
    <meta:creation-date>2021-10-19T15:41:35Z</meta:creation-date>
    <dc:date>2022-02-07T15:45:46Z</dc:date>
  </office:meta>
</office:document-meta>
</file>